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fill-color="#e6e64c" draw:opacity="100%" draw:textarea-horizontal-align="center" draw:textarea-vertical-align="middle" draw:auto-grow-height="false" draw:shadow-opacity="100%"/>
    </style:style>
    <style:style style:name="gr78" style:family="graphic" style:parent-style-name="standard">
      <style:graphic-properties draw:fill-color="#cfe7e5" draw:opacity="100%" draw:textarea-horizontal-align="center" draw:textarea-vertical-align="middle" draw:auto-grow-height="false" draw:shadow-opacity="100%"/>
    </style:style>
    <style:style style:name="gr79" style:family="graphic" style:parent-style-name="standard">
      <style:graphic-properties draw:fill-color="#ffcc99" draw:opacity="100%" draw:textarea-horizontal-align="left" draw:textarea-vertical-align="top" draw:auto-grow-height="false" draw:shadow-opacity="100%"/>
    </style:style>
    <style:style style:name="gr80" style:family="graphic" style:parent-style-name="standard">
      <style:graphic-properties draw:fill-color="#cfe7e5" draw:opacity="100%" draw:textarea-horizontal-align="justify" draw:textarea-vertical-align="middle" draw:auto-grow-height="false" draw:shadow-opacity="100%"/>
    </style:style>
    <style:style style:name="gr81" style:family="graphic" style:parent-style-name="standard">
      <style:graphic-properties draw:fill-color="#000000" draw:textarea-horizontal-align="justify" draw:textarea-vertical-align="middle" draw:auto-grow-height="false"/>
    </style:style>
    <style:style style:name="gr82" style:family="graphic" style:parent-style-name="standard">
      <style:graphic-properties draw:fill-color="#800000" draw:textarea-horizontal-align="justify" draw:textarea-vertical-align="middle" draw:auto-grow-height="false"/>
    </style:style>
    <style:style style:name="gr83" style:family="graphic" style:parent-style-name="standard">
      <style:graphic-properties draw:fill-color="#e6e64c" draw:opacity="100%" draw:textarea-horizontal-align="left" draw:textarea-vertical-align="top" draw:auto-grow-height="false" draw:shadow-opacity="100%"/>
    </style:style>
    <style:style style:name="gr84" style:family="graphic" style:parent-style-name="standard">
      <style:graphic-properties draw:fill-color="#99ccff" draw:opacity="100%" draw:textarea-horizontal-align="left" draw:textarea-vertical-align="top" draw:auto-grow-height="false" draw:shadow-opacity="100%"/>
    </style:style>
    <style:style style:name="gr85" style:family="graphic" style:parent-style-name="standard">
      <style:graphic-properties draw:fill-color="#b3b3b3" draw:textarea-vertical-align="middle" draw:auto-grow-height="false" fo:min-height="0.749cm" fo:min-width="0.499cm"/>
    </style:style>
    <style:style style:name="gr86" style:family="graphic" style:parent-style-name="standard">
      <style:graphic-properties draw:stroke="none" svg:stroke-color="#000000" draw:fill-color="#800000" draw:textarea-vertical-align="middle"/>
    </style:style>
    <style:style style:name="gr87" style:family="graphic" style:parent-style-name="standard">
      <style:graphic-properties draw:stroke="none" svg:stroke-color="#000000" draw:fill="hatch" draw:fill-hatch-name="Black_20_45_20_Degrees" draw:fill-hatch-solid="false"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true" fo:min-height="0.26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43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91" style:family="graphic" style:parent-style-name="standard">
      <style:graphic-properties draw:stroke="none" svg:stroke-color="#000000" draw:fill="none" draw:fill-color="#ffffff" draw:textarea-horizontal-align="left" draw:auto-grow-height="true" draw:auto-grow-width="true" fo:min-height="0.26cm" fo:min-width="0.197cm"/>
    </style:style>
    <style:style style:name="gr92" style:family="graphic" style:parent-style-name="standard">
      <style:graphic-properties draw:stroke="none" svg:stroke-color="#000000" draw:fill="solid" draw:fill-color="#e6e64c" draw:textarea-vertical-align="middle"/>
    </style:style>
    <style:style style:name="gr93" style:family="graphic" style:parent-style-name="standard">
      <style:graphic-properties draw:stroke="none" svg:stroke-color="#000000" draw:fill="solid" draw:fill-color="#ffcc99" draw:textarea-vertical-align="middle"/>
    </style:style>
    <style:style style:name="gr94" style:family="graphic" style:parent-style-name="standard">
      <style:graphic-properties draw:stroke="solid" svg:stroke-color="#000000" draw:fill="none" draw:fill-color="#ffffff" draw:textarea-vertical-align="middle"/>
    </style:style>
    <style:style style:name="gr95" style:family="graphic" style:parent-style-name="standard">
      <style:graphic-properties draw:stroke="none" draw:textarea-horizontal-align="right" draw:textarea-vertical-align="top" draw:auto-grow-height="false"/>
    </style:style>
    <style:style style:name="gr96" style:family="graphic" style:parent-style-name="standard">
      <style:graphic-properties draw:stroke="none" draw:fill-color="#aecf00" draw:textarea-horizontal-align="left" draw:textarea-vertical-align="bottom" draw:auto-grow-height="false"/>
    </style:style>
    <style:style style:name="gr97" style:family="graphic" style:parent-style-name="standard">
      <style:graphic-properties svg:stroke-color="#000000" draw:fill-color="#e6e6e6" draw:textarea-horizontal-align="justify" draw:textarea-vertical-align="middle" draw:auto-grow-height="false"/>
    </style:style>
    <style:style style:name="gr9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99" style:family="graphic" style:parent-style-name="standard">
      <style:graphic-properties svg:stroke-color="#000000" draw:textarea-horizontal-align="justify" draw:textarea-vertical-align="middle" draw:auto-grow-height="false"/>
    </style:style>
    <style:style style:name="gr100" style:family="graphic" style:parent-style-name="standard">
      <style:graphic-properties svg:stroke-color="#000000" draw:fill-color="#e6e64c" draw:textarea-horizontal-align="justify" draw:textarea-vertical-align="middle" draw:auto-grow-height="false"/>
    </style:style>
    <style:style style:name="gr101"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02" style:family="graphic" style:parent-style-name="standard">
      <style:graphic-properties draw:fill-color="#0084d1" draw:textarea-horizontal-align="justify" draw:textarea-vertical-align="middle" draw:auto-grow-height="false"/>
    </style:style>
    <style:style style:name="gr103" style:family="graphic" style:parent-style-name="standard">
      <style:graphic-properties draw:fill-color="#eb613d" draw:textarea-horizontal-align="justify" draw:textarea-vertical-align="middle" draw:auto-grow-height="false"/>
    </style:style>
    <style:style style:name="gr104" style:family="graphic" style:parent-style-name="standard">
      <style:graphic-properties draw:fill-color="#00b8ff" draw:textarea-horizontal-align="justify" draw:textarea-vertical-align="middle" draw:auto-grow-height="false"/>
    </style:style>
    <style:style style:name="gr105"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106"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07" style:family="graphic" style:parent-style-name="standard">
      <style:graphic-properties draw:stroke="none" draw:fill-color="#e6e64c" draw:textarea-vertical-align="middle"/>
    </style:style>
    <style:style style:name="gr108" style:family="graphic" style:parent-style-name="standard">
      <style:graphic-properties draw:fill-color="#cfe7e5" draw:opacity="100%" draw:textarea-horizontal-align="justify" draw:textarea-vertical-align="middle" draw:auto-grow-height="false" draw:shadow-opacity="100%"/>
    </style:style>
    <style:style style:name="gr109" style:family="graphic" style:parent-style-name="standard">
      <style:graphic-properties draw:stroke="none" draw:fill-color="#ffffff" draw:textarea-horizontal-align="justify" draw:textarea-vertical-align="middle" draw:auto-grow-height="false"/>
    </style:style>
    <style:style style:name="gr110" style:family="graphic" style:parent-style-name="standard">
      <style:graphic-properties svg:stroke-color="#000000" draw:fill-color="#99ccff" draw:textarea-vertical-align="middle" draw:auto-grow-height="false" fo:min-height="0cm" fo:min-width="0cm"/>
    </style:style>
    <style:style style:name="gr111" style:family="graphic" style:parent-style-name="standard">
      <style:graphic-properties svg:stroke-color="#000000" draw:fill-color="#ffcc99" draw:textarea-vertical-align="middle" draw:auto-grow-height="false" fo:min-height="0cm" fo:min-width="0cm"/>
    </style:style>
    <style:style style:name="gr112" style:family="graphic" style:parent-style-name="standard">
      <style:graphic-properties draw:stroke="none" svg:stroke-color="#000000" draw:fill="none" draw:fill-color="#ffffff" draw:textarea-horizontal-align="left" draw:auto-grow-height="true" draw:auto-grow-width="false" fo:min-height="0.226cm" fo:min-width="1.436cm"/>
    </style:style>
    <style:style style:name="gr113" style:family="graphic" style:parent-style-name="standard">
      <style:graphic-properties draw:stroke="none" svg:stroke-color="#000000" draw:fill="none" draw:fill-color="#ffffff" draw:textarea-horizontal-align="left" draw:auto-grow-height="true" draw:auto-grow-width="false" fo:min-height="0.226cm" fo:min-width="1.167cm"/>
    </style:style>
    <style:style style:name="gr114" style:family="graphic" style:parent-style-name="standard">
      <style:graphic-properties svg:stroke-color="#000000" draw:fill-color="#e6e64c" draw:textarea-vertical-align="middle" draw:auto-grow-height="false" fo:min-height="0cm" fo:min-width="0cm"/>
    </style:style>
    <style:style style:name="gr115" style:family="graphic" style:parent-style-name="standard">
      <style:graphic-properties draw:stroke="none" svg:stroke-color="#000000" draw:fill="none" draw:fill-color="#ffffff" draw:textarea-horizontal-align="left" draw:auto-grow-height="true" draw:auto-grow-width="false" fo:min-height="0.226cm" fo:min-width="1.114cm"/>
    </style:style>
    <style:style style:name="gr116" style:family="graphic" style:parent-style-name="standard">
      <style:graphic-properties draw:stroke="none" svg:stroke-color="#000000" draw:fill="none" draw:fill-color="#ffffff" draw:textarea-horizontal-align="left" draw:auto-grow-height="true" draw:auto-grow-width="false" fo:min-height="0.748cm" fo:min-width="0.47cm"/>
    </style:style>
    <style:style style:name="gr117" style:family="graphic" style:parent-style-name="standard">
      <style:graphic-properties draw:fill="solid" draw:fill-color="#cfe7e5" draw:opacity="100%" draw:textarea-vertical-align="middle" draw:shadow-opacity="100%"/>
    </style:style>
    <style:style style:name="gr118" style:family="graphic" style:parent-style-name="objectwithoutfill">
      <style:graphic-properties draw:stroke="none" draw:fill="solid" draw:fill-color="#cfe7e5" draw:opacity="100%" draw:textarea-vertical-align="middle" draw:shadow-opacity="100%"/>
    </style:style>
    <style:style style:name="gr119" style:family="graphic" style:parent-style-name="objectwithoutfill">
      <style:graphic-properties draw:fill="solid" draw:fill-color="#cfe7e5" draw:opacity="100%" draw:textarea-vertical-align="middle" draw:shadow-opacity="100%"/>
    </style:style>
    <style:style style:name="gr120" style:family="graphic" style:parent-style-name="objectwithoutfill">
      <style:graphic-properties draw:stroke="dash" draw:stroke-dash="Ultrafine_20_Dashed" draw:fill="none" draw:textarea-vertical-align="middle"/>
    </style:style>
    <style:style style:name="gr121" style:family="graphic" style:parent-style-name="objectwithoutfill">
      <style:graphic-properties draw:fill="solid" draw:fill-color="#ffff00" draw:opacity="50%" draw:textarea-vertical-align="middle" draw:shadow-opacity="50%"/>
    </style:style>
    <style:style style:name="gr122" style:family="graphic" style:parent-style-name="standard">
      <style:graphic-properties draw:stroke="none" draw:fill="none" draw:visible-area-left="0cm" draw:visible-area-top="0cm" draw:visible-area-width="5cm" draw:visible-area-height="5cm" draw:ole-draw-aspect="1" style:protect="size"/>
    </style:style>
    <style:style style:name="gr123" style:family="graphic" style:parent-style-name="objectwithoutfill">
      <style:graphic-properties svg:stroke-color="#008000" draw:fill="none" draw:textarea-vertical-align="middle"/>
    </style:style>
    <style:style style:name="gr124" style:family="graphic" style:parent-style-name="objectwithoutfill">
      <style:graphic-properties svg:stroke-color="#000000" draw:fill="none" draw:textarea-vertical-align="middle"/>
    </style:style>
    <style:style style:name="gr12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26" style:family="graphic" style:parent-style-name="objectwithoutfill">
      <style:graphic-properties svg:stroke-color="#800000" draw:marker-start="" draw:fill="none" draw:textarea-vertical-align="middle"/>
    </style:style>
    <style:style style:name="gr127"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28"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29" style:family="graphic" style:parent-style-name="objectwithoutfill">
      <style:graphic-properties svg:stroke-color="#800000" draw:fill="solid" draw:fill-color="#cfe7e5" draw:fill-hatch-solid="false" draw:opacity="100%" draw:textarea-vertical-align="middle" draw:shadow-opacity="100%"/>
    </style:style>
    <style:style style:name="gr130" style:family="graphic" style:parent-style-name="objectwithoutfill">
      <style:graphic-properties draw:fill="hatch" draw:fill-color="#ffff00" draw:fill-hatch-name="Black_20_-45_20_Degrees" draw:fill-hatch-solid="false" draw:opacity="25%" draw:textarea-vertical-align="middle" draw:shadow-opacity="25%"/>
    </style:style>
    <style:style style:name="gr131" style:family="graphic" style:parent-style-name="objectwithoutfill">
      <style:graphic-properties draw:marker-start="Arrow" draw:marker-start-width="0.201cm" draw:marker-end="Arrow" draw:marker-end-width="0.201cm" draw:fill="none" draw:textarea-vertical-align="middle"/>
    </style:style>
    <style:style style:name="gr132"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33" style:family="graphic" style:parent-style-name="standard">
      <style:graphic-properties svg:stroke-color="#008000" draw:textarea-vertical-align="middle"/>
    </style:style>
    <style:style style:name="gr134"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38" style:family="graphic" style:parent-style-name="standard">
      <style:graphic-properties draw:fill="solid" draw:fill-color="#cfe7e5" draw:textarea-vertical-align="middle"/>
    </style:style>
    <style:style style:name="gr139" style:family="graphic" style:parent-style-name="standard">
      <style:graphic-properties svg:stroke-color="#008000" draw:fill="solid" draw:fill-color="#cfe7e5" draw:textarea-vertical-align="middle"/>
    </style:style>
    <style:style style:name="gr1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42" style:family="graphic" style:parent-style-name="standard">
      <style:graphic-properties draw:stroke="none" draw:fill-color="#e6e64c" draw:textarea-horizontal-align="center" draw:textarea-vertical-align="bottom" draw:auto-grow-height="false" text:animation="none" text:animation-direction="down"/>
    </style:style>
    <style:style style:name="gr143"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44" style:family="graphic" style:parent-style-name="standard">
      <style:graphic-properties draw:fill="solid" draw:fill-color="#cfe7e5" draw:textarea-vertical-align="middle" draw:shadow="hidden" draw:shadow-offset-x="0.042cm" draw:shadow-offset-y="0.042cm"/>
    </style:style>
    <style:style style:name="gr145" style:family="graphic" style:parent-style-name="standard">
      <style:graphic-properties draw:stroke="none" draw:textarea-vertical-align="top"/>
    </style:style>
    <style:style style:name="gr146" style:family="graphic" style:parent-style-name="standard">
      <style:graphic-properties draw:fill-color="#ffff66" draw:textarea-horizontal-align="justify" draw:textarea-vertical-align="middle" draw:auto-grow-height="false"/>
    </style:style>
    <style:style style:name="gr147" style:family="graphic" style:parent-style-name="standard">
      <style:graphic-properties draw:fill-color="#33cc66" draw:textarea-horizontal-align="justify" draw:textarea-vertical-align="middle" draw:auto-grow-height="false"/>
    </style:style>
    <style:style style:name="gr148" style:family="graphic" style:parent-style-name="standard">
      <style:graphic-properties svg:stroke-color="#000000" draw:fill-color="#99ccff" draw:textarea-vertical-align="middle" draw:auto-grow-height="false" fo:min-height="0.749cm" fo:min-width="0.499cm"/>
    </style:style>
    <style:style style:name="gr149" style:family="graphic" style:parent-style-name="standard">
      <style:graphic-properties svg:stroke-color="#000000" draw:fill-color="#aecf00" draw:textarea-vertical-align="middle" draw:auto-grow-height="false" fo:min-height="0.749cm" fo:min-width="0.499cm"/>
    </style:style>
    <style:style style:name="gr150" style:family="graphic" style:parent-style-name="standard">
      <style:graphic-properties svg:stroke-color="#000000" draw:fill-color="#ffff66" draw:textarea-vertical-align="middle" draw:auto-grow-height="false" fo:min-height="0.749cm" fo:min-width="0.499cm"/>
    </style:style>
    <style:style style:name="gr151" style:family="graphic" style:parent-style-name="standard">
      <style:graphic-properties svg:stroke-color="#000000" draw:fill-color="#ffffff" draw:textarea-vertical-align="middle" draw:auto-grow-height="false" fo:min-height="0cm" fo:min-width="0cm"/>
    </style:style>
    <style:style style:name="gr152"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53"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54"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55"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156"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157" style:family="graphic" style:parent-style-name="standard">
      <style:graphic-properties draw:stroke="none" svg:stroke-color="#000000" draw:fill="solid" draw:fill-color="#cfe7e5" draw:textarea-horizontal-align="right" draw:textarea-vertical-align="middle" draw:auto-grow-height="false"/>
    </style:style>
    <style:style style:name="gr158" style:family="graphic" style:parent-style-name="standard">
      <style:graphic-properties draw:stroke="none" svg:stroke-color="#000000" draw:fill="solid" draw:fill-color="#99ccff" draw:textarea-horizontal-align="right" draw:textarea-vertical-align="middle" draw:auto-grow-height="false"/>
    </style:style>
    <style:style style:name="gr159" style:family="graphic" style:parent-style-name="standard">
      <style:graphic-properties draw:stroke="none" svg:stroke-color="#000000" draw:fill="solid" draw:fill-color="#cccccc" draw:textarea-horizontal-align="right" draw:textarea-vertical-align="middle" draw:auto-grow-height="false"/>
    </style:style>
    <style:style style:name="gr160" style:family="graphic" style:parent-style-name="standard">
      <style:graphic-properties draw:stroke="none" svg:stroke-color="#000000" draw:fill="solid" draw:fill-color="#e6e64c" draw:textarea-horizontal-align="right" draw:textarea-vertical-align="middle" draw:auto-grow-height="false"/>
    </style:style>
    <style:style style:name="gr161" style:family="graphic" style:parent-style-name="standard">
      <style:graphic-properties svg:stroke-color="#000000" draw:fill="solid" draw:fill-color="#ffffff" draw:textarea-horizontal-align="justify" draw:textarea-vertical-align="middle" draw:auto-grow-height="false"/>
    </style:style>
    <style:style style:name="gr162" style:family="graphic" style:parent-style-name="objectwithoutfill">
      <style:graphic-properties svg:stroke-color="#000000" draw:marker-end="Arrow" draw:marker-end-width="0.3cm" draw:fill="none" draw:fill-color="#ffffff" draw:textarea-vertical-align="middle"/>
    </style:style>
    <style:style style:name="gr163" style:family="graphic" style:parent-style-name="standard">
      <style:graphic-properties svg:stroke-color="#000000" draw:fill="solid" draw:fill-color="#cccc00" draw:textarea-horizontal-align="justify" draw:textarea-vertical-align="middle" draw:auto-grow-height="false"/>
    </style:style>
    <style:style style:name="gr164" style:family="graphic" style:parent-style-name="objectwithoutfill">
      <style:graphic-properties draw:marker-end="Arrow" draw:marker-end-width="0.3cm" draw:fill="none" draw:fill-color="#ffffff" draw:textarea-vertical-align="middle"/>
    </style:style>
    <style:style style:name="gr165" style:family="graphic" style:parent-style-name="objectwithoutfill">
      <style:graphic-properties draw:marker-start="" draw:marker-start-width="0.3cm" draw:marker-end="Arrow" draw:marker-end-width="0.3cm" draw:fill="none" draw:fill-color="#ffffff" draw:textarea-vertical-align="middle"/>
    </style:style>
    <style:style style:name="gr166" style:family="graphic" style:parent-style-name="standard">
      <style:graphic-properties draw:stroke="none" draw:fill="solid" draw:fill-color="#cfe7e5" draw:textarea-horizontal-align="left" draw:textarea-vertical-align="top" draw:auto-grow-height="false"/>
    </style:style>
    <style:style style:name="gr167" style:family="graphic" style:parent-style-name="standard">
      <style:graphic-properties draw:stroke="solid" svg:stroke-color="#000000" draw:fill="solid" draw:fill-color="#ffffff" draw:textarea-horizontal-align="justify" draw:textarea-vertical-align="top" draw:auto-grow-height="false"/>
    </style:style>
    <style:style style:name="gr168" style:family="graphic" style:parent-style-name="standard">
      <style:graphic-properties svg:stroke-color="#000000" draw:fill="none" draw:textarea-horizontal-align="justify" draw:textarea-vertical-align="middle" draw:auto-grow-height="false"/>
    </style:style>
    <style:style style:name="gr169" style:family="graphic" style:parent-style-name="standard">
      <style:graphic-properties draw:stroke="none" draw:fill="solid" draw:fill-color="#e6e64c" draw:textarea-horizontal-align="left" draw:textarea-vertical-align="top" draw:auto-grow-height="false"/>
    </style:style>
    <style:style style:name="gr170"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171" style:family="graphic" style:parent-style-name="standard">
      <style:graphic-properties svg:stroke-color="#000000" draw:marker-end="Arrow" draw:marker-end-width="0.305cm" draw:fill="solid" draw:fill-color="#cccc00" draw:textarea-vertical-align="middle"/>
    </style:style>
    <style:style style:name="gr172" style:family="graphic" style:parent-style-name="objectwithoutfill">
      <style:graphic-properties draw:marker-end="Arrow" draw:marker-end-width="0.3cm" draw:fill="none" draw:textarea-vertical-align="middle"/>
    </style:style>
    <style:style style:name="gr173" style:family="graphic" style:parent-style-name="standard">
      <style:graphic-properties draw:fill="solid" draw:fill-color="#e6e6e6" draw:textarea-horizontal-align="justify" draw:textarea-vertical-align="middle" draw:auto-grow-height="false" fo:min-height="0cm" fo:min-width="0cm"/>
    </style:style>
    <style:style style:name="gr174"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175" style:family="graphic" style:parent-style-name="standard">
      <style:graphic-properties draw:fill="solid" draw:fill-color="#ffffff" draw:textarea-horizontal-align="justify" draw:textarea-vertical-align="middle" draw:auto-grow-height="false"/>
    </style:style>
    <style:style style:name="gr176" style:family="graphic" style:parent-style-name="standard">
      <style:graphic-properties draw:fill="solid" draw:fill-color="#ffffff" draw:textarea-horizontal-align="justify" draw:textarea-vertical-align="middle" draw:auto-grow-height="false"/>
    </style:style>
    <style:style style:name="gr177"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178"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179"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180" style:family="graphic" style:parent-style-name="standard">
      <style:graphic-properties draw:fill="none" draw:fill-color="#ffffff" draw:textarea-horizontal-align="justify" draw:textarea-vertical-align="middle" draw:auto-grow-height="false"/>
    </style:style>
    <style:style style:name="gr181" style:family="graphic" style:parent-style-name="objectwithoutfill">
      <style:graphic-properties draw:fill="none" draw:fill-color="#ffffff" draw:textarea-vertical-align="middle"/>
    </style:style>
    <style:style style:name="gr182" style:family="graphic" style:parent-style-name="objectwithoutfill">
      <style:graphic-properties draw:fill="none" draw:fill-color="#ffffff" draw:textarea-vertical-align="middle"/>
    </style:style>
    <style:style style:name="gr183"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18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85"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186"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187" style:family="graphic" style:parent-style-name="objectwithoutfill">
      <style:graphic-properties draw:stroke="dash" draw:stroke-dash="Ultrafine_20_Dashed" draw:marker-end="Arrow" draw:marker-end-width="0.3cm" draw:fill="none" draw:textarea-vertical-align="middle"/>
    </style:style>
    <style:style style:name="gr188" style:family="graphic" style:parent-style-name="standard">
      <style:graphic-properties draw:fill="solid" draw:fill-color="#e6e64c" draw:textarea-horizontal-align="justify" draw:textarea-vertical-align="middle" draw:auto-grow-height="false"/>
    </style:style>
    <style:style style:name="gr189" style:family="graphic" style:parent-style-name="objectwithoutfill">
      <style:graphic-properties draw:stroke="dash" draw:stroke-dash="long_20_dash" draw:fill="none" draw:textarea-vertical-align="middle"/>
    </style:style>
    <style:style style:name="gr190" style:family="graphic" style:parent-style-name="standard">
      <style:graphic-properties draw:fill="solid" draw:fill-color="#c0c0c0" draw:textarea-vertical-align="middle"/>
    </style:style>
    <style:style style:name="gr191"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192"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193" style:family="graphic" style:parent-style-name="objectwithoutfill">
      <style:graphic-properties draw:marker-end="" draw:marker-end-width="0.3cm" draw:fill="none" draw:textarea-vertical-align="middle"/>
    </style:style>
    <style:style style:name="gr194" style:family="graphic" style:parent-style-name="objectwithoutfill">
      <style:graphic-properties draw:stroke="solid" draw:stroke-dash="_32__20_Dots_20_1_20_Dash" draw:fill="none" draw:textarea-vertical-align="middle"/>
    </style:style>
    <style:style style:name="gr195"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196" style:family="graphic" style:parent-style-name="objectwithoutfill">
      <style:graphic-properties draw:marker-end="Arrow" draw:marker-end-width="0.3cm" draw:fill="none" draw:textarea-vertical-align="middle"/>
    </style:style>
    <style:style style:name="gr197"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198"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199"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text-properties fo:font-size="8pt" style:font-size-asian="8pt" style:font-size-complex="8pt"/>
    </style:style>
    <style:style style:name="P12" style:family="paragraph">
      <style:paragraph-properties fo:text-align="end"/>
    </style:style>
    <style:style style:name="P13" style:family="paragraph">
      <style:paragraph-properties fo:text-align="end"/>
      <style:text-properties fo:font-size="10pt" style:font-size-asian="10pt" style:font-size-complex="10pt"/>
    </style:style>
    <style:style style:name="P14" style:family="paragraph">
      <style:paragraph-properties fo:text-align="center"/>
      <style:text-properties fo:color="#800000" fo:font-size="10pt" style:font-size-asian="10pt" style:font-size-complex="10pt"/>
    </style:style>
    <style:style style:name="P15" style:family="paragraph">
      <style:paragraph-properties fo:text-align="end"/>
      <style:text-properties fo:color="#ffffff" fo:font-size="10pt" style:font-size-asian="10pt" style:font-size-complex="10pt"/>
    </style:style>
    <style:style style:name="P16" style:family="paragraph">
      <style:paragraph-properties fo:text-align="center"/>
      <style:text-properties fo:font-size="8pt" style:font-size-asian="8pt" style:font-size-complex="8pt"/>
    </style:style>
    <style:style style:name="P17" style:family="paragraph">
      <style:paragraph-properties fo:text-align="center"/>
      <style:text-properties fo:font-size="6pt" style:font-size-asian="6pt" style:font-size-complex="6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text-properties fo:font-size="9pt" style:font-size-asian="9pt" style:font-size-complex="9pt"/>
    </style:style>
    <style:style style:name="P23" style:family="paragraph">
      <style:text-properties fo:font-size="14pt" style:font-size-asian="14pt" style:font-size-complex="14pt"/>
    </style:style>
    <style:style style:name="P24" style:family="paragraph">
      <style:paragraph-properties fo:text-align="center"/>
      <style:text-properties fo:font-size="9pt" fo:font-weight="normal" style:font-size-asian="9pt" style:font-weight-asian="normal" style:font-size-complex="9pt" style:font-weight-complex="normal"/>
    </style:style>
    <style:style style:name="P25" style:family="paragraph">
      <style:text-properties fo:font-size="24pt" style:font-size-asian="24pt" style:font-size-complex="24pt"/>
    </style:style>
    <style:style style:name="P26" style:family="paragraph">
      <style:paragraph-properties fo:text-align="center"/>
      <style:text-properties fo:color="#ffffff" fo:font-family="'Liberation Sans'" style:font-family-generic="swiss" style:font-pitch="variable" fo:font-size="100pt" style:font-size-asian="100pt" style:font-size-complex="100pt"/>
    </style:style>
    <style:style style:name="P27" style:family="paragraph">
      <style:paragraph-properties fo:text-align="center"/>
      <style:text-properties fo:color="#e6e6ff" fo:font-family="'Liberation Sans'" style:font-family-generic="swiss" style:font-pitch="variable" fo:font-size="100pt" style:font-size-asian="100pt" style:font-size-complex="100pt"/>
    </style:style>
    <style:style style:name="P28" style:family="paragraph">
      <style:paragraph-properties fo:text-align="center"/>
      <style:text-properties fo:font-size="16pt" style:font-size-asian="16pt" style:font-size-complex="16pt"/>
    </style:style>
    <style:style style:name="P29" style:family="paragraph">
      <style:text-properties fo:color="#000000" fo:font-size="10pt" style:font-size-asian="10pt" style:font-size-complex="10pt"/>
    </style:style>
    <style:style style:name="P30" style:family="paragraph">
      <style:paragraph-properties fo:text-align="center"/>
      <style:text-properties fo:font-size="10pt" fo:font-weight="normal" style:font-size-asian="10pt" style:font-weight-asian="normal" style:font-size-complex="10pt" style:font-weight-complex="normal"/>
    </style:style>
    <style:style style:name="P31" style:family="paragraph">
      <style:text-properties fo:font-size="28pt" style:font-size-asian="28pt" style:font-size-complex="28pt"/>
    </style:style>
    <style:style style:name="P32" style:family="paragraph">
      <style:text-properties fo:color="#008000" fo:font-size="8pt" fo:font-weight="bold" style:font-size-asian="8pt" style:font-weight-asian="bold" style:font-size-complex="8pt" style:font-weight-complex="bold"/>
    </style:style>
    <style:style style:name="P33" style:family="paragraph">
      <style:text-properties fo:color="#000080" fo:font-size="12pt" fo:font-weight="bold" style:font-size-asian="12pt" style:font-weight-asian="bold" style:font-size-complex="12pt" style:font-weight-complex="bold"/>
    </style:style>
    <style:style style:name="P34" style:family="paragraph">
      <style:text-properties fo:color="#ff6633" fo:font-size="6pt" fo:font-weight="bold" style:font-size-asian="6pt" style:font-weight-asian="bold" style:font-size-complex="6pt" style:font-weight-complex="bold"/>
    </style:style>
    <style:style style:name="P35" style:family="paragraph">
      <style:text-properties fo:color="#800000" fo:font-size="5pt" fo:font-weight="bold" style:font-size-asian="5pt" style:font-weight-asian="bold" style:font-size-complex="5pt" style:font-weight-complex="bold"/>
    </style:style>
    <style:style style:name="P36" style:family="paragraph">
      <style:text-properties fo:color="#000080" fo:font-size="12pt" fo:font-weight="normal" style:font-size-asian="12pt" style:font-weight-asian="normal" style:font-size-complex="12pt" style:font-weight-complex="normal"/>
    </style:style>
    <style:style style:name="P37" style:family="paragraph">
      <style:paragraph-properties fo:text-align="center"/>
      <style:text-properties fo:color="#ffffff" fo:font-size="50pt" fo:font-weight="bold" style:font-size-asian="50pt" style:font-weight-asian="bold" style:font-size-complex="50pt" style:font-weight-complex="bold"/>
    </style:style>
    <style:style style:name="P38" style:family="paragraph">
      <style:paragraph-properties fo:text-align="end"/>
      <style:text-properties fo:color="#ffffff" fo:font-size="12pt" fo:font-weight="bold" style:font-size-asian="12pt" style:font-weight-asian="bold" style:font-size-complex="12pt" style:font-weight-complex="bold"/>
    </style:style>
    <style:style style:name="P39" style:family="paragraph">
      <style:text-properties fo:color="#800000" fo:font-size="8pt" style:font-size-asian="8pt" style:font-size-complex="8pt"/>
    </style:style>
    <style:style style:name="P40" style:family="paragraph">
      <style:text-properties fo:color="#000080" fo:font-size="8pt" style:font-size-asian="8pt" style:font-size-complex="8pt"/>
    </style:style>
    <style:style style:name="P41" style:family="paragraph">
      <style:text-properties fo:color="#008000" fo:font-size="8pt" style:font-size-asian="8pt" style:font-size-complex="8pt"/>
    </style:style>
    <style:style style:name="P42" style:family="paragraph">
      <style:paragraph-properties fo:text-align="center"/>
      <style:text-properties fo:font-size="24pt" fo:font-weight="bold" style:font-size-asian="24pt" style:font-weight-asian="bold" style:font-size-complex="24pt" style:font-weight-complex="bold"/>
    </style:style>
    <style:style style:name="P43"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44" style:family="paragraph">
      <style:paragraph-properties fo:text-align="center"/>
      <style:text-properties fo:font-size="14pt" style:font-size-asian="14pt" style:font-size-complex="14pt"/>
    </style:style>
    <style:style style:name="P45" style:family="paragraph">
      <style:paragraph-properties fo:text-align="center"/>
      <style:text-properties fo:font-family="'Liberation Mono'" style:font-family-generic="modern" style:font-pitch="fixed" fo:font-size="18pt" fo:font-weight="bold" style:font-weight-asian="bold" style:font-weight-complex="bold"/>
    </style:style>
    <style:style style:name="P46" style:family="paragraph">
      <style:paragraph-properties fo:text-align="center"/>
      <style:text-properties fo:font-size="12pt" style:font-size-asian="12pt" style:font-size-complex="12pt"/>
    </style:style>
    <style:style style:name="P47" style:family="paragraph">
      <style:paragraph-properties fo:text-align="center"/>
      <style:text-properties fo:font-family="'Liberation Mono'" style:font-family-generic="modern" style:font-pitch="fixed" fo:font-size="18pt"/>
    </style:style>
    <style:style style:name="P48" style:family="paragraph">
      <style:paragraph-properties fo:text-align="center"/>
      <style:text-properties fo:font-size="18pt"/>
    </style:style>
    <style:style style:name="P49"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font-size="8pt" style:font-size-asian="8pt" style:font-size-complex="8pt"/>
    </style:style>
    <style:style style:name="T13" style:family="text">
      <style:text-properties fo:color="#ffffff" fo:font-size="10pt" style:font-size-asian="10pt" style:font-size-complex="10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fo:font-style="italic" fo:font-weight="normal" style:font-size-asian="9pt" style:font-style-asian="italic" style:font-weight-asian="normal" style:font-size-complex="9pt" style:font-style-complex="italic" style:font-weight-complex="normal"/>
    </style:style>
    <style:style style:name="T23" style:family="text">
      <style:text-properties fo:font-size="24pt" style:font-size-asian="24pt" style:font-size-complex="24pt"/>
    </style:style>
    <style:style style:name="T24" style:family="text">
      <style:text-properties fo:color="#ffffff" fo:font-family="'Liberation Sans'" style:font-family-generic="swiss" style:font-pitch="variable" fo:font-size="100pt" style:font-size-asian="100pt" style:font-size-complex="100pt"/>
    </style:style>
    <style:style style:name="T25" style:family="text">
      <style:text-properties fo:color="#e6e6ff" fo:font-family="'Liberation Sans'" style:font-family-generic="swiss" style:font-pitch="variable" fo:font-size="100pt" style:font-size-asian="100pt" style:font-size-complex="100pt"/>
    </style:style>
    <style:style style:name="T26" style:family="text">
      <style:text-properties fo:font-size="16pt" style:font-size-asian="16pt" style:font-size-complex="16pt"/>
    </style:style>
    <style:style style:name="T27" style:family="text">
      <style:text-properties fo:color="#000080" style:text-position="-33% 58%" fo:font-size="10pt" style:font-size-asian="10pt" style:font-size-complex="10pt"/>
    </style:style>
    <style:style style:name="T28" style:family="text">
      <style:text-properties fo:color="#000000" fo:font-size="10pt" style:font-size-asian="10pt" style:font-size-complex="10pt"/>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28pt" style:font-size-asian="28pt" style:font-size-complex="28pt"/>
    </style:style>
    <style:style style:name="T31" style:family="text">
      <style:text-properties style:text-position="-33% 58%" fo:font-size="10pt" fo:font-weight="normal" style:font-size-asian="10pt" style:font-weight-asian="normal" style:font-size-complex="10pt" style:font-weight-complex="normal"/>
    </style:style>
    <style:style style:name="T32"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33" style:family="text">
      <style:text-properties style:text-position="sub 58%" fo:font-size="10pt" style:text-underline-style="none" style:font-size-asian="10pt" style:font-size-complex="10pt"/>
    </style:style>
    <style:style style:name="T34" style:family="text">
      <style:text-properties fo:color="#000080" fo:font-size="10pt" fo:font-weight="bold" style:font-size-asian="10pt" style:font-weight-asian="bold" style:font-size-complex="10pt" style:font-weight-complex="bold"/>
    </style:style>
    <style:style style:name="T35" style:family="text">
      <style:text-properties fo:color="#008000" fo:font-size="8pt" fo:font-weight="bold" style:font-size-asian="8pt" style:font-weight-asian="bold" style:font-size-complex="8pt" style:font-weight-complex="bold"/>
    </style:style>
    <style:style style:name="T36" style:family="text">
      <style:text-properties fo:color="#ff6633" fo:font-size="6pt" fo:font-weight="bold" style:font-size-asian="6pt" style:font-weight-asian="bold" style:font-size-complex="6pt" style:font-weight-complex="bold"/>
    </style:style>
    <style:style style:name="T37" style:family="text">
      <style:text-properties fo:color="#008000" fo:font-size="10pt" fo:font-weight="bold" style:font-size-asian="10pt" style:font-weight-asian="bold" style:font-size-complex="10pt" style:font-weight-complex="bold"/>
    </style:style>
    <style:style style:name="T38" style:family="text">
      <style:text-properties fo:color="#ff6633" fo:font-size="10pt" fo:font-weight="bold" style:font-size-asian="10pt" style:font-weight-asian="bold" style:font-size-complex="10pt" style:font-weight-complex="bold"/>
    </style:style>
    <style:style style:name="T39" style:family="text">
      <style:text-properties fo:color="#800000" fo:font-size="5pt" fo:font-weight="bold" style:font-size-asian="5pt" style:font-weight-asian="bold" style:font-size-complex="5pt" style:font-weight-complex="bold"/>
    </style:style>
    <style:style style:name="T40" style:family="text">
      <style:text-properties style:use-window-font-color="true" fo:font-size="10pt" fo:font-weight="bold" style:font-size-asian="10pt" style:font-weight-asian="bold" style:font-size-complex="10pt" style:font-weight-complex="bold"/>
    </style:style>
    <style:style style:name="T41" style:family="text">
      <style:text-properties fo:color="#800000" fo:font-size="10pt" fo:font-weight="bold" style:font-size-asian="10pt" style:font-weight-asian="bold" style:font-size-complex="10pt" style:font-weight-complex="bold"/>
    </style:style>
    <style:style style:name="T42" style:family="text">
      <style:text-properties fo:color="#000080" fo:font-size="10pt" fo:font-weight="normal" style:font-size-asian="10pt" style:font-weight-asian="normal" style:font-size-complex="10pt" style:font-weight-complex="normal"/>
    </style:style>
    <style:style style:name="T43" style:family="text">
      <style:text-properties fo:color="#ffffff" fo:font-size="50pt" fo:font-weight="bold" style:font-size-asian="50pt" style:font-weight-asian="bold" style:font-size-complex="50pt" style:font-weight-complex="bold"/>
    </style:style>
    <style:style style:name="T44" style:family="text">
      <style:text-properties fo:color="#ffffff" fo:font-size="12pt" fo:font-weight="bold" style:font-size-asian="12pt" style:font-weight-asian="bold" style:font-size-complex="12pt" style:font-weight-complex="bold"/>
    </style:style>
    <style:style style:name="T45" style:family="text">
      <style:text-properties fo:color="#800000" fo:font-size="8pt" style:font-size-asian="8pt" style:font-size-complex="8pt"/>
    </style:style>
    <style:style style:name="T46" style:family="text">
      <style:text-properties fo:color="#800000" style:text-position="sub 58%" fo:font-size="8pt" style:font-size-asian="8pt" style:font-size-complex="8pt"/>
    </style:style>
    <style:style style:name="T47" style:family="text">
      <style:text-properties fo:color="#000080" fo:font-size="8pt" style:font-size-asian="8pt" style:font-size-complex="8pt"/>
    </style:style>
    <style:style style:name="T48" style:family="text">
      <style:text-properties fo:color="#000080" style:text-position="sub 58%" fo:font-size="8pt" style:font-size-asian="8pt" style:font-size-complex="8pt"/>
    </style:style>
    <style:style style:name="T49" style:family="text">
      <style:text-properties fo:color="#008000" fo:font-size="8pt" style:font-size-asian="8pt" style:font-size-complex="8pt"/>
    </style:style>
    <style:style style:name="T50" style:family="text">
      <style:text-properties fo:color="#008000" style:text-position="sub 58%" fo:font-size="8pt" style:font-size-asian="8pt" style:font-size-complex="8pt"/>
    </style:style>
    <style:style style:name="T51" style:family="text">
      <style:text-properties fo:color="#000080" style:text-position="sub 58%" fo:font-size="10pt" style:font-size-asian="10pt" style:font-size-complex="10pt"/>
    </style:style>
    <style:style style:name="T52" style:family="text">
      <style:text-properties fo:color="#000080" style:text-position="0% 100%" fo:font-size="10pt" style:font-size-asian="10pt" style:font-size-complex="10pt"/>
    </style:style>
    <style:style style:name="T53" style:family="text">
      <style:text-properties fo:color="#008000" style:text-position="sub 58%" fo:font-size="10pt" style:font-size-asian="10pt" style:font-size-complex="10pt"/>
    </style:style>
    <style:style style:name="T54" style:family="text">
      <style:text-properties fo:color="#008000" style:text-position="0% 100%" fo:font-size="10pt" style:font-size-asian="10pt" style:font-size-complex="10pt"/>
    </style:style>
    <style:style style:name="T55" style:family="text">
      <style:text-properties style:text-position="sub 58%" fo:font-size="8pt" style:font-size-asian="8pt" style:font-size-complex="8pt"/>
    </style:style>
    <style:style style:name="T56" style:family="text">
      <style:text-properties fo:font-size="24pt" fo:font-weight="bold" style:font-size-asian="24pt" style:font-weight-asian="bold" style:font-size-complex="24pt" style:font-weight-complex="bold"/>
    </style:style>
    <style:style style:name="T57" style:family="text">
      <style:text-properties fo:font-family="'Liberation Mono'" style:font-family-generic="modern" style:font-pitch="fixed" fo:font-size="22pt" fo:font-weight="bold" style:font-size-asian="22pt" style:font-weight-asian="bold" style:font-size-complex="22pt" style:font-weight-complex="bold"/>
    </style:style>
    <style:style style:name="T58" style:family="text">
      <style:text-properties fo:font-family="'Liberation Mono'" style:font-family-generic="modern" style:font-pitch="fixed" fo:font-weight="bold" style:font-weight-asian="bold" style:font-weight-complex="bold"/>
    </style:style>
    <style:style style:name="T59"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25" draw:text-style-name="P1" draw:layer="layout" svg:width="2.823cm" svg:height="2.852cm" draw:transform="rotate (-3.14159265358979) translate (25.964cm 11.961cm)" svg:viewBox="0 0 2824 2853" draw:points="2824,0 0,0 0,2824 2824,2853">
              <text:p/>
            </draw:polygon>
            <draw:frame draw:style-name="gr7" draw:text-style-name="P4" draw:layer="layout" svg:width="0.794cm" svg:height="0.761cm" svg:x="22.353cm" svg:y="8.602cm">
              <draw:text-box>
                <text:p><text:span text:style-name="T1">v</text:span><text:span text:style-name="T6">0</text:span></text:p>
              </draw:text-box>
            </draw:frame>
            <draw:frame draw:style-name="gr7" draw:text-style-name="P4" draw:layer="layout" svg:width="0.794cm" svg:height="0.761cm" svg:x="22.353cm" svg:y="11.791cm">
              <draw:text-box>
                <text:p><text:span text:style-name="T1">v</text:span><text:span text:style-name="T6">1</text:span></text:p>
              </draw:text-box>
            </draw:frame>
            <draw:frame draw:style-name="gr7" draw:text-style-name="P4" draw:layer="layout" svg:width="0.79cm" svg:height="0.761cm" svg:x="25.956cm" svg:y="11.791cm">
              <draw:text-box>
                <text:p><text:span text:style-name="T1">v</text:span><text:span text:style-name="T6">2</text:span></text:p>
              </draw:text-box>
            </draw:frame>
            <draw:frame draw:style-name="gr7" draw:text-style-name="P4" draw:layer="layout" svg:width="0.794cm" svg:height="0.761cm" svg:x="25.954cm" svg:y="8.602cm">
              <draw:text-box>
                <text:p><text:span text:style-name="T1">v</text:span><text:span text:style-name="T6">3</text:span></text:p>
              </draw:text-box>
            </draw:frame>
            <draw:custom-shape draw:style-name="gr16"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11" draw:layer="layout" svg:width="5.878cm" svg:height="0.569cm" svg:x="21.615cm" svg:y="12.437cm">
            <draw:text-box>
              <text:p><text:span text:style-name="T12">VTX_BOUNDARY_EDGE_AND_CORNER</text:span></text:p>
            </draw:text-box>
          </draw:frame>
          <draw:frame draw:style-name="gr7" draw:text-style-name="P11" draw:layer="layout" svg:width="4.655cm" svg:height="0.569cm" svg:x="28.533cm" svg:y="12.437cm">
            <draw:text-box>
              <text:p><text:span text:style-name="T12">VTX_BOUNDARY_EDGE_ONLY</text:span></text:p>
            </draw:text-box>
          </draw:frame>
          <draw:g>
            <draw:polygon draw:style-name="gr38" draw:text-style-name="P1" draw:layer="layout" svg:width="2.823cm" svg:height="2.852cm" draw:transform="rotate (-3.14159265358979) translate (32.277cm 11.961cm)" svg:viewBox="0 0 2824 2853" draw:points="2824,0 0,0 0,2824 2824,2853">
              <text:p/>
            </draw:polygon>
            <draw:frame draw:style-name="gr7" draw:text-style-name="P4" draw:layer="layout" svg:width="0.794cm" svg:height="0.761cm" svg:x="28.672cm" svg:y="8.602cm">
              <draw:text-box>
                <text:p><text:span text:style-name="T1">v</text:span><text:span text:style-name="T6">0</text:span></text:p>
              </draw:text-box>
            </draw:frame>
            <draw:frame draw:style-name="gr7" draw:text-style-name="P4" draw:layer="layout" svg:width="0.794cm" svg:height="0.761cm" svg:x="28.672cm" svg:y="11.791cm">
              <draw:text-box>
                <text:p><text:span text:style-name="T1">v</text:span><text:span text:style-name="T6">1</text:span></text:p>
              </draw:text-box>
            </draw:frame>
            <draw:frame draw:style-name="gr7" draw:text-style-name="P4" draw:layer="layout" svg:width="0.79cm" svg:height="0.761cm" svg:x="32.249cm" svg:y="11.791cm">
              <draw:text-box>
                <text:p><text:span text:style-name="T1">v</text:span><text:span text:style-name="T6">2</text:span></text:p>
              </draw:text-box>
            </draw:frame>
            <draw:frame draw:style-name="gr7" draw:text-style-name="P4" draw:layer="layout" svg:width="0.794cm" svg:height="0.761cm" svg:x="32.247cm" svg:y="8.602cm">
              <draw:text-box>
                <text:p><text:span text:style-name="T1">v</text:span><text:span text:style-name="T6">3</text:span></text:p>
              </draw:text-box>
            </draw:frame>
            <draw:custom-shape draw:style-name="gr16"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Default">
        <draw:g>
          <draw:rect draw:style-name="gr40" draw:text-style-name="P13" draw:layer="layout" svg:width="5.027cm" svg:height="1.327cm" svg:x="13.594cm" svg:y="22.829cm" draw:corner-radius="0.5cm">
            <text:p text:style-name="P12"><text:span text:style-name="T1">Implementation</text:span></text:p>
          </draw:rect>
          <draw:rect draw:style-name="gr41" draw:text-style-name="P13" draw:layer="layout" svg:width="5.027cm" svg:height="2.541cm" svg:x="13.594cm" svg:y="20.118cm" draw:corner-radius="0.5cm">
            <text:p text:style-name="P12"><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4"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4"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3" draw:layer="layout" svg:width="8.846cm" svg:height="2.369cm" svg:x="6.658cm" svg:y="4.675cm" draw:corner-radius="0.212cm">
            <text:p text:style-name="P12"><text:span text:style-name="T1"/></text:p>
            <text:p text:style-name="P12"><text:span text:style-name="T1"/></text:p>
          </draw:rect>
          <draw:rect draw:style-name="gr52" draw:text-style-name="P13" draw:layer="layout" svg:width="9.322cm" svg:height="2.451cm" svg:x="6.42cm" svg:y="3.343cm" draw:corner-radius="0.212cm">
            <text:p text:style-name="P12"><text:span text:style-name="T1"/></text:p>
            <text:p text:style-name="P12"><text:span text:style-name="T1"/></text:p>
          </draw:rect>
          <draw:frame draw:style-name="gr7" draw:layer="layout" svg:width="6.149cm" svg:height="0.645cm" svg:x="6.8cm" svg:y="5.02cm">
            <draw:text-box>
              <text:p text:style-name="P12"><text:span text:style-name="T1">2 : Feature Adaptive Representation</text:span></text:p>
            </draw:text-box>
          </draw:frame>
          <draw:frame draw:style-name="gr53" draw:text-style-name="P12" draw:layer="layout" svg:width="7.11cm" svg:height="0.645cm" svg:x="6.8cm" svg:y="6.214cm">
            <draw:text-box>
              <text:p text:style-name="P12"><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2"><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5" draw:layer="layout" svg:width="9.969cm" svg:height="1.327cm" svg:x="2.073cm" svg:y="23.083cm" draw:corner-radius="0.282cm">
            <text:p text:style-name="P12"><text:span text:style-name="T13">Implementation</text:span></text:p>
          </draw:rect>
          <draw:rect draw:style-name="gr41" draw:text-style-name="P15" draw:layer="layout" svg:width="9.969cm" svg:height="2.541cm" svg:x="2.073cm" svg:y="20.372cm" draw:corner-radius="0.282cm">
            <text:p text:style-name="P12"><text:span text:style-name="T13">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6" xml:id="id41" draw:id="id41" draw:layer="layout" svg:width="1.383cm" svg:height="0.706cm" svg:x="4.192cm" svg:y="19.327cm" draw:corner-radius="1.058cm">
            <text:p text:style-name="P1"><text:span text:style-name="T12">Topology</text:span></text:p>
          </draw:rect>
          <draw:rect draw:style-name="gr57" draw:text-style-name="P16" xml:id="id37" draw:id="id37" draw:layer="layout" svg:width="1.383cm" svg:height="0.706cm" svg:x="5.8cm" svg:y="19.327cm" draw:corner-radius="1.058cm">
            <text:p text:style-name="P1"><text:span text:style-name="T12">Points</text:span></text:p>
          </draw:rect>
          <draw:rect draw:style-name="gr57" draw:text-style-name="P17"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6" xml:id="id39" draw:id="id39" draw:layer="layout" svg:width="1.383cm" svg:height="0.707cm" svg:x="4.192cm" svg:y="23.392cm" draw:corner-radius="0.282cm">
            <text:p text:style-name="P1"><text:span text:style-name="T12">Compute</text:span></text:p>
          </draw:rect>
          <draw:rect draw:style-name="gr57" draw:text-style-name="P16" xml:id="id40" draw:id="id40" draw:layer="layout" svg:width="1.383cm" svg:height="0.707cm" svg:x="7.665cm" svg:y="23.393cm" draw:corner-radius="0.282cm">
            <text:p text:style-name="P1"><text:span text:style-name="T12">Tessellate</text:span></text:p>
          </draw:rect>
          <draw:rect draw:style-name="gr57" draw:text-style-name="P17"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1" draw:layer="layout" svg:width="1.323cm" svg:height="0.569cm" svg:x="6.224cm" svg:y="23.135cm">
            <draw:text-box>
              <text:p><text:span text:style-name="T12">Refine</text:span></text:p>
            </draw:text-box>
          </draw:frame>
          <draw:frame draw:style-name="gr7" draw:text-style-name="P11" draw:layer="layout" svg:width="1.535cm" svg:height="0.569cm" svg:x="7.81cm" svg:y="22.038cm">
            <draw:text-box>
              <text:p><text:span text:style-name="T12">Patches</text:span></text:p>
            </draw:text-box>
          </draw:frame>
        </draw:g>
        <draw:g>
          <draw:rect draw:style-name="gr52" draw:text-style-name="P13" draw:layer="layout" svg:width="9.322cm" svg:height="2.451cm" svg:x="21.756cm" svg:y="3.344cm" draw:corner-radius="0.212cm">
            <text:p text:style-name="P12"><text:span text:style-name="T1"/></text:p>
            <text:p text:style-name="P12"><text:span text:style-name="T1"/></text:p>
          </draw:rect>
          <draw:rect draw:style-name="gr61" draw:text-style-name="P13" draw:layer="layout" svg:width="8.896cm" svg:height="2.4cm" svg:x="21.897cm" svg:y="4.671cm" draw:corner-radius="0.212cm">
            <text:p text:style-name="P12"><text:span text:style-name="T1"/></text:p>
            <text:p text:style-name="P12"><text:span text:style-name="T1"/></text:p>
          </draw:rect>
          <draw:frame draw:style-name="gr7" draw:layer="layout" svg:width="6.149cm" svg:height="0.645cm" svg:x="22.136cm" svg:y="4.938cm">
            <draw:text-box>
              <text:p text:style-name="P12"><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3" draw:layer="layout" svg:width="8.613cm" svg:height="0.989cm" svg:x="22.18cm" svg:y="7.212cm" draw:corner-radius="0.212cm">
            <text:p text:style-name="P12"><text:span text:style-name="T1"/></text:p>
            <text:p text:style-name="P12"><text:span text:style-name="T1"/></text:p>
          </draw:rect>
          <draw:frame draw:style-name="gr62" draw:text-style-name="P12" draw:layer="layout" svg:width="7.11cm" svg:height="0.645cm" svg:x="22.136cm" svg:y="7.371cm">
            <draw:text-box>
              <text:p text:style-name="P12"><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2"><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2"><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5" draw:layer="layout" svg:width="9.969cm" svg:height="1.327cm" svg:x="22.18cm" svg:y="23.084cm" draw:corner-radius="0.282cm">
            <text:p text:style-name="P12"><text:span text:style-name="T13">Implementation</text:span></text:p>
          </draw:rect>
          <draw:rect draw:style-name="gr41" draw:text-style-name="P15" draw:layer="layout" svg:width="9.969cm" svg:height="2.541cm" svg:x="22.18cm" svg:y="20.373cm" draw:corner-radius="0.282cm">
            <text:p text:style-name="P12"><text:span text:style-name="T13">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6" xml:id="id50" draw:id="id50" draw:layer="layout" svg:width="1.383cm" svg:height="0.706cm" svg:x="24.299cm" svg:y="19.328cm" draw:corner-radius="1.058cm">
            <text:p text:style-name="P1"><text:span text:style-name="T12">Topology</text:span></text:p>
          </draw:rect>
          <draw:rect draw:style-name="gr57" draw:text-style-name="P16" xml:id="id46" draw:id="id46" draw:layer="layout" svg:width="1.383cm" svg:height="0.706cm" svg:x="25.907cm" svg:y="19.328cm" draw:corner-radius="1.058cm">
            <text:p text:style-name="P1"><text:span text:style-name="T12">Points</text:span></text:p>
          </draw:rect>
          <draw:rect draw:style-name="gr57" draw:text-style-name="P17"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6" xml:id="id48" draw:id="id48" draw:layer="layout" svg:width="1.383cm" svg:height="0.707cm" svg:x="24.299cm" svg:y="23.393cm" draw:corner-radius="0.282cm">
            <text:p text:style-name="P1"><text:span text:style-name="T12">Compute</text:span></text:p>
          </draw:rect>
          <draw:rect draw:style-name="gr57" draw:text-style-name="P16" xml:id="id49" draw:id="id49" draw:layer="layout" svg:width="1.383cm" svg:height="0.707cm" svg:x="27.772cm" svg:y="23.394cm" draw:corner-radius="0.282cm">
            <text:p text:style-name="P1"><text:span text:style-name="T12">Tessellate</text:span></text:p>
          </draw:rect>
          <draw:rect draw:style-name="gr57" draw:text-style-name="P17"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1" draw:layer="layout" svg:width="1.323cm" svg:height="0.569cm" svg:x="26.331cm" svg:y="23.136cm">
            <draw:text-box>
              <text:p><text:span text:style-name="T12">Refine</text:span></text:p>
            </draw:text-box>
          </draw:frame>
          <draw:frame draw:style-name="gr7" draw:text-style-name="P11" draw:layer="layout" svg:width="1.535cm" svg:height="0.569cm" svg:x="27.917cm" svg:y="22.039cm">
            <draw:text-box>
              <text:p><text:span text:style-name="T12">Patches</text:span></text:p>
            </draw:text-box>
          </draw:frame>
        </draw:g>
      </draw:page>
      <draw:page draw:name="page5" draw:style-name="dp1" draw:master-page-name="Default">
        <draw:g>
          <draw:rect draw:style-name="gr64" draw:text-style-name="P13" draw:layer="layout" svg:width="9.743cm" svg:height="3.671cm" svg:x="2.129cm" svg:y="5.094cm" draw:corner-radius="0.212cm">
            <text:p text:style-name="P12"><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g>
          <draw:custom-shape draw:style-name="gr77" draw:text-style-name="P20" xml:id="id68" draw:id="id68" draw:layer="layout" svg:width="2.966cm" svg:height="0.777cm" svg:x="17.659cm" svg:y="2.235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67" draw:id="id67" draw:layer="layout" svg:width="2.119cm" svg:height="0.777cm" svg:x="15.118cm" svg:y="1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8" draw:text-style-name="P20" xml:id="id69" draw:id="id69" draw:layer="layout" svg:width="2.119cm" svg:height="0.777cm" svg:x="15.117cm" svg:y="3.47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71" draw:id="id71" draw:layer="layout" svg:width="2.119cm" svg:height="0.777cm" svg:x="15.118cm" svg:y="5.94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7" draw:text-style-name="P20" xml:id="id70" draw:id="id70" draw:layer="layout" svg:width="2.966cm" svg:height="0.777cm" svg:x="17.66cm" svg:y="4.705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17.237cm" svg:y1="1.388cm" svg:x2="19.142cm" svg:y2="2.235cm" draw:start-shape="id67" draw:start-glue-point="1" draw:end-shape="id68" draw:end-glue-point="0" svg:d="m17237 1388c1270 0 1905 282 1905 847" svg:viewBox="0 0 1906 848">
            <text:p/>
          </draw:connector>
          <draw:connector draw:style-name="gr60" draw:text-style-name="P1" draw:layer="layout" draw:type="curve" svg:x1="19.142cm" svg:y1="3.012cm" svg:x2="17.236cm" svg:y2="3.858cm" draw:start-shape="id68" draw:start-glue-point="2" draw:end-shape="id69" draw:end-glue-point="1" svg:d="m19142 3012c0 564-635 846-1906 846" svg:viewBox="0 0 1907 847">
            <text:p/>
          </draw:connector>
          <draw:connector draw:style-name="gr60" draw:text-style-name="P1" draw:layer="layout" draw:type="curve" svg:x1="17.236cm" svg:y1="3.858cm" svg:x2="19.143cm" svg:y2="4.705cm" draw:start-shape="id69" draw:start-glue-point="1" draw:end-shape="id70" svg:d="m17236 3858c1272 0 1907 282 1907 847" svg:viewBox="0 0 1908 848">
            <text:p/>
          </draw:connector>
          <draw:connector draw:style-name="gr60" draw:text-style-name="P1" draw:layer="layout" draw:type="curve" svg:x1="19.143cm" svg:y1="5.482cm" svg:x2="17.237cm" svg:y2="6.328cm" draw:start-shape="id70" draw:start-glue-point="2" draw:end-shape="id71" draw:end-glue-point="1" svg:d="m19143 5482c0 564-635 846-1906 846" svg:viewBox="0 0 1907 847">
            <text:p/>
          </draw:connector>
          <draw:connector draw:style-name="gr60" draw:text-style-name="P1" draw:layer="layout" draw:type="curve" svg:x1="17.307cm" svg:y1="6.294cm" svg:x2="19.213cm" svg:y2="7.107cm" svg:d="m17307 6294c1271 0 1906 271 1906 813" svg:viewBox="0 0 1907 814">
            <text:p/>
          </draw:connector>
          <draw:frame draw:style-name="gr7" draw:text-style-name="P22" draw:layer="layout" svg:width="1.404cm" svg:height="0.607cm" svg:x="17.103cm" svg:y="1.352cm">
            <draw:text-box>
              <text:p><text:span text:style-name="T19">parent</text:span></text:p>
            </draw:text-box>
          </draw:frame>
          <draw:frame draw:style-name="gr7" draw:text-style-name="P22" draw:layer="layout" svg:width="1.158cm" svg:height="0.607cm" svg:x="19.043cm" svg:y="3.004cm">
            <draw:text-box>
              <text:p><text:span text:style-name="T19">child</text:span></text:p>
            </draw:text-box>
          </draw:frame>
          <draw:frame draw:style-name="gr7" draw:text-style-name="P22" draw:layer="layout" svg:width="1.404cm" svg:height="0.607cm" svg:x="17.095cm" svg:y="3.893cm">
            <draw:text-box>
              <text:p><text:span text:style-name="T19">parent</text:span></text:p>
            </draw:text-box>
          </draw:frame>
          <draw:frame draw:style-name="gr7" draw:text-style-name="P22" draw:layer="layout" svg:width="1.158cm" svg:height="0.607cm" svg:x="19.043cm" svg:y="5.404cm">
            <draw:text-box>
              <text:p><text:span text:style-name="T19">child</text:span></text:p>
            </draw:text-box>
          </draw:frame>
          <draw:frame draw:style-name="gr7" draw:text-style-name="P23" draw:layer="layout" svg:width="0.908cm" svg:height="0.806cm" svg:x="18.791cm" svg:y="6.83cm">
            <draw:text-box>
              <text:p><text:span text:style-name="T20">...</text:span></text:p>
            </draw:text-box>
          </draw:frame>
        </draw:g>
      </draw:page>
      <draw:page draw:name="page6" draw:style-name="dp1" draw:master-page-name="Default">
        <draw:g>
          <draw:custom-shape draw:style-name="gr79" draw:text-style-name="P24" draw:layer="layout" svg:width="2.683cm" svg:height="1.553cm" svg:x="4.529cm" svg:y="3.259cm">
            <text:p text:style-name="P1"><text:span text:style-name="T21">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4.705cm" svg:y="3.748cm">
            <draw:text-box>
              <text:p><text:span text:style-name="T12">Descriptor</text:span></text:p>
            </draw:text-box>
          </draw:frame>
          <draw:custom-shape draw:style-name="gr80" draw:text-style-name="P24" draw:layer="layout" svg:width="21.885cm" svg:height="0.706cm" svg:x="2.412cm" svg:y="7.071cm">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4.671cm" svg:y1="4.527cm" svg:x2="2.447cm" svg:y2="7.071cm" draw:start-shape="id72" draw:start-glue-point="6" draw:end-shape="id73" draw:end-glue-point="0" svg:d="m4671 4527c-1483 0-2224 848-2224 2544" svg:viewBox="0 0 2225 2545">
            <text:p/>
          </draw:connector>
          <draw:custom-shape draw:style-name="gr81"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4.739cm" svg:y="4.243cm">
            <draw:text-box>
              <text:p><text:span text:style-name="T12">Range</text:span></text:p>
            </draw:text-box>
          </draw:frame>
          <draw:connector draw:style-name="gr72" draw:text-style-name="P1" draw:layer="layout" draw:type="curve" svg:x1="4.671cm" svg:y1="4.527cm" svg:x2="6.612cm" svg:y2="7.072cm" draw:start-shape="id72" draw:start-glue-point="6" draw:end-shape="id74" draw:end-glue-point="0" svg:d="m4671 4527c-753 0-627 654 46 827s1895-137 1895 1718" svg:viewBox="0 0 2456 2546">
            <text:p/>
          </draw:connector>
          <draw:custom-shape draw:style-name="gr82"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82"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81" draw:text-style-name="P1" draw:layer="layout" svg:width="0.035cm" svg:height="0.706cm" svg:x="3.753cm" svg:y="7.071cm">
            <text:p/>
            <draw:enhanced-geometry svg:viewBox="0 0 21600 21600" draw:type="rectangle" draw:enhanced-path="M 0 0 L 21600 0 21600 21600 0 21600 0 0 Z N"/>
          </draw:custom-shape>
          <draw:custom-shape draw:style-name="gr81" draw:text-style-name="P1" draw:layer="layout" svg:width="0.035cm" svg:height="0.706cm" svg:x="5.165cm" svg:y="7.072cm">
            <text:p/>
            <draw:enhanced-geometry svg:viewBox="0 0 21600 21600" draw:type="rectangle" draw:enhanced-path="M 0 0 L 21600 0 21600 21600 0 21600 0 0 Z N"/>
          </draw:custom-shape>
          <draw:frame draw:style-name="gr7" draw:text-style-name="P11" draw:layer="layout" svg:width="1.48cm" svg:height="0.569cm" svg:x="2.344cm" svg:y="7.208cm">
            <draw:text-box>
              <text:p><text:span text:style-name="T12">Patch 0</text:span></text:p>
            </draw:text-box>
          </draw:frame>
          <draw:frame draw:style-name="gr7" draw:text-style-name="P11" draw:layer="layout" svg:width="1.476cm" svg:height="0.569cm" svg:x="3.756cm" svg:y="7.209cm">
            <draw:text-box>
              <text:p><text:span text:style-name="T12">Patch 1</text:span></text:p>
            </draw:text-box>
          </draw:frame>
          <draw:frame draw:style-name="gr7" draw:text-style-name="P11" draw:layer="layout" svg:width="1.476cm" svg:height="0.569cm" svg:x="5.168cm" svg:y="7.212cm">
            <draw:text-box draw:corner-radius="0.068cm">
              <text:p><text:span text:style-name="T12">Patch 2</text:span></text:p>
            </draw:text-box>
          </draw:frame>
          <draw:custom-shape draw:style-name="gr83" draw:text-style-name="P24" draw:layer="layout" svg:width="2.683cm" svg:height="1.553cm" svg:x="8.624cm" svg:y="3.258cm">
            <text:p text:style-name="P1"><text:span text:style-name="T21">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8.8cm" svg:y="3.747cm">
            <draw:text-box>
              <text:p><text:span text:style-name="T12">Descriptor</text:span></text:p>
            </draw:text-box>
          </draw:frame>
          <draw:custom-shape draw:style-name="gr81"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8.766cm" svg:y1="4.526cm" svg:x2="6.612cm" svg:y2="7.072cm" draw:start-shape="id75" draw:start-glue-point="6" draw:end-shape="id74" draw:end-glue-point="0" svg:d="m8766 4526c-1436 0-2154 848-2154 2546" svg:viewBox="0 0 2155 2547">
            <text:p/>
          </draw:connector>
          <draw:custom-shape draw:style-name="gr81"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8.834cm" svg:y="4.242cm">
            <draw:text-box>
              <text:p><text:span text:style-name="T12">Range</text:span></text:p>
            </draw:text-box>
          </draw:frame>
          <draw:connector draw:style-name="gr72" draw:text-style-name="P1" draw:layer="layout" draw:type="curve" draw:line-skew="0.125cm 0.675cm" svg:x1="8.766cm" svg:y1="4.526cm" svg:x2="15.154cm" svg:y2="7.072cm" draw:start-shape="id75" draw:start-glue-point="6" draw:end-shape="id76" draw:end-glue-point="0" svg:d="m8766 4526c-565 0-471 992 1267 1418s5121 285 5121 1128" svg:viewBox="0 0 6698 2547">
            <text:p/>
          </draw:connector>
          <draw:custom-shape draw:style-name="gr81" draw:text-style-name="P1" draw:layer="layout" svg:width="0.035cm" svg:height="0.706cm" svg:x="8.766cm" svg:y="7.072cm">
            <text:p/>
            <draw:enhanced-geometry svg:viewBox="0 0 21600 21600" draw:type="rectangle" draw:enhanced-path="M 0 0 L 21600 0 21600 21600 0 21600 0 0 Z N"/>
          </draw:custom-shape>
          <draw:custom-shape draw:style-name="gr81" draw:text-style-name="P1" draw:layer="layout" svg:width="0.035cm" svg:height="0.706cm" svg:x="10.884cm" svg:y="7.071cm">
            <text:p/>
            <draw:enhanced-geometry svg:viewBox="0 0 21600 21600" draw:type="rectangle" draw:enhanced-path="M 0 0 L 21600 0 21600 21600 0 21600 0 0 Z N"/>
          </draw:custom-shape>
          <draw:custom-shape draw:style-name="gr81" draw:text-style-name="P1" draw:layer="layout" svg:width="0.035cm" svg:height="0.706cm" svg:x="13.001cm" svg:y="7.072cm">
            <text:p/>
            <draw:enhanced-geometry svg:viewBox="0 0 21600 21600" draw:type="rectangle" draw:enhanced-path="M 0 0 L 21600 0 21600 21600 0 21600 0 0 Z N"/>
          </draw:custom-shape>
          <draw:custom-shape draw:style-name="gr82"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7" draw:text-style-name="P11" draw:layer="layout" svg:width="1.48cm" svg:height="0.569cm" svg:x="6.93cm" svg:y="7.212cm">
            <draw:text-box>
              <text:p><text:span text:style-name="T12">Patch 0</text:span></text:p>
            </draw:text-box>
          </draw:frame>
          <draw:frame draw:style-name="gr7" draw:text-style-name="P11" draw:layer="layout" svg:width="1.476cm" svg:height="0.569cm" svg:x="9.121cm" svg:y="7.208cm">
            <draw:text-box>
              <text:p><text:span text:style-name="T12">Patch 1</text:span></text:p>
            </draw:text-box>
          </draw:frame>
          <draw:frame draw:style-name="gr7" draw:text-style-name="P11" draw:layer="layout" svg:width="1.476cm" svg:height="0.569cm" svg:x="11.166cm" svg:y="7.212cm">
            <draw:text-box>
              <text:p><text:span text:style-name="T12">Patch 2</text:span></text:p>
            </draw:text-box>
          </draw:frame>
          <draw:frame draw:style-name="gr7" draw:text-style-name="P11" draw:layer="layout" svg:width="1.476cm" svg:height="0.569cm" svg:x="13.357cm" svg:y="7.212cm">
            <draw:text-box>
              <text:p><text:span text:style-name="T12">Patch 3</text:span></text:p>
            </draw:text-box>
          </draw:frame>
          <draw:custom-shape draw:style-name="gr84" draw:text-style-name="P24" draw:layer="layout" svg:width="2.683cm" svg:height="1.553cm" svg:x="23.274cm" svg:y="3.258cm">
            <text:p text:style-name="P1"><text:span text:style-name="T21">PatchArray </text:span><text:span text:style-name="T22">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23.45cm" svg:y="3.747cm">
            <draw:text-box>
              <text:p><text:span text:style-name="T12">Descriptor</text:span></text:p>
            </draw:text-box>
          </draw:frame>
          <draw:custom-shape draw:style-name="gr81"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23.416cm" svg:y1="4.526cm" svg:x2="20.097cm" svg:y2="7.072cm" draw:start-shape="id77" draw:start-glue-point="6" draw:end-shape="id78" draw:end-glue-point="0" svg:d="m23416 4526c-2213 0-3319 848-3319 2546" svg:viewBox="0 0 3320 2547">
            <text:p/>
          </draw:connector>
          <draw:custom-shape draw:style-name="gr81"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23.484cm" svg:y="4.242cm">
            <draw:text-box>
              <text:p><text:span text:style-name="T12">Range</text:span></text:p>
            </draw:text-box>
          </draw:frame>
          <draw:connector draw:style-name="gr72" draw:text-style-name="P1" draw:layer="layout" draw:type="curve" svg:x1="23.416cm" svg:y1="4.526cm" svg:x2="24.261cm" svg:y2="7.072cm" draw:start-shape="id77" draw:start-glue-point="6" draw:end-shape="id79" draw:end-glue-point="0" svg:d="m23416 4526c-753 0-627 655-228 828s1073-137 1073 1718" svg:viewBox="0 0 1393 2547">
            <text:p/>
          </draw:connector>
          <draw:custom-shape draw:style-name="gr82"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82"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81" draw:text-style-name="P1" draw:layer="layout" svg:width="0.035cm" svg:height="0.706cm" svg:x="22.886cm" svg:y="7.071cm">
            <text:p/>
            <draw:enhanced-geometry svg:viewBox="0 0 21600 21600" draw:type="rectangle" draw:enhanced-path="M 0 0 L 21600 0 21600 21600 0 21600 0 0 Z N"/>
          </draw:custom-shape>
          <draw:custom-shape draw:style-name="gr81" draw:text-style-name="P1" draw:layer="layout" svg:width="0.035cm" svg:height="0.706cm" svg:x="21.474cm" svg:y="7.071cm">
            <text:p/>
            <draw:enhanced-geometry svg:viewBox="0 0 21600 21600" draw:type="rectangle" draw:enhanced-path="M 0 0 L 21600 0 21600 21600 0 21600 0 0 Z N"/>
          </draw:custom-shape>
          <draw:frame draw:style-name="gr7" draw:text-style-name="P25" draw:layer="layout" svg:width="1.201cm" svg:height="1.195cm" svg:x="16.849cm" svg:y="6.648cm">
            <draw:text-box>
              <text:p><text:span text:style-name="T23">...</text:span></text:p>
            </draw:text-box>
          </draw:frame>
          <draw:frame draw:style-name="gr7" draw:text-style-name="P25" draw:layer="layout" svg:width="1.201cm" svg:height="1.195cm" svg:x="16.849cm" svg:y="3.335cm">
            <draw:text-box>
              <text:p><text:span text:style-name="T23">...</text:span></text:p>
            </draw:text-box>
          </draw:frame>
          <draw:frame draw:style-name="gr7" draw:text-style-name="P22" draw:layer="layout" svg:width="2.839cm" svg:height="0.607cm" svg:x="11.935cm" svg:y="7.918cm">
            <draw:text-box>
              <text:p><text:span text:style-name="T19">CV indices array</text:span></text:p>
            </draw:text-box>
          </draw:frame>
          <draw:custom-shape draw:style-name="gr85"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86" draw:text-style-name="P1" draw:layer="layout" svg:width="1.41cm" svg:height="1.414cm" draw:transform="rotate (-3.14159265358979) translate (13.001cm 15.119cm)" svg:viewBox="0 0 1411 1415" draw:points="1411,0 0,0 0,1407 1411,1415">
            <text:p/>
          </draw:polygon>
          <draw:polygon draw:style-name="gr87" draw:text-style-name="P1" draw:layer="layout" svg:width="1.41cm" svg:height="0.278cm" svg:x="11.59cm" svg:y="13.425cm" svg:viewBox="0 0 1411 279" draw:points="0,0 1411,0 1411,277 0,279">
            <text:p/>
          </draw:polygon>
          <draw:polygon draw:style-name="gr25" draw:text-style-name="P1" draw:layer="layout" svg:width="4.235cm" svg:height="4.376cm" draw:transform="rotate (-3.14159265358979) translate (7.353cm 16.673cm)" svg:viewBox="0 0 4236 4377" draw:points="4236,0 1,0 0,4352 4236,4377">
            <text:p/>
          </draw:polygon>
          <draw:frame draw:style-name="gr88" draw:text-style-name="P5" draw:layer="layout" svg:width="0.697cm" svg:height="0.645cm" svg:x="2.567cm" svg:y="12.188cm">
            <draw:text-box>
              <text:p><text:span text:style-name="T3">0</text:span></text:p>
            </draw:text-box>
          </draw:frame>
          <draw:frame draw:style-name="gr89" draw:text-style-name="P5" draw:layer="layout" svg:width="0.697cm" svg:height="0.682cm" svg:x="2.568cm" svg:y="13.703cm">
            <draw:text-box>
              <text:p><text:span text:style-name="T3">1</text:span></text:p>
            </draw:text-box>
          </draw:frame>
          <draw:frame draw:style-name="gr37" draw:text-style-name="P5" draw:layer="layout" svg:width="0.697cm" svg:height="0.681cm" svg:x="2.579cm" svg:y="15.116cm">
            <draw:text-box>
              <text:p><text:span text:style-name="T3">2</text:span></text:p>
            </draw:text-box>
          </draw:frame>
          <draw:frame draw:style-name="gr37" draw:text-style-name="P5" draw:layer="layout" svg:width="0.697cm" svg:height="0.681cm" svg:x="2.558cm" svg:y="16.647cm">
            <draw:text-box>
              <text:p><text:span text:style-name="T3">3</text:span></text:p>
            </draw:text-box>
          </draw:frame>
          <draw:frame draw:style-name="gr7" draw:text-style-name="P4" draw:layer="layout" svg:width="2.564cm" svg:height="0.645cm" svg:x="3.953cm" svg:y="11.485cm">
            <draw:text-box>
              <text:p><text:span text:style-name="T1">regular patch</text:span></text:p>
            </draw:text-box>
          </draw:frame>
          <draw:line draw:style-name="gr28" draw:text-style-name="P1" draw:layer="layout" svg:x1="4.53cm" svg:y1="12.296cm" svg:x2="4.53cm" svg:y2="16.673cm">
            <text:p/>
          </draw:line>
          <draw:line draw:style-name="gr28" draw:text-style-name="P1" draw:layer="layout" svg:x1="5.942cm" svg:y1="12.297cm" svg:x2="5.942cm" svg:y2="16.674cm">
            <text:p/>
          </draw:line>
          <draw:line draw:style-name="gr28" draw:text-style-name="P1" draw:layer="layout" svg:x1="3.118cm" svg:y1="15.119cm" svg:x2="7.353cm" svg:y2="15.119cm">
            <text:p/>
          </draw:line>
          <draw:line draw:style-name="gr28" draw:text-style-name="P1" draw:layer="layout" svg:x1="3.118cm" svg:y1="13.707cm" svg:x2="7.353cm" svg:y2="13.707cm">
            <text:p/>
          </draw:line>
          <draw:custom-shape draw:style-name="gr16"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 draw:layer="layout" svg:width="0.697cm" svg:height="0.645cm" svg:x="3.939cm" svg:y="12.188cm">
            <draw:text-box>
              <text:p><text:span text:style-name="T3">4</text:span></text:p>
            </draw:text-box>
          </draw:frame>
          <draw:frame draw:style-name="gr89" draw:text-style-name="P5" draw:layer="layout" svg:width="0.697cm" svg:height="0.682cm" svg:x="3.94cm" svg:y="13.703cm">
            <draw:text-box>
              <text:p><text:span text:style-name="T3">5</text:span></text:p>
            </draw:text-box>
          </draw:frame>
          <draw:frame draw:style-name="gr37" draw:text-style-name="P5" draw:layer="layout" svg:width="0.697cm" svg:height="0.681cm" svg:x="3.951cm" svg:y="15.116cm">
            <draw:text-box>
              <text:p><text:span text:style-name="T3">6</text:span></text:p>
            </draw:text-box>
          </draw:frame>
          <draw:frame draw:style-name="gr37" draw:text-style-name="P5" draw:layer="layout" svg:width="0.697cm" svg:height="0.681cm" svg:x="3.93cm" svg:y="16.647cm">
            <draw:text-box>
              <text:p><text:span text:style-name="T3">7</text:span></text:p>
            </draw:text-box>
          </draw:frame>
          <draw:frame draw:style-name="gr88" draw:text-style-name="P5" draw:layer="layout" svg:width="0.701cm" svg:height="0.645cm" svg:x="5.382cm" svg:y="12.188cm">
            <draw:text-box>
              <text:p><text:span text:style-name="T3">8</text:span></text:p>
            </draw:text-box>
          </draw:frame>
          <draw:frame draw:style-name="gr89" draw:text-style-name="P5" draw:layer="layout" svg:width="0.701cm" svg:height="0.682cm" svg:x="5.383cm" svg:y="13.703cm">
            <draw:text-box>
              <text:p><text:span text:style-name="T3">9</text:span></text:p>
            </draw:text-box>
          </draw:frame>
          <draw:frame draw:style-name="gr37" draw:text-style-name="P5" draw:layer="layout" svg:width="0.891cm" svg:height="0.681cm" svg:x="5.237cm" svg:y="15.116cm">
            <draw:text-box>
              <text:p><text:span text:style-name="T3">10</text:span></text:p>
            </draw:text-box>
          </draw:frame>
          <draw:frame draw:style-name="gr90" draw:text-style-name="P5" draw:layer="layout" svg:width="0.866cm" svg:height="0.681cm" svg:x="5.273cm" svg:y="16.647cm">
            <draw:text-box>
              <text:p><text:span text:style-name="T3">11</text:span></text:p>
            </draw:text-box>
          </draw:frame>
          <draw:frame draw:style-name="gr91" draw:text-style-name="P5" draw:layer="layout" svg:width="0.891cm" svg:height="0.645cm" svg:x="6.625cm" svg:y="12.188cm">
            <draw:text-box>
              <text:p><text:span text:style-name="T3">12</text:span></text:p>
            </draw:text-box>
          </draw:frame>
          <draw:frame draw:style-name="gr89" draw:text-style-name="P5" draw:layer="layout" svg:width="0.891cm" svg:height="0.682cm" svg:x="6.626cm" svg:y="13.703cm">
            <draw:text-box>
              <text:p><text:span text:style-name="T3">13</text:span></text:p>
            </draw:text-box>
          </draw:frame>
          <draw:frame draw:style-name="gr37" draw:text-style-name="P5" draw:layer="layout" svg:width="0.891cm" svg:height="0.681cm" svg:x="6.637cm" svg:y="15.116cm">
            <draw:text-box>
              <text:p><text:span text:style-name="T3">14</text:span></text:p>
            </draw:text-box>
          </draw:frame>
          <draw:frame draw:style-name="gr37" draw:text-style-name="P5" draw:layer="layout" svg:width="0.891cm" svg:height="0.681cm" svg:x="6.616cm" svg:y="16.647cm">
            <draw:text-box>
              <text:p><text:span text:style-name="T3">15</text:span></text:p>
            </draw:text-box>
          </draw:frame>
          <draw:polygon draw:style-name="gr25" draw:text-style-name="P1" draw:layer="layout" svg:width="4.235cm" svg:height="2.97cm" draw:transform="rotate (-3.14159265358979) translate (14.426cm 16.674cm)" svg:viewBox="0 0 4236 2971" draw:points="4236,0 1,0 0,2954 4236,2971">
            <text:p/>
          </draw:polygon>
          <draw:frame draw:style-name="gr89" draw:text-style-name="P5" draw:layer="layout" svg:width="0.697cm" svg:height="0.682cm" svg:x="9.641cm" svg:y="13.704cm">
            <draw:text-box>
              <text:p><text:span text:style-name="T3">3</text:span></text:p>
            </draw:text-box>
          </draw:frame>
          <draw:frame draw:style-name="gr37" draw:text-style-name="P5" draw:layer="layout" svg:width="0.697cm" svg:height="0.681cm" svg:x="9.652cm" svg:y="15.117cm">
            <draw:text-box>
              <text:p><text:span text:style-name="T3">7</text:span></text:p>
            </draw:text-box>
          </draw:frame>
          <draw:frame draw:style-name="gr37" draw:text-style-name="P5" draw:layer="layout" svg:width="0.866cm" svg:height="0.681cm" svg:x="9.531cm" svg:y="16.648cm">
            <draw:text-box>
              <text:p><text:span text:style-name="T3">11</text:span></text:p>
            </draw:text-box>
          </draw:frame>
          <draw:frame draw:style-name="gr7" draw:text-style-name="P4" draw:layer="layout" svg:width="2.919cm" svg:height="0.645cm" svg:x="10.849cm" svg:y="11.486cm">
            <draw:text-box>
              <text:p><text:span text:style-name="T1">boundary patch</text:span></text:p>
            </draw:text-box>
          </draw:frame>
          <draw:line draw:style-name="gr28" draw:text-style-name="P1" draw:layer="layout" svg:x1="11.603cm" svg:y1="13.703cm" svg:x2="11.603cm" svg:y2="16.674cm">
            <text:p/>
          </draw:line>
          <draw:line draw:style-name="gr28" draw:text-style-name="P1" draw:layer="layout" svg:x1="13.015cm" svg:y1="13.703cm" svg:x2="13.015cm" svg:y2="16.675cm">
            <text:p/>
          </draw:line>
          <draw:line draw:style-name="gr28" draw:text-style-name="P1" draw:layer="layout" svg:x1="10.191cm" svg:y1="15.12cm" svg:x2="14.426cm" svg:y2="15.12cm">
            <text:p/>
          </draw:line>
          <draw:line draw:style-name="gr28" draw:text-style-name="P1" draw:layer="layout" svg:x1="10.191cm" svg:y1="13.708cm" svg:x2="14.426cm" svg:y2="13.708cm">
            <text:p/>
          </draw:line>
          <draw:custom-shape draw:style-name="gr16"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1.013cm" svg:y="13.704cm">
            <draw:text-box>
              <text:p><text:span text:style-name="T3">2</text:span></text:p>
            </draw:text-box>
          </draw:frame>
          <draw:frame draw:style-name="gr37" draw:text-style-name="P5" draw:layer="layout" svg:width="0.697cm" svg:height="0.681cm" svg:x="11.024cm" svg:y="15.117cm">
            <draw:text-box>
              <text:p><text:span text:style-name="T3">6</text:span></text:p>
            </draw:text-box>
          </draw:frame>
          <draw:frame draw:style-name="gr37" draw:text-style-name="P5" draw:layer="layout" svg:width="0.891cm" svg:height="0.681cm" svg:x="10.884cm" svg:y="16.648cm">
            <draw:text-box>
              <text:p><text:span text:style-name="T3">10</text:span></text:p>
            </draw:text-box>
          </draw:frame>
          <draw:frame draw:style-name="gr89" draw:text-style-name="P5" draw:layer="layout" svg:width="0.697cm" svg:height="0.682cm" svg:x="12.456cm" svg:y="13.704cm">
            <draw:text-box>
              <text:p><text:span text:style-name="T3">1</text:span></text:p>
            </draw:text-box>
          </draw:frame>
          <draw:frame draw:style-name="gr37" draw:text-style-name="P5" draw:layer="layout" svg:width="0.697cm" svg:height="0.681cm" svg:x="12.31cm" svg:y="15.117cm">
            <draw:text-box>
              <text:p><text:span text:style-name="T3">5</text:span></text:p>
            </draw:text-box>
          </draw:frame>
          <draw:frame draw:style-name="gr90" draw:text-style-name="P5" draw:layer="layout" svg:width="0.798cm" svg:height="0.681cm" svg:x="12.346cm" svg:y="16.648cm">
            <draw:text-box>
              <text:p><text:span text:style-name="T3">9</text:span></text:p>
            </draw:text-box>
          </draw:frame>
          <draw:frame draw:style-name="gr89" draw:text-style-name="P5" draw:layer="layout" svg:width="0.697cm" svg:height="0.682cm" svg:x="13.699cm" svg:y="13.704cm">
            <draw:text-box>
              <text:p><text:span text:style-name="T3">0</text:span></text:p>
            </draw:text-box>
          </draw:frame>
          <draw:frame draw:style-name="gr37" draw:text-style-name="P5" draw:layer="layout" svg:width="0.697cm" svg:height="0.681cm" svg:x="13.71cm" svg:y="15.117cm">
            <draw:text-box>
              <text:p><text:span text:style-name="T3">4</text:span></text:p>
            </draw:text-box>
          </draw:frame>
          <draw:frame draw:style-name="gr37" draw:text-style-name="P5" draw:layer="layout" svg:width="0.701cm" svg:height="0.681cm" svg:x="13.689cm" svg:y="16.648cm">
            <draw:text-box>
              <text:p><text:span text:style-name="T3">8</text:span></text:p>
            </draw:text-box>
          </draw:frame>
          <draw:polygon draw:style-name="gr87" draw:text-style-name="P1" draw:layer="layout" svg:width="1.694cm" svg:height="1.692cm" svg:x="16.955cm" svg:y="13.426cm" svg:viewBox="0 0 1695 1693" draw:points="0,0 1694,0 1695,1684 0,1693">
            <text:p/>
          </draw:polygon>
          <draw:polygon draw:style-name="gr25" draw:text-style-name="P1" draw:layer="layout" svg:width="2.811cm" svg:height="2.97cm" draw:transform="rotate (-3.14159265358979) translate (20.062cm 16.675cm)" svg:viewBox="0 0 2812 2971" draw:points="2812,0 1,0 0,2954 2812,2971">
            <text:p/>
          </draw:polygon>
          <draw:frame draw:style-name="gr89" draw:text-style-name="P5" draw:layer="layout" svg:width="0.697cm" svg:height="0.682cm" svg:x="17.106cm" svg:y="13.705cm">
            <draw:text-box>
              <text:p><text:span text:style-name="T3">2</text:span></text:p>
            </draw:text-box>
          </draw:frame>
          <draw:frame draw:style-name="gr37" draw:text-style-name="P5" draw:layer="layout" svg:width="0.697cm" svg:height="0.681cm" svg:x="17.117cm" svg:y="15.118cm">
            <draw:text-box>
              <text:p><text:span text:style-name="T3">5</text:span></text:p>
            </draw:text-box>
          </draw:frame>
          <draw:frame draw:style-name="gr7" draw:text-style-name="P4" draw:layer="layout" svg:width="2.458cm" svg:height="0.645cm" svg:x="17.427cm" svg:y="11.487cm">
            <draw:text-box>
              <text:p><text:span text:style-name="T1">corner patch</text:span></text:p>
            </draw:text-box>
          </draw:frame>
          <draw:line draw:style-name="gr28" draw:text-style-name="P1" draw:layer="layout" svg:x1="18.663cm" svg:y1="13.704cm" svg:x2="18.663cm" svg:y2="16.675cm">
            <text:p/>
          </draw:line>
          <draw:line draw:style-name="gr28" draw:text-style-name="P1" draw:layer="layout" svg:x1="17.251cm" svg:y1="15.121cm" svg:x2="20.062cm" svg:y2="15.119cm">
            <text:p/>
          </draw:line>
          <draw:custom-shape draw:style-name="gr16"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8.478cm" svg:y="13.705cm">
            <draw:text-box>
              <text:p><text:span text:style-name="T3">1</text:span></text:p>
            </draw:text-box>
          </draw:frame>
          <draw:frame draw:style-name="gr37" draw:text-style-name="P5" draw:layer="layout" svg:width="0.697cm" svg:height="0.681cm" svg:x="18.489cm" svg:y="15.118cm">
            <draw:text-box>
              <text:p><text:span text:style-name="T3">4</text:span></text:p>
            </draw:text-box>
          </draw:frame>
          <draw:frame draw:style-name="gr37" draw:text-style-name="P5" draw:layer="layout" svg:width="0.697cm" svg:height="0.681cm" svg:x="18.468cm" svg:y="16.649cm">
            <draw:text-box>
              <text:p><text:span text:style-name="T3">7</text:span></text:p>
            </draw:text-box>
          </draw:frame>
          <draw:frame draw:style-name="gr89" draw:text-style-name="P5" draw:layer="layout" svg:width="0.697cm" svg:height="0.682cm" svg:x="19.987cm" svg:y="13.705cm">
            <draw:text-box>
              <text:p><text:span text:style-name="T3">0</text:span></text:p>
            </draw:text-box>
          </draw:frame>
          <draw:frame draw:style-name="gr37" draw:text-style-name="P5" draw:layer="layout" svg:width="0.697cm" svg:height="0.681cm" svg:x="19.841cm" svg:y="15.118cm">
            <draw:text-box>
              <text:p><text:span text:style-name="T3">3</text:span></text:p>
            </draw:text-box>
          </draw:frame>
          <draw:frame draw:style-name="gr90" draw:text-style-name="P5" draw:layer="layout" svg:width="0.798cm" svg:height="0.681cm" svg:x="19.877cm" svg:y="16.649cm">
            <draw:text-box>
              <text:p><text:span text:style-name="T3">6</text:span></text:p>
            </draw:text-box>
          </draw:frame>
          <draw:frame draw:style-name="gr37" draw:text-style-name="P5" draw:layer="layout" svg:width="0.701cm" svg:height="0.681cm" svg:x="17.096cm" svg:y="16.649cm">
            <draw:text-box>
              <text:p><text:span text:style-name="T3">8</text:span></text:p>
            </draw:text-box>
          </draw:frame>
        </draw:g>
        <draw:g>
          <draw:g>
            <draw:polygon draw:style-name="gr92" draw:text-style-name="P1" draw:layer="layout" svg:width="1.411cm" svg:height="1.411cm" draw:transform="rotate (-3.14159265358979) translate (23.592cm 22.18cm)" svg:viewBox="0 0 1412 1412" draw:points="1412,0 0,0 0,1404 1412,1412">
              <text:p/>
            </draw:polygon>
            <draw:polygon draw:style-name="gr92" draw:text-style-name="P1" draw:layer="layout" svg:width="1.411cm" svg:height="1.411cm" draw:transform="rotate (-3.14159265358979) translate (21.474cm 22.18cm)" svg:viewBox="0 0 1412 1412" draw:points="1412,0 0,0 0,1404 1412,1412">
              <text:p/>
            </draw:polygon>
            <draw:polygon draw:style-name="gr92" draw:text-style-name="P1" draw:layer="layout" svg:width="1.411cm" svg:height="1.411cm" draw:transform="rotate (-3.14159265358979) translate (15.119cm 23.592cm)" svg:viewBox="0 0 1412 1412" draw:points="1412,0 0,0 0,1404 1412,1412">
              <text:p/>
            </draw:polygon>
            <draw:polygon draw:style-name="gr92" draw:text-style-name="P1" draw:layer="layout" svg:width="1.411cm" svg:height="1.411cm" draw:transform="rotate (-3.14159265358979) translate (11.59cm 22.18cm)" svg:viewBox="0 0 1412 1412" draw:points="1412,0 0,0 0,1404 1412,1412">
              <text:p/>
            </draw:polygon>
            <draw:polygon draw:style-name="gr93" draw:text-style-name="P1" draw:layer="layout" svg:width="1.411cm" svg:height="1.411cm" draw:transform="rotate (-3.14159265358979) translate (5.236cm 22.18cm)" svg:viewBox="0 0 1412 1412" draw:points="1412,0 0,0 0,1404 1412,1412">
              <text:p/>
            </draw:polygon>
            <draw:polygon draw:style-name="gr92" draw:text-style-name="P1" draw:layer="layout" svg:width="1.411cm" svg:height="1.411cm" draw:transform="rotate (-3.14159265358979) translate (5.236cm 20.768cm)" svg:viewBox="0 0 1412 1412" draw:points="1412,0 0,0 0,1404 1412,1412">
              <text:p/>
            </draw:polygon>
            <draw:polygon draw:style-name="gr94" draw:text-style-name="P1" draw:layer="layout" svg:width="4.235cm" svg:height="1.411cm" draw:transform="rotate (-3.14159265358979) translate (6.648cm 22.18cm)" svg:viewBox="0 0 4236 1412" draw:points="4236,0 1,0 0,1404 4236,1412">
              <text:p/>
            </draw:polygon>
            <draw:polygon draw:style-name="gr94" draw:text-style-name="P1" draw:layer="layout" svg:width="1.411cm" svg:height="4.235cm" draw:transform="rotate (-3.14159265358979) translate (5.237cm 23.592cm)" svg:viewBox="0 0 1412 4236" draw:points="1412,0 0,0 0,4212 1412,4236">
              <text:p/>
            </draw:polygon>
            <draw:line draw:style-name="gr28" draw:text-style-name="P1" draw:layer="layout" svg:x1="3.824cm" svg:y1="20.062cm" svg:x2="5.236cm" svg:y2="20.062cm">
              <text:p/>
            </draw:line>
            <draw:line draw:style-name="gr28" draw:text-style-name="P1" draw:layer="layout" svg:x1="4.53cm" svg:y1="20.768cm" svg:x2="4.53cm" svg:y2="19.356cm">
              <text:p/>
            </draw:line>
            <draw:line draw:style-name="gr28" draw:text-style-name="P1" draw:layer="layout" svg:x1="4.53cm" svg:y1="20.768cm" svg:x2="5.236cm" svg:y2="22.18cm">
              <text:p/>
            </draw:line>
            <draw:line draw:style-name="gr28" draw:text-style-name="P1" draw:layer="layout" svg:x1="3.824cm" svg:y1="22.18cm" svg:x2="4.53cm" svg:y2="20.768cm">
              <text:p/>
            </draw:line>
            <draw:polygon draw:style-name="gr93" draw:text-style-name="P1" draw:layer="layout" svg:width="1.411cm" svg:height="1.411cm" draw:transform="rotate (-3.14159265358979) translate (10.177cm 22.18cm)" svg:viewBox="0 0 1412 1412" draw:points="1412,0 0,0 0,1404 1412,1412">
              <text:p/>
            </draw:polygon>
            <draw:polygon draw:style-name="gr92" draw:text-style-name="P1" draw:layer="layout" svg:width="1.411cm" svg:height="1.411cm" draw:transform="rotate (-3.14159265358979) translate (10.177cm 20.768cm)" svg:viewBox="0 0 1412 1412" draw:points="1412,0 0,0 0,1404 1412,1412">
              <text:p/>
            </draw:polygon>
            <draw:polygon draw:style-name="gr94" draw:text-style-name="P1" draw:layer="layout" svg:width="4.235cm" svg:height="1.411cm" draw:transform="rotate (-3.14159265358979) translate (11.589cm 22.18cm)" svg:viewBox="0 0 4236 1412" draw:points="4236,0 1,0 0,1404 4236,1412">
              <text:p/>
            </draw:polygon>
            <draw:polygon draw:style-name="gr94" draw:text-style-name="P1" draw:layer="layout" svg:width="1.411cm" svg:height="4.235cm" draw:transform="rotate (-3.14159265358979) translate (10.178cm 23.592cm)" svg:viewBox="0 0 1412 4236" draw:points="1412,0 0,0 0,4212 1412,4236">
              <text:p/>
            </draw:polygon>
            <draw:line draw:style-name="gr28" draw:text-style-name="P1" draw:layer="layout" svg:x1="8.765cm" svg:y1="20.062cm" svg:x2="10.177cm" svg:y2="20.062cm">
              <text:p/>
            </draw:line>
            <draw:line draw:style-name="gr28" draw:text-style-name="P1" draw:layer="layout" svg:x1="9.471cm" svg:y1="20.768cm" svg:x2="9.471cm" svg:y2="19.356cm">
              <text:p/>
            </draw:line>
            <draw:line draw:style-name="gr28" draw:text-style-name="P1" draw:layer="layout" svg:x1="9.471cm" svg:y1="20.768cm" svg:x2="10.178cm" svg:y2="21.474cm">
              <text:p/>
            </draw:line>
            <draw:line draw:style-name="gr28" draw:text-style-name="P1" draw:layer="layout" svg:x1="8.765cm" svg:y1="22.18cm" svg:x2="9.471cm" svg:y2="20.768cm">
              <text:p/>
            </draw:line>
            <draw:line draw:style-name="gr28" draw:text-style-name="P1" draw:layer="layout" svg:x1="10.178cm" svg:y1="21.474cm" svg:x2="11.59cm" svg:y2="21.474cm">
              <text:p/>
            </draw:line>
            <draw:line draw:style-name="gr28" draw:text-style-name="P1" draw:layer="layout" svg:x1="10.884cm" svg:y1="22.18cm" svg:x2="10.884cm" svg:y2="20.768cm">
              <text:p/>
            </draw:line>
            <draw:line draw:style-name="gr28" draw:text-style-name="P1" draw:layer="layout" svg:x1="8.766cm" svg:y1="22.18cm" svg:x2="10.179cm" svg:y2="21.474cm">
              <text:p/>
            </draw:line>
            <draw:polygon draw:style-name="gr93" draw:text-style-name="P1" draw:layer="layout" svg:width="1.411cm" svg:height="1.411cm" draw:transform="rotate (-3.14159265358979) translate (15.12cm 22.18cm)" svg:viewBox="0 0 1412 1412" draw:points="1412,0 0,0 0,1404 1412,1412">
              <text:p/>
            </draw:polygon>
            <draw:polygon draw:style-name="gr92" draw:text-style-name="P1" draw:layer="layout" svg:width="1.411cm" svg:height="1.411cm" draw:transform="rotate (-3.14159265358979) translate (15.12cm 20.768cm)" svg:viewBox="0 0 1412 1412" draw:points="1412,0 0,0 0,1404 1412,1412">
              <text:p/>
            </draw:polygon>
            <draw:polygon draw:style-name="gr94" draw:text-style-name="P1" draw:layer="layout" svg:width="4.235cm" svg:height="1.411cm" draw:transform="rotate (-3.14159265358979) translate (16.532cm 22.18cm)" svg:viewBox="0 0 4236 1412" draw:points="4236,0 1,0 0,1404 4236,1412">
              <text:p/>
            </draw:polygon>
            <draw:polygon draw:style-name="gr94" draw:text-style-name="P1" draw:layer="layout" svg:width="1.411cm" svg:height="4.235cm" draw:transform="rotate (-3.14159265358979) translate (15.121cm 23.592cm)" svg:viewBox="0 0 1412 4236" draw:points="1412,0 0,0 0,4212 1412,4236">
              <text:p/>
            </draw:polygon>
            <draw:line draw:style-name="gr28" draw:text-style-name="P1" draw:layer="layout" svg:x1="13.708cm" svg:y1="20.062cm" svg:x2="15.12cm" svg:y2="20.062cm">
              <text:p/>
            </draw:line>
            <draw:line draw:style-name="gr28" draw:text-style-name="P1" draw:layer="layout" svg:x1="14.414cm" svg:y1="20.768cm" svg:x2="14.414cm" svg:y2="19.356cm">
              <text:p/>
            </draw:line>
            <draw:line draw:style-name="gr28" draw:text-style-name="P1" draw:layer="layout" svg:x1="14.413cm" svg:y1="22.18cm" svg:x2="14.414cm" svg:y2="20.768cm">
              <text:p/>
            </draw:line>
            <draw:line draw:style-name="gr28" draw:text-style-name="P1" draw:layer="layout" svg:x1="13.708cm" svg:y1="22.886cm" svg:x2="15.12cm" svg:y2="22.886cm">
              <text:p/>
            </draw:line>
            <draw:line draw:style-name="gr28" draw:text-style-name="P1" draw:layer="layout" svg:x1="14.414cm" svg:y1="23.592cm" svg:x2="14.414cm" svg:y2="22.18cm">
              <text:p/>
            </draw:line>
            <draw:polygon draw:style-name="gr92" draw:text-style-name="P1" draw:layer="layout" svg:width="1.411cm" svg:height="1.411cm" draw:transform="rotate (-3.14159265358979) translate (20.061cm 23.592cm)" svg:viewBox="0 0 1412 1412" draw:points="1412,0 0,0 0,1404 1412,1412">
              <text:p/>
            </draw:polygon>
            <draw:polygon draw:style-name="gr93" draw:text-style-name="P1" draw:layer="layout" svg:width="1.411cm" svg:height="1.411cm" draw:transform="rotate (-3.14159265358979) translate (20.062cm 22.18cm)" svg:viewBox="0 0 1412 1412" draw:points="1412,0 0,0 0,1404 1412,1412">
              <text:p/>
            </draw:polygon>
            <draw:polygon draw:style-name="gr92" draw:text-style-name="P1" draw:layer="layout" svg:width="1.411cm" svg:height="1.411cm" draw:transform="rotate (-3.14159265358979) translate (20.062cm 20.768cm)" svg:viewBox="0 0 1412 1412" draw:points="1412,0 0,0 0,1404 1412,1412">
              <text:p/>
            </draw:polygon>
            <draw:polygon draw:style-name="gr94" draw:text-style-name="P1" draw:layer="layout" svg:width="4.235cm" svg:height="1.411cm" draw:transform="rotate (-3.14159265358979) translate (21.474cm 22.18cm)" svg:viewBox="0 0 4236 1412" draw:points="4236,0 1,0 0,1404 4236,1412">
              <text:p/>
            </draw:polygon>
            <draw:polygon draw:style-name="gr94" draw:text-style-name="P1" draw:layer="layout" svg:width="1.411cm" svg:height="4.235cm" draw:transform="rotate (-3.14159265358979) translate (20.063cm 23.592cm)" svg:viewBox="0 0 1412 4236" draw:points="1412,0 0,0 0,4212 1412,4236">
              <text:p/>
            </draw:polygon>
            <draw:line draw:style-name="gr28" draw:text-style-name="P1" draw:layer="layout" svg:x1="18.65cm" svg:y1="20.062cm" svg:x2="20.062cm" svg:y2="20.062cm">
              <text:p/>
            </draw:line>
            <draw:line draw:style-name="gr28" draw:text-style-name="P1" draw:layer="layout" svg:x1="19.356cm" svg:y1="20.768cm" svg:x2="19.356cm" svg:y2="19.356cm">
              <text:p/>
            </draw:line>
            <draw:line draw:style-name="gr28" draw:text-style-name="P1" draw:layer="layout" svg:x1="19.355cm" svg:y1="22.18cm" svg:x2="19.356cm" svg:y2="20.768cm">
              <text:p/>
            </draw:line>
            <draw:line draw:style-name="gr28" draw:text-style-name="P1" draw:layer="layout" svg:x1="18.65cm" svg:y1="22.886cm" svg:x2="20.062cm" svg:y2="22.886cm">
              <text:p/>
            </draw:line>
            <draw:line draw:style-name="gr28" draw:text-style-name="P1" draw:layer="layout" svg:x1="19.356cm" svg:y1="23.592cm" svg:x2="19.356cm" svg:y2="22.18cm">
              <text:p/>
            </draw:line>
            <draw:line draw:style-name="gr28" draw:text-style-name="P1" draw:layer="layout" svg:x1="20.062cm" svg:y1="21.474cm" svg:x2="21.474cm" svg:y2="21.474cm">
              <text:p/>
            </draw:line>
            <draw:line draw:style-name="gr28" draw:text-style-name="P1" draw:layer="layout" svg:x1="20.768cm" svg:y1="22.18cm" svg:x2="20.768cm" svg:y2="20.768cm">
              <text:p/>
            </draw:line>
            <draw:line draw:style-name="gr28" draw:text-style-name="P1" draw:layer="layout" svg:x1="19.356cm" svg:y1="22.18cm" svg:x2="20.062cm" svg:y2="21.474cm">
              <text:p/>
            </draw:line>
            <draw:line draw:style-name="gr28" draw:text-style-name="P1" draw:layer="layout" svg:x1="20.062cm" svg:y1="21.474cm" svg:x2="19.357cm" svg:y2="20.768cm">
              <text:p/>
            </draw:line>
            <draw:polygon draw:style-name="gr92" draw:text-style-name="P1" draw:layer="layout" svg:width="1.411cm" svg:height="1.411cm" draw:transform="rotate (-3.14159265358979) translate (26.416cm 22.18cm)" svg:viewBox="0 0 1412 1412" draw:points="1412,0 0,0 0,1404 1412,1412">
              <text:p/>
            </draw:polygon>
            <draw:polygon draw:style-name="gr92" draw:text-style-name="P1" draw:layer="layout" svg:width="1.411cm" svg:height="1.411cm" draw:transform="rotate (-3.14159265358979) translate (25.003cm 23.592cm)" svg:viewBox="0 0 1412 1412" draw:points="1412,0 0,0 0,1404 1412,1412">
              <text:p/>
            </draw:polygon>
            <draw:polygon draw:style-name="gr93" draw:text-style-name="P1" draw:layer="layout" svg:width="1.411cm" svg:height="1.411cm" draw:transform="rotate (-3.14159265358979) translate (25.004cm 22.18cm)" svg:viewBox="0 0 1412 1412" draw:points="1412,0 0,0 0,1404 1412,1412">
              <text:p/>
            </draw:polygon>
            <draw:polygon draw:style-name="gr92" draw:text-style-name="P1" draw:layer="layout" svg:width="1.411cm" svg:height="1.411cm" draw:transform="rotate (-3.14159265358979) translate (25.004cm 20.768cm)" svg:viewBox="0 0 1412 1412" draw:points="1412,0 0,0 0,1404 1412,1412">
              <text:p/>
            </draw:polygon>
            <draw:polygon draw:style-name="gr94" draw:text-style-name="P1" draw:layer="layout" svg:width="4.235cm" svg:height="1.411cm" draw:transform="rotate (-3.14159265358979) translate (26.416cm 22.18cm)" svg:viewBox="0 0 4236 1412" draw:points="4236,0 1,0 0,1404 4236,1412">
              <text:p/>
            </draw:polygon>
            <draw:polygon draw:style-name="gr94" draw:text-style-name="P1" draw:layer="layout" svg:width="1.411cm" svg:height="4.235cm" draw:transform="rotate (-3.14159265358979) translate (25.005cm 23.592cm)" svg:viewBox="0 0 1412 4236" draw:points="1412,0 0,0 0,4212 1412,4236">
              <text:p/>
            </draw:polygon>
            <draw:line draw:style-name="gr28" draw:text-style-name="P1" draw:layer="layout" svg:x1="23.592cm" svg:y1="20.062cm" svg:x2="25.004cm" svg:y2="20.062cm">
              <text:p/>
            </draw:line>
            <draw:line draw:style-name="gr28" draw:text-style-name="P1" draw:layer="layout" svg:x1="24.298cm" svg:y1="20.768cm" svg:x2="24.298cm" svg:y2="19.356cm">
              <text:p/>
            </draw:line>
            <draw:line draw:style-name="gr28" draw:text-style-name="P1" draw:layer="layout" svg:x1="24.297cm" svg:y1="22.18cm" svg:x2="24.298cm" svg:y2="20.768cm">
              <text:p/>
            </draw:line>
            <draw:line draw:style-name="gr28" draw:text-style-name="P1" draw:layer="layout" svg:x1="23.592cm" svg:y1="22.886cm" svg:x2="25.004cm" svg:y2="22.886cm">
              <text:p/>
            </draw:line>
            <draw:line draw:style-name="gr28" draw:text-style-name="P1" draw:layer="layout" svg:x1="24.298cm" svg:y1="23.592cm" svg:x2="24.298cm" svg:y2="22.18cm">
              <text:p/>
            </draw:line>
            <draw:line draw:style-name="gr28" draw:text-style-name="P1" draw:layer="layout" svg:x1="25.004cm" svg:y1="21.474cm" svg:x2="26.416cm" svg:y2="21.474cm">
              <text:p/>
            </draw:line>
            <draw:line draw:style-name="gr28" draw:text-style-name="P1" draw:layer="layout" svg:x1="25.71cm" svg:y1="22.18cm" svg:x2="25.71cm" svg:y2="20.768cm">
              <text:p/>
            </draw:line>
            <draw:line draw:style-name="gr28" draw:text-style-name="P1" draw:layer="layout" svg:x1="23.592cm" svg:y1="21.474cm" svg:x2="25.004cm" svg:y2="21.474cm">
              <text:p/>
            </draw:line>
            <draw:line draw:style-name="gr28" draw:text-style-name="P1" draw:layer="layout" svg:x1="22.18cm" svg:y1="21.474cm" svg:x2="23.592cm" svg:y2="21.474cm">
              <text:p/>
            </draw:line>
            <draw:line draw:style-name="gr28" draw:text-style-name="P1" draw:layer="layout" svg:x1="22.886cm" svg:y1="22.18cm" svg:x2="22.886cm" svg:y2="20.768cm">
              <text:p/>
            </draw:line>
          </draw:g>
          <draw:frame draw:style-name="gr7" draw:text-style-name="P4" draw:layer="layout" svg:width="3.453cm" svg:height="0.645cm" svg:x="12.688cm" svg:y="18.508cm">
            <draw:text-box>
              <text:p><text:span text:style-name="T1">Transition Patterns</text:span></text:p>
            </draw:text-box>
          </draw:frame>
        </draw:g>
      </draw:page>
      <draw:page draw:name="page7" draw:style-name="dp1" draw:master-page-name="Default">
        <draw:g>
          <draw:custom-shape draw:style-name="gr95" draw:text-style-name="P26" draw:layer="layout" svg:width="24.286cm" svg:height="25.275cm" svg:x="5.942cm" svg:y="4.106cm">
            <text:p text:style-name="P1"><text:span text:style-name="T24">FAR</text:span></text:p>
            <draw:enhanced-geometry svg:viewBox="0 0 21600 21600" draw:type="rectangle" draw:enhanced-path="M 0 0 L 21600 0 21600 21600 0 21600 0 0 Z N"/>
          </draw:custom-shape>
          <draw:custom-shape draw:style-name="gr96" draw:text-style-name="P27" draw:layer="layout" svg:width="19.627cm" svg:height="13.414cm" svg:x="10.601cm" svg:y="15.967cm">
            <text:p text:style-name="P1"><text:span text:style-name="T25">OSD</text:span></text:p>
            <draw:enhanced-geometry svg:viewBox="0 0 21600 21600" draw:type="rectangle" draw:enhanced-path="M 0 0 L 21600 0 21600 21600 0 21600 0 0 Z N"/>
          </draw:custom-shape>
          <draw:custom-shape draw:style-name="gr97" draw:text-style-name="P20" xml:id="id81" draw:id="id81"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0" xml:id="id87" draw:id="id87"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0.602cm" svg:y1="8.484cm" svg:x2="11.262cm" svg:y2="7.565cm" draw:start-shape="id80" draw:start-glue-point="4" draw:end-shape="id81" draw:end-glue-point="5" svg:d="m10602 8484v-919h660" svg:viewBox="0 0 661 920">
            <text:p/>
          </draw:connector>
          <draw:connector draw:style-name="gr98" draw:text-style-name="P1" draw:layer="layout" svg:x1="12.674cm" svg:y1="6.506cm" svg:x2="12.674cm" svg:y2="5.659cm" draw:start-shape="id81" draw:start-glue-point="4" draw:end-shape="id82" draw:end-glue-point="6" svg:d="m12674 6506v-847" svg:viewBox="0 0 1 848">
            <text:p/>
          </draw:connector>
          <draw:custom-shape draw:style-name="gr97" draw:text-style-name="P16" xml:id="id83" draw:id="id83" draw:layer="layout" svg:width="2.824cm" svg:height="2.136cm" svg:x="11.262cm" svg:y="11.43cm">
            <text:p text:style-name="P1"><text:span text:style-name="T12">refine more </text:span></text:p>
            <text:p text:style-name="P1"><text:span text:style-name="T12">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2.674cm" svg:y1="11.43cm" svg:x2="10.602cm" svg:y2="9.897cm" draw:start-shape="id83" draw:start-glue-point="4" draw:end-shape="id80" draw:end-glue-point="8" svg:d="m12674 11430v-766h-2072v-767" svg:viewBox="0 0 2073 1534">
            <text:p/>
          </draw:connector>
          <draw:connector draw:style-name="gr98" draw:text-style-name="P1" draw:layer="layout" svg:x1="12.674cm" svg:y1="14.552cm" svg:x2="12.674cm" svg:y2="13.566cm" draw:start-shape="id84" draw:start-glue-point="4" draw:end-shape="id83" draw:end-glue-point="6" svg:d="m12674 14552v-986" svg:viewBox="0 0 1 987">
            <text:p/>
          </draw:connector>
          <draw:connector draw:style-name="gr98" draw:text-style-name="P1" draw:layer="layout" svg:x1="14.979cm" svg:y1="8.483cm" svg:x2="14.086cm" svg:y2="7.565cm" draw:start-shape="id85" draw:start-glue-point="4" draw:end-shape="id81" draw:end-glue-point="7" svg:d="m14979 8483v-918h-893" svg:viewBox="0 0 894 919">
            <text:p/>
          </draw:connector>
          <draw:connector draw:style-name="gr98" draw:text-style-name="P1" draw:layer="layout" svg:x1="12.674cm" svg:y1="4.809cm" svg:x2="9.613cm" svg:y2="3.682cm" draw:start-shape="id82" draw:start-glue-point="4" draw:end-shape="id86" draw:end-glue-point="7" svg:d="m12674 4809v-563h-3061v-564" svg:viewBox="0 0 3062 1128">
            <text:p/>
          </draw:connector>
          <draw:connector draw:style-name="gr98" draw:text-style-name="P1" draw:layer="layout" svg:x1="12.674cm" svg:y1="11.43cm" svg:x2="14.979cm" svg:y2="9.896cm" draw:start-shape="id83" draw:start-glue-point="4" draw:end-shape="id85" draw:end-glue-point="8" svg:d="m12674 11430v-767h2305v-767" svg:viewBox="0 0 2306 1535">
            <text:p/>
          </draw:connector>
          <draw:custom-shape draw:style-name="gr97" draw:text-style-name="P16" xml:id="id80" draw:id="id80" draw:layer="layout" svg:width="1.413cm" svg:height="1.413cm" svg:x="9.895cm" svg:y="8.484cm">
            <text:p text:style-name="P1"><text:span text:style-name="T12">Refine</text:span></text:p>
            <text:p text:style-name="P1"><text:span text:style-name="T12">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6" xml:id="id85" draw:id="id85" draw:layer="layout" svg:width="1.413cm" svg:height="1.413cm" svg:x="14.272cm" svg:y="8.483cm">
            <text:p text:style-name="P1"><text:span text:style-name="T12">Refine</text:span></text:p>
            <text:p text:style-name="P1"><text:span text:style-name="T12">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2.674cm" svg:y1="16.532cm" svg:x2="12.674cm" svg:y2="15.402cm" draw:start-shape="id87" draw:start-glue-point="4" draw:end-shape="id84" draw:end-glue-point="6" svg:d="m12674 16532v-1130" svg:viewBox="0 0 1 1131">
            <text:p/>
          </draw:connector>
          <draw:connector draw:style-name="gr98" draw:text-style-name="P1" draw:layer="layout" svg:x1="17.167cm" svg:y1="17.52cm" svg:x2="14.086cm" svg:y2="17.521cm" draw:start-shape="id88" draw:start-glue-point="5" draw:end-shape="id87" draw:end-glue-point="7" svg:d="m17167 17520h-1540v1h-1541" svg:viewBox="0 0 3082 2">
            <text:p/>
          </draw:connector>
          <draw:custom-shape draw:style-name="gr9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978cm" svg:y1="21.898cm" svg:x2="12.674cm" svg:y2="18.509cm" draw:start-shape="id89" draw:start-glue-point="10" draw:end-shape="id87" draw:end-glue-point="6" svg:d="m8978 21898h3696v-3389" svg:viewBox="0 0 3697 3390">
            <text:p/>
          </draw:connector>
          <draw:custom-shape draw:style-name="gr97" draw:text-style-name="P20" xml:id="id90" draw:id="id90"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3.777cm" svg:y1="19.214cm" svg:x2="20.645cm" svg:y2="17.52cm" draw:start-shape="id90" draw:start-glue-point="4" draw:end-shape="id88" draw:end-glue-point="7" svg:d="m23777 19214v-1694h-3132" svg:viewBox="0 0 3133 1695">
            <text:p/>
          </draw:connector>
          <draw:connector draw:style-name="gr98" draw:text-style-name="P1" draw:layer="layout" svg:x1="23.777cm" svg:y1="22.318cm" svg:x2="23.777cm" svg:y2="21.191cm" draw:start-shape="id91" draw:start-glue-point="4" draw:end-shape="id90" draw:end-glue-point="6" svg:d="m23777 22318v-1127" svg:viewBox="0 0 1 1128">
            <text:p/>
          </draw:connector>
          <draw:custom-shape draw:style-name="gr97" draw:text-style-name="P20" xml:id="id92" draw:id="id92"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8.907cm" svg:y1="19.496cm" svg:x2="18.906cm" svg:y2="17.945cm" draw:start-shape="id92" draw:start-glue-point="4" draw:end-shape="id88" draw:end-glue-point="6" svg:d="m18907 19496v-775h-1v-776" svg:viewBox="0 0 2 1552">
            <text:p/>
          </draw:connector>
          <draw:connector draw:style-name="gr98" draw:text-style-name="P1" draw:layer="layout" draw:line-skew="0.564cm" svg:x1="23.071cm" svg:y1="26.132cm" svg:x2="19.895cm" svg:y2="24.065cm" draw:start-shape="id93" draw:end-shape="id94" svg:d="m23071 26132h-1024v-2067h-2152" svg:viewBox="0 0 3177 2068">
            <text:p/>
          </draw:connector>
          <draw:connector draw:style-name="gr98" draw:text-style-name="P1" draw:layer="layout" svg:x1="13.76cm" svg:y1="20.202cm" svg:x2="6.789cm" svg:y2="3.682cm" draw:start-shape="id95" draw:start-glue-point="5" draw:end-shape="id96" draw:end-glue-point="7" svg:d="m13760 20202h-6971v-16520" svg:viewBox="0 0 6972 16521">
            <text:p/>
          </draw:connector>
          <draw:custom-shape draw:style-name="gr9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3.778cm" svg:y1="25.426cm" svg:x2="23.777cm" svg:y2="23.168cm" draw:start-shape="id93" draw:start-glue-point="4" draw:end-shape="id91" draw:end-glue-point="6" svg:d="m23778 25426v-1129h-1v-1129" svg:viewBox="0 0 2 2259">
            <text:p/>
          </draw:connector>
          <draw:custom-shape draw:style-name="gr100" draw:text-style-name="P1" xml:id="id106" draw:id="id106" draw:layer="layout" svg:width="2.118cm" svg:height="0.706cm" svg:x="22.718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3.778cm" svg:y1="27.685cm" svg:x2="23.778cm" svg:y2="26.839cm" draw:start-shape="id97" draw:start-glue-point="5" draw:end-shape="id93" draw:end-glue-point="8" svg:d="m23778 27685v-846" svg:viewBox="0 0 1 847">
            <text:p/>
          </draw:connector>
          <draw:custom-shape draw:style-name="gr97" draw:text-style-name="P20" xml:id="id99" draw:id="id99"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8.065cm" svg:y1="22.318cm" svg:x2="28.065cm" svg:y2="21.191cm" draw:start-shape="id98" draw:start-glue-point="4" draw:end-shape="id99" draw:end-glue-point="6" svg:d="m28065 22318v-1127" svg:viewBox="0 0 1 1128">
            <text:p/>
          </draw:connector>
          <draw:custom-shape draw:style-name="gr9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8.066cm" svg:y1="25.426cm" svg:x2="28.065cm" svg:y2="23.168cm" draw:start-shape="id100" draw:start-glue-point="4" draw:end-shape="id98" draw:end-glue-point="6" svg:d="m28066 25426v-1129h-1v-1129" svg:viewBox="0 0 2 2259">
            <text:p/>
          </draw:connector>
          <draw:custom-shape draw:style-name="gr100" draw:text-style-name="P1" xml:id="id105" draw:id="id105" draw:layer="layout" svg:width="2.118cm" svg:height="0.706cm" svg:x="27.006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8.066cm" svg:y1="27.685cm" svg:x2="28.066cm" svg:y2="26.839cm" draw:start-shape="id101" draw:start-glue-point="5" draw:end-shape="id100" draw:end-glue-point="8" svg:d="m28066 27685v-846" svg:viewBox="0 0 1 847">
            <text:p/>
          </draw:connector>
          <draw:custom-shape draw:style-name="gr9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8.272cm" svg:y1="21.191cm" svg:x2="11.262cm" svg:y2="12.498cm" draw:start-shape="id89" draw:start-glue-point="4" draw:end-shape="id83" draw:end-glue-point="5" svg:d="m8272 21191v-8693h2990" svg:viewBox="0 0 2991 8694">
            <text:p/>
          </draw:connector>
          <draw:connector draw:style-name="gr98" draw:text-style-name="P1" draw:layer="layout" svg:x1="7.565cm" svg:y1="21.898cm" svg:x2="6.789cm" svg:y2="3.682cm" draw:start-shape="id89" draw:start-glue-point="6" draw:end-shape="id96"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100" draw:text-style-name="P1" xml:id="id104" draw:id="id104" draw:layer="layout" svg:width="2.118cm" svg:height="0.706cm" svg:x="17.847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907cm" svg:y1="23.359cm" svg:x2="18.907cm" svg:y2="20.909cm" draw:start-shape="id94" draw:start-glue-point="5" draw:end-shape="id92" draw:end-glue-point="8" svg:d="m18907 23359v-2450" svg:viewBox="0 0 1 2451">
            <text:p/>
          </draw:connector>
          <draw:custom-shape draw:style-name="gr99" draw:text-style-name="P16" xml:id="id102" draw:id="id102" draw:layer="layout" svg:width="1.977cm" svg:height="1.412cm" svg:x="7.283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272cm" svg:y1="23.359cm" svg:x2="8.272cm" svg:y2="22.604cm" draw:start-shape="id102" draw:start-glue-point="5" draw:end-shape="id89" draw:end-glue-point="8" svg:d="m8272 23359v-755" svg:viewBox="0 0 1 756">
            <text:p/>
          </draw:connector>
          <draw:custom-shape draw:style-name="gr100" draw:text-style-name="P1" xml:id="id103" draw:id="id103" draw:layer="layout" svg:width="2.118cm" svg:height="0.706cm" svg:x="7.212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8.271cm" svg:y1="25.548cm" svg:x2="8.272cm" svg:y2="24.771cm" draw:start-shape="id103" draw:start-glue-point="4" draw:end-shape="id102" draw:end-glue-point="7" svg:d="m8271 25548v-388h1v-389" svg:viewBox="0 0 2 778">
            <text:p/>
          </draw:connector>
          <draw:connector draw:style-name="gr98" draw:text-style-name="P1" draw:layer="layout" draw:line-skew="2.753cm" svg:x1="27.359cm" svg:y1="26.133cm" svg:x2="19.895cm" svg:y2="24.065cm" draw:start-shape="id100" draw:start-glue-point="6" draw:end-shape="id94" draw:end-glue-point="8" svg:d="m27359 26133h-979v-2068h-6485" svg:viewBox="0 0 7465 2069">
            <text:p/>
          </draw:connector>
          <draw:custom-shape draw:style-name="gr99" draw:text-style-name="P16" xml:id="id94" draw:id="id94" draw:layer="layout" svg:width="1.977cm" svg:height="1.412cm" svg:x="17.918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18.906cm" svg:y1="25.548cm" svg:x2="18.907cm" svg:y2="24.771cm" draw:start-shape="id104" draw:start-glue-point="4" draw:end-shape="id94" draw:end-glue-point="7" svg:d="m18906 25548v-388h1v-389" svg:viewBox="0 0 2 778">
            <text:p/>
          </draw:connector>
          <draw:custom-shape draw:style-name="gr99" draw:text-style-name="P16" xml:id="id97" draw:id="id97" draw:layer="layout" svg:width="1.977cm" svg:height="1.412cm" svg:x="22.789cm" svg:y="27.685cm">
            <text:p text:style-name="P1"><text:span text:style-name="T12">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16" xml:id="id101" draw:id="id101" draw:layer="layout" svg:width="1.977cm" svg:height="1.412cm" svg:x="27.077cm" svg:y="27.685cm">
            <text:p text:style-name="P1"><text:span text:style-name="T12">Limit</text:span></text:p>
            <text:p text:style-name="P1"><text:span text:style-name="T12">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28.065cm" svg:y1="29.945cm" svg:x2="28.066cm" svg:y2="29.097cm" draw:start-shape="id105" draw:start-glue-point="4" draw:end-shape="id101" draw:end-glue-point="7" svg:d="m28065 29945v-423h1v-425" svg:viewBox="0 0 2 849">
            <text:p/>
          </draw:connector>
          <draw:connector draw:style-name="gr98" draw:text-style-name="P1" draw:layer="layout" svg:x1="23.777cm" svg:y1="29.945cm" svg:x2="23.778cm" svg:y2="29.097cm" draw:start-shape="id106" draw:start-glue-point="4" draw:end-shape="id97"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98" draw:text-style-name="P1" draw:layer="layout" svg:x1="17.167cm" svg:y1="9.191cm" svg:x2="15.685cm" svg:y2="9.19cm" draw:start-shape="id107" draw:start-glue-point="5" draw:end-shape="id85" draw:end-glue-point="10" svg:d="m17167 9191h-741v-1h-741" svg:viewBox="0 0 1483 2">
            <text:p/>
          </draw:connector>
          <draw:connector draw:style-name="gr98" draw:text-style-name="P1" draw:layer="layout" svg:x1="23.777cm" svg:y1="19.214cm" svg:x2="20.645cm" svg:y2="9.191cm" draw:start-shape="id90" draw:start-glue-point="4" draw:end-shape="id107" draw:end-glue-point="7" svg:d="m23777 19214v-10023h-3132" svg:viewBox="0 0 3133 10024">
            <text:p/>
          </draw:connector>
          <draw:connector draw:style-name="gr98" draw:text-style-name="P1" draw:layer="layout" svg:x1="28.065cm" svg:y1="19.214cm" svg:x2="20.645cm" svg:y2="9.191cm" draw:start-shape="id99" draw:start-glue-point="4" draw:end-shape="id107" draw:end-glue-point="7" svg:d="m28065 19214v-10023h-7420" svg:viewBox="0 0 7421 10024">
            <text:p/>
          </draw:connector>
          <draw:custom-shape draw:style-name="gr100" draw:text-style-name="P28" xml:id="id108" draw:id="id108" draw:layer="layout" svg:width="2.118cm" svg:height="0.706cm" svg:x="7.141cm" svg:y="0.294cm">
            <text:p text:style-name="P1"><text:span text:style-name="T26">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9.613cm" svg:y1="2.27cm" svg:x2="8.2cm" svg:y2="1cm" draw:start-shape="id86" draw:start-glue-point="5" draw:end-shape="id108" draw:end-glue-point="6" svg:d="m9613 2270v-634h-1413v-636" svg:viewBox="0 0 1414 1271">
            <text:p/>
          </draw:connector>
          <draw:custom-shape draw:style-name="gr67" draw:text-style-name="P20" xml:id="id82" draw:id="id82"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4" draw:id="id84"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107" draw:id="id107"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8" draw:id="id88"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6.789cm" svg:y1="2.27cm" svg:x2="8.2cm" svg:y2="1cm" draw:start-shape="id96" draw:start-glue-point="5" draw:end-shape="id108" draw:end-glue-point="6" svg:d="m6789 2270v-634h1411v-636" svg:viewBox="0 0 1412 1271">
            <text:p/>
          </draw:connector>
          <draw:custom-shape draw:style-name="gr67" draw:text-style-name="P20" xml:id="id95" draw:id="id95"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2cm" svg:y1="20.203cm" svg:x2="17.238cm" svg:y2="20.202cm" draw:start-shape="id92" draw:start-glue-point="6" draw:end-shape="id95" draw:end-glue-point="7" svg:d="m18200 20203h-481v-1h-481" svg:viewBox="0 0 963 2">
            <text:p/>
          </draw:connector>
          <draw:custom-shape draw:style-name="gr67" draw:text-style-name="P20" xml:id="id91" draw:id="id91"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8" draw:id="id98"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draw:line-skew="-0.597cm" svg:x1="28.065cm" svg:y1="19.214cm" svg:x2="20.645cm" svg:y2="17.521cm" draw:start-shape="id99" draw:start-glue-point="4" svg:d="m28065 19214v-1694h-7420v1" svg:viewBox="0 0 7421 1695">
            <text:p/>
          </draw:connector>
        </draw:g>
      </draw:page>
      <draw:page draw:name="page8" draw:style-name="dp1" draw:master-page-name="Default">
        <draw:g>
          <draw:rect draw:style-name="gr40" draw:text-style-name="P15" draw:layer="layout" svg:width="9.969cm" svg:height="1.327cm" svg:x="2.074cm" svg:y="23.084cm" draw:corner-radius="0.282cm">
            <text:p text:style-name="P12"><text:span text:style-name="T13">Implementation</text:span></text:p>
          </draw:rect>
          <draw:rect draw:style-name="gr41" draw:text-style-name="P15" draw:layer="layout" svg:width="9.969cm" svg:height="2.541cm" svg:x="2.074cm" svg:y="20.373cm" draw:corner-radius="0.282cm">
            <text:p text:style-name="P12"><text:span text:style-name="T13">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6" xml:id="id112" draw:id="id112" draw:layer="layout" svg:width="1.383cm" svg:height="0.706cm" svg:x="4.193cm" svg:y="19.328cm" draw:corner-radius="1.058cm">
            <text:p text:style-name="P1"><text:span text:style-name="T12">Topology</text:span></text:p>
          </draw:rect>
          <draw:rect draw:style-name="gr57" draw:text-style-name="P16" xml:id="id109" draw:id="id109" draw:layer="layout" svg:width="1.383cm" svg:height="0.706cm" svg:x="5.801cm" svg:y="19.328cm" draw:corner-radius="1.058cm">
            <text:p text:style-name="P1"><text:span text:style-name="T12">Points</text:span></text:p>
          </draw:rect>
          <draw:rect draw:style-name="gr57" draw:text-style-name="P17" xml:id="id113" draw:id="id113"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6" xml:id="id111" draw:id="id111" draw:layer="layout" svg:width="1.383cm" svg:height="0.707cm" svg:x="4.193cm" svg:y="23.393cm" draw:corner-radius="0.282cm">
            <text:p text:style-name="P1"><text:span text:style-name="T12">Eval</text:span></text:p>
          </draw:rect>
          <draw:rect draw:style-name="gr57" draw:text-style-name="P17" xml:id="id110" draw:id="id110"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109" draw:start-glue-point="2" draw:end-shape="id110" draw:end-glue-point="0" svg:d="m6492 20034v1949" svg:viewBox="0 0 1 1950">
            <text:p/>
          </draw:connector>
          <draw:connector draw:style-name="gr60" draw:text-style-name="P1" draw:layer="layout" draw:type="curve" svg:x1="6.492cm" svg:y1="22.69cm" svg:x2="5.576cm" svg:y2="23.746cm" draw:start-shape="id110" draw:start-glue-point="2" draw:end-shape="id111" svg:d="m6492 22690c0 704-305 1056-916 1056" svg:viewBox="0 0 917 1057">
            <text:p/>
          </draw:connector>
          <draw:connector draw:style-name="gr58" draw:text-style-name="P1" draw:layer="layout" svg:x1="4.884cm" svg:y1="20.034cm" svg:x2="4.884cm" svg:y2="21.983cm" draw:start-shape="id112" draw:end-shape="id113" draw:end-glue-point="0" svg:d="m4884 20034v1949" svg:viewBox="0 0 1 1950">
            <text:p/>
          </draw:connector>
          <draw:connector draw:style-name="gr58" draw:text-style-name="P1" draw:layer="layout" svg:x1="4.884cm" svg:y1="22.69cm" svg:x2="4.884cm" svg:y2="23.393cm" draw:start-shape="id113" draw:start-glue-point="2" draw:end-shape="id111" draw:end-glue-point="0" svg:d="m4884 22690v703" svg:viewBox="0 0 1 704">
            <text:p/>
          </draw:connector>
          <draw:connector draw:style-name="gr60" draw:text-style-name="P1" draw:layer="layout" draw:type="curve" svg:x1="5.576cm" svg:y1="23.746cm" svg:x2="7.665cm" svg:y2="23.746cm" draw:start-shape="id111" draw:start-glue-point="1" draw:end-shape="id114" draw:end-glue-point="3" svg:d="m5576 23746h2089" svg:viewBox="0 0 2090 1">
            <text:p/>
          </draw:connector>
          <draw:rect draw:style-name="gr57" draw:text-style-name="P17" xml:id="id114" draw:id="id114"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3.408cm" svg:y1="14.017cm" svg:x2="15.186cm" svg:y2="14.016cm" draw:start-shape="id115" draw:start-glue-point="10" draw:end-shape="id116" svg:d="m13408 14017h889v-1h889" svg:viewBox="0 0 1779 2">
            <text:p/>
          </draw:connector>
          <draw:connector draw:style-name="gr101" draw:text-style-name="P1" draw:layer="layout" draw:type="line" svg:x1="11.657cm" svg:y1="14.017cm" svg:x2="9.793cm" svg:y2="14.017cm" draw:start-shape="id115" draw:start-glue-point="6" draw:end-shape="id117" draw:end-glue-point="10" svg:d="m11657 14017h-1864" svg:viewBox="0 0 1865 1">
            <text:p/>
          </draw:connector>
          <draw:custom-shape draw:style-name="gr65"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404cm" svg:y1="14.016cm" svg:x2="8.042cm" svg:y2="14.017cm" draw:start-shape="id118" draw:end-shape="id117"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102" draw:text-style-name="P16" draw:layer="layout" svg:width="2.428cm" svg:height="0.701cm" draw:transform="rotate (0.785572696322648) translate (6.488cm 16.74cm)">
            <text:p text:style-name="P1"><text:span text:style-name="T12">CPU</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7.645cm 16.74cm)">
            <text:p text:style-name="P1"><text:span text:style-name="T12">OpenGL</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0.489cm 16.741cm)">
            <text:p text:style-name="P1"><text:span text:style-name="T12">TBB</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3.831cm 16.742cm)">
            <text:p text:style-name="P1"><text:span text:style-name="T12">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105"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7">0</text:span></text:p>
              </draw:text-box>
            </draw:frame>
            <draw:frame draw:style-name="gr7" draw:text-style-name="P9" draw:layer="layout" svg:width="0.811cm" svg:height="0.729cm" svg:x="5.945cm" svg:y="5.418cm">
              <draw:text-box>
                <text:p><text:span text:style-name="T9">q</text:span><text:span text:style-name="T27">1</text:span></text:p>
              </draw:text-box>
            </draw:frame>
            <draw:frame draw:style-name="gr7" draw:text-style-name="P9" draw:layer="layout" svg:width="0.807cm" svg:height="0.729cm" svg:x="6.369cm" svg:y="6.632cm">
              <draw:text-box>
                <text:p><text:span text:style-name="T9">q</text:span><text:span text:style-name="T27">2</text:span></text:p>
              </draw:text-box>
            </draw:frame>
            <draw:frame draw:style-name="gr7" draw:text-style-name="P9" draw:layer="layout" svg:width="0.811cm" svg:height="0.729cm" svg:x="7.536cm" svg:y="6.632cm">
              <draw:text-box>
                <text:p><text:span text:style-name="T9">q</text:span><text:span text:style-name="T27">3</text:span></text:p>
              </draw:text-box>
            </draw:frame>
            <draw:frame draw:style-name="gr7" draw:text-style-name="P9" draw:layer="layout" svg:width="0.807cm" svg:height="0.729cm" svg:x="7.894cm" svg:y="5.394cm">
              <draw:text-box>
                <text:p><text:span text:style-name="T9">q</text:span><text:span text:style-name="T27">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9" draw:layer="layout" svg:width="3.525cm" svg:height="0.645cm" svg:x="5.482cm" svg:y="8.483cm">
            <draw:text-box>
              <text:p><text:span text:style-name="T28">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106"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07" draw:text-style-name="P15" draw:layer="layout" svg:width="8.134cm" svg:height="1.129cm" svg:x="9.527cm" svg:y="29.664cm" draw:corner-radius="0.282cm">
              <text:p/>
            </draw:rect>
            <draw:rect draw:style-name="gr8" draw:text-style-name="P15" draw:layer="layout" svg:width="8.134cm" svg:height="1.13cm" svg:x="9.527cm" svg:y="27.969cm" draw:corner-radius="0.282cm">
              <text:p/>
            </draw:rect>
            <draw:rect draw:style-name="gr55" draw:text-style-name="P2" draw:layer="layout" svg:width="1.383cm" svg:height="0.706cm" svg:x="9.87cm" svg:y="28.181cm">
              <text:p text:style-name="P1"><text:span text:style-name="T1">Far</text:span></text:p>
            </draw:rect>
            <draw:rect draw:style-name="gr55" draw:text-style-name="P2" draw:layer="layout" svg:width="1.383cm" svg:height="0.706cm" svg:x="9.871cm" svg:y="29.861cm">
              <text:p text:style-name="P1"><text:span text:style-name="T1">Osd</text:span></text:p>
            </draw:rect>
            <draw:rect draw:style-name="gr56" draw:text-style-name="P2" draw:layer="layout" svg:width="4.067cm" svg:height="1.496cm" svg:x="11.139cm" svg:y="25.993cm" draw:corner-radius="0.282cm">
              <text:p text:style-name="P1"><text:span text:style-name="T1">Subdivision Mesh</text:span></text:p>
            </draw:rect>
            <draw:rect draw:style-name="gr57" draw:text-style-name="P16" xml:id="id122" draw:id="id122" draw:layer="layout" svg:width="1.383cm" svg:height="0.706cm" svg:x="11.677cm" svg:y="26.643cm" draw:corner-radius="1.058cm">
              <text:p text:style-name="P1"><text:span text:style-name="T12">Topology</text:span></text:p>
            </draw:rect>
            <draw:rect draw:style-name="gr57" draw:text-style-name="P16" xml:id="id119" draw:id="id119" draw:layer="layout" svg:width="1.383cm" svg:height="0.706cm" svg:x="13.285cm" svg:y="26.643cm" draw:corner-radius="1.058cm">
              <text:p text:style-name="P1"><text:span text:style-name="T12">Points</text:span></text:p>
            </draw:rect>
            <draw:rect draw:style-name="gr57" draw:text-style-name="P17" xml:id="id123" draw:id="id123" draw:layer="layout" svg:width="1.383cm" svg:height="0.707cm" svg:x="11.677cm" svg:y="28.181cm" draw:corner-radius="1.058cm">
              <text:p text:style-name="P1"><text:span text:style-name="T14">Stencil</text:span><text:span text:style-name="T14"><text:line-break/></text:span><text:span text:style-name="T14">Tables</text:span></text:p>
            </draw:rect>
            <draw:rect draw:style-name="gr57" draw:text-style-name="P16" xml:id="id121" draw:id="id121" draw:layer="layout" svg:width="1.383cm" svg:height="0.707cm" svg:x="11.677cm" svg:y="29.86cm" draw:corner-radius="0.282cm">
              <text:p text:style-name="P1"><text:span text:style-name="T12">Eval</text:span></text:p>
            </draw:rect>
            <draw:rect draw:style-name="gr57" draw:text-style-name="P17" xml:id="id120" draw:id="id120" draw:layer="layout" svg:width="1.383cm" svg:height="0.707cm" svg:x="13.285cm" svg:y="28.181cm" draw:corner-radius="1.058cm">
              <text:p text:style-name="P1"><text:span text:style-name="T14">Vertex</text:span></text:p>
              <text:p text:style-name="P1"><text:span text:style-name="T14">Data</text:span></text:p>
            </draw:rect>
            <draw:connector draw:style-name="gr58" draw:text-style-name="P1" draw:layer="layout" svg:x1="13.976cm" svg:y1="27.349cm" svg:x2="13.976cm" svg:y2="28.181cm" draw:start-shape="id119" draw:start-glue-point="2" draw:end-shape="id120" draw:end-glue-point="0" svg:d="m13976 27349v832" svg:viewBox="0 0 1 833">
              <text:p/>
            </draw:connector>
            <draw:connector draw:style-name="gr60" draw:text-style-name="P1" draw:layer="layout" draw:type="curve" svg:x1="13.976cm" svg:y1="28.888cm" svg:x2="13.06cm" svg:y2="30.213cm" draw:start-shape="id120" draw:start-glue-point="2" draw:end-shape="id121" svg:d="m13976 28888c0 884-305 1325-916 1325" svg:viewBox="0 0 917 1326">
              <text:p/>
            </draw:connector>
            <draw:connector draw:style-name="gr58" draw:text-style-name="P1" draw:layer="layout" svg:x1="12.368cm" svg:y1="27.349cm" svg:x2="12.368cm" svg:y2="28.181cm" draw:start-shape="id122" draw:end-shape="id123" draw:end-glue-point="0" svg:d="m12368 27349v832" svg:viewBox="0 0 1 833">
              <text:p/>
            </draw:connector>
            <draw:connector draw:style-name="gr58" draw:text-style-name="P1" draw:layer="layout" svg:x1="12.368cm" svg:y1="28.888cm" svg:x2="12.368cm" svg:y2="29.86cm" draw:start-shape="id123" draw:start-glue-point="2" draw:end-shape="id121" draw:end-glue-point="0" svg:d="m12368 28888v972" svg:viewBox="0 0 1 973">
              <text:p/>
            </draw:connector>
            <draw:connector draw:style-name="gr60" draw:text-style-name="P1" draw:layer="layout" draw:type="curve" svg:x1="13.06cm" svg:y1="30.213cm" svg:x2="15.149cm" svg:y2="30.213cm" draw:start-shape="id121" draw:start-glue-point="1" draw:end-shape="id124" draw:end-glue-point="3" svg:d="m13060 30213h2089" svg:viewBox="0 0 2090 1">
              <text:p/>
            </draw:connector>
            <draw:rect draw:style-name="gr57" draw:text-style-name="P17" xml:id="id124" draw:id="id124" draw:layer="layout" svg:width="1.383cm" svg:height="0.707cm" svg:x="15.149cm" svg:y="29.86cm" draw:corner-radius="1.058cm">
              <text:p text:style-name="P1"><text:span text:style-name="T14">Subdivided</text:span></text:p>
              <text:p text:style-name="P1"><text:span text:style-name="T14">Vertex Data</text:span></text:p>
            </draw:rect>
          </draw:g>
          <draw:g>
            <draw:rect draw:style-name="gr8" draw:text-style-name="P15" draw:layer="layout" svg:width="5.931cm" svg:height="1.13cm" svg:x="2.129cm" svg:y="27.969cm" draw:corner-radius="0.282cm">
              <text:p/>
            </draw:rect>
            <draw:rect draw:style-name="gr55" draw:text-style-name="P2" draw:layer="layout" svg:width="1.383cm" svg:height="0.706cm" svg:x="2.472cm" svg:y="28.181cm">
              <text:p text:style-name="P1"><text:span text:style-name="T1">Far</text:span></text:p>
            </draw:rect>
            <draw:rect draw:style-name="gr56" draw:text-style-name="P2" draw:layer="layout" svg:width="4.067cm" svg:height="1.496cm" svg:x="3.741cm" svg:y="25.993cm" draw:corner-radius="0.282cm">
              <text:p text:style-name="P1"><text:span text:style-name="T1">Subdivision Mesh</text:span></text:p>
            </draw:rect>
            <draw:rect draw:style-name="gr57" draw:text-style-name="P16" xml:id="id127" draw:id="id127" draw:layer="layout" svg:width="1.383cm" svg:height="0.706cm" svg:x="4.263cm" svg:y="26.643cm" draw:corner-radius="1.058cm">
              <text:p text:style-name="P1"><text:span text:style-name="T12">Topology</text:span></text:p>
            </draw:rect>
            <draw:rect draw:style-name="gr57" draw:text-style-name="P16" xml:id="id125" draw:id="id125" draw:layer="layout" svg:width="1.383cm" svg:height="0.706cm" svg:x="5.887cm" svg:y="26.643cm" draw:corner-radius="1.058cm">
              <text:p text:style-name="P1"><text:span text:style-name="T12">Points</text:span></text:p>
            </draw:rect>
            <draw:rect draw:style-name="gr57" draw:text-style-name="P17" xml:id="id126" draw:id="id126" draw:layer="layout" svg:width="1.383cm" svg:height="0.707cm" svg:x="4.263cm" svg:y="28.181cm" draw:corner-radius="1.058cm">
              <text:p text:style-name="P1"><text:span text:style-name="T14">Stencil</text:span><text:span text:style-name="T14"><text:line-break/></text:span><text:span text:style-name="T14">Tables</text:span></text:p>
            </draw:rect>
            <draw:connector draw:style-name="gr58" draw:text-style-name="P1" draw:layer="layout" draw:type="curve" svg:x1="6.578cm" svg:y1="27.349cm" svg:x2="5.646cm" svg:y2="28.534cm" draw:start-shape="id125" draw:start-glue-point="2" draw:end-shape="id126" draw:end-glue-point="1" svg:d="m6578 27349c0 790-310 1185-932 1185" svg:viewBox="0 0 933 1186">
              <text:p/>
            </draw:connector>
            <draw:connector draw:style-name="gr58" draw:text-style-name="P1" draw:layer="layout" svg:x1="4.954cm" svg:y1="27.349cm" svg:x2="4.954cm" svg:y2="28.181cm" draw:start-shape="id127" draw:end-shape="id126" draw:end-glue-point="0" svg:d="m4954 27349v832" svg:viewBox="0 0 1 833">
              <text:p/>
            </draw:connector>
            <draw:connector draw:style-name="gr58" draw:text-style-name="P1" draw:layer="layout" svg:x1="4.954cm" svg:y1="28.888cm" svg:x2="4.954cm" svg:y2="29.946cm" draw:start-shape="id126" draw:start-glue-point="2" draw:end-shape="id128" draw:end-glue-point="0" svg:d="m4954 28888v1058" svg:viewBox="0 0 1 1059">
              <text:p/>
            </draw:connector>
            <draw:rect draw:style-name="gr57" draw:text-style-name="P17" xml:id="id128" draw:id="id128" draw:layer="layout" svg:width="1.383cm" svg:height="0.707cm" svg:x="4.263cm" svg:y="29.946cm" draw:corner-radius="1.058cm">
              <text:p text:style-name="P1"><text:span text:style-name="T14">Subdivided</text:span></text:p>
              <text:p text:style-name="P1"><text:span text:style-name="T14">Vertex Data</text:span></text:p>
            </draw:rect>
          </draw:g>
        </draw:g>
        <draw:g>
          <draw:custom-shape draw:style-name="gr108" draw:text-style-name="P30" draw:layer="layout" svg:width="1.412cm" svg:height="0.706cm" svg:x="18.367cm" svg:y="3.541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19.92cm" svg:y="3.541cm">
            <text:p text:style-name="P1"><text:span text:style-name="T29">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5.648cm" svg:height="0.706cm" svg:x="22.885cm" svg:y="3.541cm">
            <text:p text:style-name="P1"><text:span text:style-name="T29">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28.675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frame draw:style-name="gr7" draw:text-style-name="P4" draw:layer="layout" svg:width="2.259cm" svg:height="0.645cm" svg:x="15.825cm" svg:y="3.572cm">
            <draw:text-box>
              <text:p><text:span text:style-name="T1">vertex data</text:span></text:p>
            </draw:text-box>
          </draw:frame>
          <draw:g>
            <draw:custom-shape draw:style-name="gr110"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2.623cm" svg:height="0.645cm" svg:x="18.65cm" svg:y="5.236cm">
              <draw:text-box>
                <text:p><text:span text:style-name="T1">apply stencils</text:span></text:p>
              </draw:text-box>
            </draw:frame>
          </draw:g>
          <draw:g>
            <draw:custom-shape draw:style-name="gr111"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1.882cm" svg:y="2.13cm">
              <draw:text-box>
                <text:p><text:span text:style-name="T1">subdivide</text:span></text:p>
              </draw:text-box>
            </draw:frame>
          </draw:g>
          <draw:custom-shape draw:style-name="gr108" draw:text-style-name="P30" draw:layer="layout" svg:width="1.412cm" svg:height="0.706cm" svg:x="18.367cm" svg:y="6.647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19.921cm" svg:y="6.647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24.916cm 7.32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08" draw:text-style-name="P30" draw:layer="layout" svg:width="5.648cm" svg:height="0.706cm" svg:x="28.676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1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11"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7.545cm" svg:y="2.131cm">
              <draw:text-box>
                <text:p><text:span text:style-name="T1">subdivide</text:span></text:p>
              </draw:text-box>
            </draw:frame>
          </draw:g>
          <draw:g>
            <draw:custom-shape draw:style-name="gr111"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18.791cm" svg:y="2.131cm">
              <draw:text-box>
                <text:p><text:span text:style-name="T1">subdivide</text:span></text:p>
              </draw:text-box>
            </draw:frame>
          </draw:g>
          <draw:frame draw:style-name="gr7" draw:text-style-name="P4" draw:layer="layout" svg:width="2.259cm" svg:height="0.645cm" svg:x="15.826cm" svg:y="6.678cm">
            <draw:text-box>
              <text:p><text:span text:style-name="T1">vertex data</text:span></text:p>
            </draw:text-box>
          </draw:frame>
        </draw:g>
        <draw:g>
          <draw:g>
            <draw:custom-shape draw:style-name="gr110" draw:text-style-name="P1" draw:layer="layout" svg:width="1.554cm" svg:height="1.554cm" svg:x="21.1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0.581cm" svg:y="8.819cm">
              <draw:text-box>
                <text:p><text:span text:style-name="T1">apply stencils</text:span></text:p>
              </draw:text-box>
            </draw:frame>
          </draw:g>
          <draw:frame draw:style-name="gr113" draw:text-style-name="P4" draw:layer="layout" svg:width="2.259cm" svg:height="0.645cm" svg:x="16.628cm" svg:y="10.35cm">
            <draw:text-box>
              <text:p><text:span text:style-name="T1">vertex data</text:span></text:p>
            </draw:text-box>
          </draw:frame>
          <draw:custom-shape draw:style-name="gr108" draw:text-style-name="P30" draw:layer="layout" svg:width="2.824cm" svg:height="0.706cm" svg:x="18.886cm" svg:y="10.319cm">
            <text:p text:style-name="P1"><text:span text:style-name="T29">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1.852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4.817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4" draw:text-style-name="P1" draw:layer="layout" svg:width="1.554cm" svg:height="1.554cm" svg:x="23.934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5" draw:text-style-name="P4" draw:layer="layout" svg:width="2.187cm" svg:height="0.645cm" svg:x="23.618cm" svg:y="8.819cm">
              <draw:text-box>
                <text:p><text:span text:style-name="T1">apply edits</text:span></text:p>
              </draw:text-box>
            </draw:frame>
          </draw:g>
          <draw:g>
            <draw:custom-shape draw:style-name="gr110" draw:text-style-name="P1" draw:layer="layout" svg:width="1.554cm" svg:height="1.554cm" svg:x="27.04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6.511cm" svg:y="8.819cm">
              <draw:text-box>
                <text:p><text:span text:style-name="T1">apply stencils</text:span></text:p>
              </draw:text-box>
            </draw:frame>
          </draw:g>
          <draw:custom-shape draw:style-name="gr108" draw:text-style-name="P30" draw:layer="layout" svg:width="2.824cm" svg:height="0.706cm" svg:x="27.782cm" svg:y="10.319cm">
            <text:p text:style-name="P1"><text:span text:style-name="T29">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6" draw:text-style-name="P31" draw:layer="layout" svg:width="1.315cm" svg:height="1.352cm" svg:x="30.607cm" svg:y="9.666cm">
            <draw:text-box>
              <text:p><text:span text:style-name="T30">...</text:span></text:p>
            </draw:text-box>
          </draw:frame>
        </draw:g>
      </draw:page>
      <draw:page draw:name="page9" draw:style-name="dp1" draw:master-page-name="Default">
        <draw:g>
          <draw:path draw:style-name="gr117" draw:text-style-name="P1" draw:layer="layout" svg:width="7.058cm" svg:height="2.929cm" svg:x="2.27cm" svg:y="3.05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1cm 4.173cm)" svg:viewBox="0 0 3085 2902" svg:d="m0 0c1491 433 2097-5 2509 382s11 1019 576 2520z">
              <text:p/>
            </draw:path>
            <draw:path draw:style-name="gr119" draw:text-style-name="P1" draw:layer="layout" svg:width="3.084cm" svg:height="2.901cm" draw:transform="rotate (0.754854901487547) translate (3.681cm 4.173cm)" svg:viewBox="0 0 3085 2902" svg:d="m0 0c1491 433 2097-5 2509 382s11 1019 576 2520">
              <text:p/>
            </draw:path>
          </draw:g>
        </draw:g>
        <draw:g>
          <draw:path draw:style-name="gr120" draw:text-style-name="P1" draw:layer="layout" svg:width="4.162cm" svg:height="2.915cm" draw:transform="rotate (0.611039771123215) translate (13.425cm 2.945cm)" svg:viewBox="0 0 4163 2916" svg:d="m0 0 427 127c1563 233 2719 1043 3471 2431 265 358 265 358 265 358">
            <text:p/>
          </draw:path>
          <draw:path draw:style-name="gr120"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120"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117"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120"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121" draw:text-style-name="P1" draw:layer="layout" svg:width="1.874cm" svg:height="2.41cm" draw:transform="rotate (-1.89211144208705) translate (17.5756675512477cm 2.63352072627686cm)" svg:viewBox="0 0 1875 2411" draw:points="535,2411 1875,2411 1072,0 0,803">
            <text:p/>
          </draw:polygon>
        </draw:g>
        <draw:g>
          <draw:path draw:style-name="gr117" draw:text-style-name="P1" draw:layer="layout" svg:width="7.058cm" svg:height="2.929cm" svg:x="2.27cm" svg:y="10.549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2cm 11.672cm)" svg:viewBox="0 0 3085 2902" svg:d="m0 0c1491 433 2097-5 2509 382s11 1019 576 2520z">
              <text:p/>
            </draw:path>
            <draw:path draw:style-name="gr119"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106"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2"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123" draw:text-style-name="P1" draw:layer="layout" svg:width="4.942cm" svg:height="5.648cm" draw:transform="rotate (1.5707963267949) translate (13.257cm 14.523cm)" svg:viewBox="0 0 4943 5649" draw:points="0,706 2118,0 4237,706 4943,2825 4237,4943 2118,5649 0,4943">
            <text:p/>
          </draw:polyline>
          <draw:polyline draw:style-name="gr124"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6"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127" draw:text-style-name="P1" draw:layer="layout" svg:width="2.824cm" svg:height="2.824cm" svg:x="9.466cm" svg:y="20.304cm">
            <text:p/>
            <draw:enhanced-geometry svg:viewBox="0 0 21600 21600" draw:type="rectangle" draw:enhanced-path="M 0 0 L 21600 0 21600 21600 0 21600 0 0 Z N"/>
          </draw:custom-shape>
          <draw:custom-shape draw:style-name="gr106"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28" draw:text-style-name="P1" draw:layer="layout" svg:width="2.824cm" svg:height="2.824cm" svg:x="12.291cm" svg:y="20.304cm">
            <text:p/>
            <draw:enhanced-geometry svg:viewBox="0 0 21600 21600" draw:type="rectangle" draw:enhanced-path="M 0 0 L 21600 0 21600 21600 0 21600 0 0 Z N"/>
          </draw:custom-shape>
          <draw:custom-shape draw:style-name="gr128" draw:text-style-name="P1" draw:layer="layout" svg:width="2.824cm" svg:height="2.824cm" svg:x="12.291cm" svg:y="17.48cm">
            <text:p/>
            <draw:enhanced-geometry svg:viewBox="0 0 21600 21600" draw:type="rectangle" draw:enhanced-path="M 0 0 L 21600 0 21600 21600 0 21600 0 0 Z N"/>
          </draw:custom-shape>
          <draw:custom-shape draw:style-name="gr128" draw:text-style-name="P1" draw:layer="layout" svg:width="2.824cm" svg:height="2.824cm" svg:x="12.291cm" svg:y="23.127cm">
            <text:p/>
            <draw:enhanced-geometry svg:viewBox="0 0 21600 21600" draw:type="rectangle" draw:enhanced-path="M 0 0 L 21600 0 21600 21600 0 21600 0 0 Z N"/>
          </draw:custom-shape>
          <draw:custom-shape draw:style-name="gr128" draw:text-style-name="P1" draw:layer="layout" svg:width="2.824cm" svg:height="2.824cm" svg:x="9.466cm" svg:y="17.48cm">
            <text:p/>
            <draw:enhanced-geometry svg:viewBox="0 0 21600 21600" draw:type="rectangle" draw:enhanced-path="M 0 0 L 21600 0 21600 21600 0 21600 0 0 Z N"/>
          </draw:custom-shape>
          <draw:custom-shape draw:style-name="gr128" draw:text-style-name="P1" draw:layer="layout" svg:width="2.824cm" svg:height="2.824cm" svg:x="9.467cm" svg:y="23.127cm">
            <text:p/>
            <draw:enhanced-geometry svg:viewBox="0 0 21600 21600" draw:type="rectangle" draw:enhanced-path="M 0 0 L 21600 0 21600 21600 0 21600 0 0 Z N"/>
          </draw:custom-shape>
          <draw:custom-shape draw:style-name="gr128" draw:text-style-name="P1" draw:layer="layout" svg:width="2.824cm" svg:height="2.824cm" svg:x="6.643cm" svg:y="23.128cm">
            <text:p/>
            <draw:enhanced-geometry svg:viewBox="0 0 21600 21600" draw:type="rectangle" draw:enhanced-path="M 0 0 L 21600 0 21600 21600 0 21600 0 0 Z N"/>
          </draw:custom-shape>
          <draw:custom-shape draw:style-name="gr128"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9"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10" draw:style-name="dp1" draw:master-page-name="Default">
        <draw:g>
          <draw:g>
            <draw:path draw:style-name="gr120"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117"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44)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120"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30" draw:text-style-name="P1" draw:layer="layout" svg:width="2.484cm" svg:height="3.194cm" draw:transform="skewX (0.000523598775598238) rotate (-1.89176237623665) translate (12.8326770884932cm 7.59063084627874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106"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7.977cm" svg:y1="9.711cm" svg:x2="9.53cm" svg:y2="8.722cm">
            <text:p/>
          </draw:line>
          <draw:custom-shape draw:style-name="gr106"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31">(F, u, v)</text:span><text:span text:style-name="T1"> </text:span><text:span text:style-name="T32">→</text:span><text:span text:style-name="T1"> P</text:span><text:span text:style-name="T33">limit</text:span></text:p>
            </draw:text-box>
          </draw:frame>
        </draw:g>
        <draw:g>
          <draw:g>
            <draw:path draw:style-name="gr120"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117"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1) rotate (1.25471719925872) translate (8.44667028377805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120"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30"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32"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32"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33"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34">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32" draw:layer="layout" svg:width="0.663cm" svg:height="0.569cm" svg:x="4.462cm" svg:y="13.227cm">
            <draw:text-box>
              <text:p><text:span text:style-name="T35">0</text:span></text:p>
            </draw:text-box>
          </draw:frame>
          <draw:line draw:style-name="gr123" draw:text-style-name="P1" draw:layer="layout" svg:x1="5.742cm" svg:y1="14.337cm" svg:x2="5.14cm" svg:y2="16.121cm">
            <text:p/>
          </draw:line>
          <draw:line draw:style-name="gr123" draw:text-style-name="P1" draw:layer="layout" svg:x1="7.181cm" svg:y1="13.226cm" svg:x2="5.736cm" svg:y2="14.346cm">
            <text:p/>
          </draw:line>
          <draw:line draw:style-name="gr123" draw:text-style-name="P1" draw:layer="layout" svg:x1="7.021cm" svg:y1="15.457cm" svg:x2="5.736cm" svg:y2="14.337cm">
            <text:p/>
          </draw:line>
          <draw:line draw:style-name="gr123" draw:text-style-name="P1" draw:layer="layout" svg:x1="5.736cm" svg:y1="14.343cm" svg:x2="4.026cm" svg:y2="14.3cm">
            <text:p/>
          </draw:line>
          <draw:line draw:style-name="gr123" draw:text-style-name="P1" draw:layer="layout" svg:x1="5.321cm" svg:y1="12.406cm" svg:x2="5.744cm" svg:y2="14.352cm">
            <text:p/>
          </draw:line>
          <draw:frame draw:style-name="gr7" draw:text-style-name="P32" draw:layer="layout" svg:width="0.659cm" svg:height="0.569cm" svg:x="4.463cm" svg:y="14.784cm">
            <draw:text-box>
              <text:p><text:span text:style-name="T35">1</text:span></text:p>
            </draw:text-box>
          </draw:frame>
          <draw:frame draw:style-name="gr7" draw:text-style-name="P32" draw:layer="layout" svg:width="0.659cm" svg:height="0.569cm" svg:x="5.723cm" svg:y="15.287cm">
            <draw:text-box>
              <text:p><text:span text:style-name="T35">2</text:span></text:p>
            </draw:text-box>
          </draw:frame>
          <draw:frame draw:style-name="gr7" draw:text-style-name="P32" draw:layer="layout" svg:width="0.663cm" svg:height="0.569cm" svg:x="5.841cm" svg:y="12.679cm">
            <draw:text-box>
              <text:p><text:span text:style-name="T35">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14.039cm">
            <draw:text-box>
              <text:p><text:span text:style-name="T34">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32" draw:layer="layout" svg:width="0.659cm" svg:height="0.569cm" svg:x="6.651cm" svg:y="14.052cm">
            <draw:text-box>
              <text:p><text:span text:style-name="T35">3</text:span></text:p>
            </draw:text-box>
          </draw:frame>
        </draw:g>
        <draw:g>
          <draw:frame draw:style-name="gr7" draw:text-style-name="P34" draw:layer="layout" svg:width="0.621cm" svg:height="0.489cm" svg:x="5.835cm" svg:y="26.112cm">
            <draw:text-box>
              <text:p><text:span text:style-name="T36">0</text:span></text:p>
            </draw:text-box>
          </draw:frame>
          <draw:frame draw:style-name="gr7" draw:text-style-name="P34" draw:layer="layout" svg:width="0.616cm" svg:height="0.489cm" svg:x="6.216cm" svg:y="25.455cm">
            <draw:text-box>
              <text:p><text:span text:style-name="T36">1</text:span></text:p>
            </draw:text-box>
          </draw:frame>
          <draw:frame draw:style-name="gr7" draw:text-style-name="P34" draw:layer="layout" svg:width="0.621cm" svg:height="0.489cm" svg:x="5.606cm" svg:y="24.966cm">
            <draw:text-box>
              <text:p><text:span text:style-name="T36">2</text:span></text:p>
            </draw:text-box>
          </draw:frame>
          <draw:frame draw:style-name="gr7" draw:text-style-name="P34" draw:layer="layout" svg:width="0.621cm" svg:height="0.489cm" svg:x="5.25cm" svg:y="25.808cm">
            <draw:text-box>
              <text:p><text:span text:style-name="T36">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3"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123" draw:text-style-name="P1" draw:layer="layout" svg:x1="6.638cm" svg:y1="26.238cm" svg:x2="5.453cm" svg:y2="25.446cm">
            <text:p/>
          </draw:line>
          <draw:line draw:style-name="gr123" draw:text-style-name="P1" draw:layer="layout" svg:x1="6.374cm" svg:y1="25.136cm" svg:x2="5.67cm" svg:y2="26.569cm">
            <text:p/>
          </draw:line>
          <draw:custom-shape draw:style-name="gr1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6.652cm" svg:y="24.293cm">
            <draw:text-box>
              <text:p><text:span text:style-name="T35">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32" draw:layer="layout" svg:width="0.663cm" svg:height="0.569cm" svg:x="4.462cm" svg:y="23.468cm">
            <draw:text-box>
              <text:p><text:span text:style-name="T35">0</text:span></text:p>
            </draw:text-box>
          </draw:frame>
          <draw:line draw:style-name="gr123" draw:text-style-name="P1" draw:layer="layout" svg:x1="5.742cm" svg:y1="24.578cm" svg:x2="5.14cm" svg:y2="26.362cm">
            <text:p/>
          </draw:line>
          <draw:line draw:style-name="gr123" draw:text-style-name="P1" draw:layer="layout" svg:x1="7.181cm" svg:y1="23.467cm" svg:x2="5.736cm" svg:y2="24.587cm">
            <text:p/>
          </draw:line>
          <draw:line draw:style-name="gr123" draw:text-style-name="P1" draw:layer="layout" svg:x1="7.021cm" svg:y1="25.698cm" svg:x2="5.736cm" svg:y2="24.578cm">
            <text:p/>
          </draw:line>
          <draw:line draw:style-name="gr123" draw:text-style-name="P1" draw:layer="layout" svg:x1="5.736cm" svg:y1="24.584cm" svg:x2="4.026cm" svg:y2="24.541cm">
            <text:p/>
          </draw:line>
          <draw:line draw:style-name="gr123" draw:text-style-name="P1" draw:layer="layout" svg:x1="5.321cm" svg:y1="22.647cm" svg:x2="5.744cm" svg:y2="24.593cm">
            <text:p/>
          </draw:line>
          <draw:frame draw:style-name="gr7" draw:text-style-name="P32" draw:layer="layout" svg:width="0.659cm" svg:height="0.569cm" svg:x="4.463cm" svg:y="25.025cm">
            <draw:text-box>
              <text:p><text:span text:style-name="T35">1</text:span></text:p>
            </draw:text-box>
          </draw:frame>
          <draw:frame draw:style-name="gr7" draw:text-style-name="P32" draw:layer="layout" svg:width="0.659cm" svg:height="0.569cm" svg:x="5.723cm" svg:y="25.528cm">
            <draw:text-box>
              <text:p><text:span text:style-name="T35">2</text:span></text:p>
            </draw:text-box>
          </draw:frame>
          <draw:frame draw:style-name="gr7" draw:text-style-name="P32" draw:layer="layout" svg:width="0.663cm" svg:height="0.569cm" svg:x="5.841cm" svg:y="22.92cm">
            <draw:text-box>
              <text:p><text:span text:style-name="T35">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34">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8.742cm">
            <draw:text-box>
              <text:p><text:span text:style-name="T34">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32" draw:layer="layout" svg:width="0.663cm" svg:height="0.569cm" svg:x="4.462cm" svg:y="18.548cm">
            <draw:text-box>
              <text:p><text:span text:style-name="T35">0</text:span></text:p>
            </draw:text-box>
          </draw:frame>
          <draw:line draw:style-name="gr123" draw:text-style-name="P1" draw:layer="layout" svg:x1="5.742cm" svg:y1="19.658cm" svg:x2="5.14cm" svg:y2="21.442cm">
            <text:p/>
          </draw:line>
          <draw:line draw:style-name="gr123" draw:text-style-name="P1" draw:layer="layout" svg:x1="7.181cm" svg:y1="18.547cm" svg:x2="5.736cm" svg:y2="19.667cm">
            <text:p/>
          </draw:line>
          <draw:line draw:style-name="gr123" draw:text-style-name="P1" draw:layer="layout" svg:x1="7.021cm" svg:y1="20.778cm" svg:x2="5.736cm" svg:y2="19.658cm">
            <text:p/>
          </draw:line>
          <draw:line draw:style-name="gr123" draw:text-style-name="P1" draw:layer="layout" svg:x1="5.736cm" svg:y1="19.664cm" svg:x2="4.026cm" svg:y2="19.621cm">
            <text:p/>
          </draw:line>
          <draw:line draw:style-name="gr123" draw:text-style-name="P1" draw:layer="layout" svg:x1="5.321cm" svg:y1="17.727cm" svg:x2="5.744cm" svg:y2="19.673cm">
            <text:p/>
          </draw:line>
          <draw:frame draw:style-name="gr7" draw:text-style-name="P32" draw:layer="layout" svg:width="0.659cm" svg:height="0.569cm" svg:x="4.463cm" svg:y="20.105cm">
            <draw:text-box>
              <text:p><text:span text:style-name="T35">1</text:span></text:p>
            </draw:text-box>
          </draw:frame>
          <draw:custom-shape draw:style-name="gr1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5.723cm" svg:y="20.608cm">
            <draw:text-box>
              <text:p><text:span text:style-name="T35">2</text:span></text:p>
            </draw:text-box>
          </draw:frame>
          <draw:frame draw:style-name="gr7" draw:text-style-name="P32" draw:layer="layout" svg:width="0.659cm" svg:height="0.569cm" svg:x="6.65cm" svg:y="19.372cm">
            <draw:text-box>
              <text:p><text:span text:style-name="T35">3</text:span></text:p>
            </draw:text-box>
          </draw:frame>
          <draw:frame draw:style-name="gr7" draw:text-style-name="P32" draw:layer="layout" svg:width="0.663cm" svg:height="0.569cm" svg:x="5.841cm" svg:y="18cm">
            <draw:text-box>
              <text:p><text:span text:style-name="T35">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33"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4" draw:layer="layout" svg:width="0.621cm" svg:height="0.489cm" svg:x="16.471cm" svg:y="8.334cm">
            <draw:text-box>
              <text:p><text:span text:style-name="T36">0</text:span></text:p>
            </draw:text-box>
          </draw:frame>
          <draw:frame draw:style-name="gr7" draw:text-style-name="P34" draw:layer="layout" svg:width="0.616cm" svg:height="0.489cm" svg:x="16.852cm" svg:y="7.677cm">
            <draw:text-box>
              <text:p><text:span text:style-name="T36">1</text:span></text:p>
            </draw:text-box>
          </draw:frame>
          <draw:frame draw:style-name="gr7" draw:text-style-name="P34" draw:layer="layout" svg:width="0.621cm" svg:height="0.489cm" svg:x="16.242cm" svg:y="7.188cm">
            <draw:text-box>
              <text:p><text:span text:style-name="T36">2</text:span></text:p>
            </draw:text-box>
          </draw:frame>
          <draw:frame draw:style-name="gr7" draw:text-style-name="P34" draw:layer="layout" svg:width="0.621cm" svg:height="0.489cm" svg:x="15.886cm" svg:y="8.03cm">
            <draw:text-box>
              <text:p><text:span text:style-name="T36">3</text:span></text:p>
            </draw:text-box>
          </draw:frame>
          <draw:line draw:style-name="gr123" draw:text-style-name="P1" draw:layer="layout" svg:x1="17.274cm" svg:y1="8.46cm" svg:x2="16.089cm" svg:y2="7.668cm">
            <text:p/>
          </draw:line>
          <draw:line draw:style-name="gr123" draw:text-style-name="P1" draw:layer="layout" svg:x1="17.01cm" svg:y1="7.358cm" svg:x2="16.306cm" svg:y2="8.791cm">
            <text:p/>
          </draw:line>
          <draw:frame draw:style-name="gr7" draw:text-style-name="P32" draw:layer="layout" svg:width="0.659cm" svg:height="0.569cm" svg:x="17.288cm" svg:y="6.515cm">
            <draw:text-box>
              <text:p><text:span text:style-name="T35">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32" draw:layer="layout" svg:width="0.663cm" svg:height="0.569cm" svg:x="15.098cm" svg:y="5.69cm">
            <draw:text-box>
              <text:p><text:span text:style-name="T35">0</text:span></text:p>
            </draw:text-box>
          </draw:frame>
          <draw:line draw:style-name="gr123" draw:text-style-name="P1" draw:layer="layout" svg:x1="16.378cm" svg:y1="6.8cm" svg:x2="15.776cm" svg:y2="8.584cm">
            <text:p/>
          </draw:line>
          <draw:line draw:style-name="gr123" draw:text-style-name="P1" draw:layer="layout" svg:x1="17.817cm" svg:y1="5.689cm" svg:x2="16.372cm" svg:y2="6.809cm">
            <text:p/>
          </draw:line>
          <draw:line draw:style-name="gr123" draw:text-style-name="P1" draw:layer="layout" svg:x1="17.657cm" svg:y1="7.92cm" svg:x2="16.372cm" svg:y2="6.8cm">
            <text:p/>
          </draw:line>
          <draw:line draw:style-name="gr123" draw:text-style-name="P1" draw:layer="layout" svg:x1="16.372cm" svg:y1="6.806cm" svg:x2="14.662cm" svg:y2="6.763cm">
            <text:p/>
          </draw:line>
          <draw:line draw:style-name="gr123" draw:text-style-name="P1" draw:layer="layout" svg:x1="15.957cm" svg:y1="4.869cm" svg:x2="16.38cm" svg:y2="6.815cm">
            <text:p/>
          </draw:line>
          <draw:frame draw:style-name="gr7" draw:text-style-name="P32" draw:layer="layout" svg:width="0.659cm" svg:height="0.569cm" svg:x="15.099cm" svg:y="7.247cm">
            <draw:text-box>
              <text:p><text:span text:style-name="T35">1</text:span></text:p>
            </draw:text-box>
          </draw:frame>
          <draw:frame draw:style-name="gr7" draw:text-style-name="P32" draw:layer="layout" svg:width="0.663cm" svg:height="0.569cm" svg:x="16.477cm" svg:y="5.142cm">
            <draw:text-box>
              <text:p><text:span text:style-name="T35">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4" draw:layer="layout" svg:width="0.621cm" svg:height="0.489cm" svg:x="16.471cm" svg:y="13.404cm">
            <draw:text-box>
              <text:p><text:span text:style-name="T36">0</text:span></text:p>
            </draw:text-box>
          </draw:frame>
          <draw:frame draw:style-name="gr7" draw:text-style-name="P34" draw:layer="layout" svg:width="0.616cm" svg:height="0.489cm" svg:x="16.852cm" svg:y="12.747cm">
            <draw:text-box>
              <text:p><text:span text:style-name="T36">1</text:span></text:p>
            </draw:text-box>
          </draw:frame>
          <draw:frame draw:style-name="gr7" draw:text-style-name="P34" draw:layer="layout" svg:width="0.621cm" svg:height="0.489cm" svg:x="16.242cm" svg:y="12.258cm">
            <draw:text-box>
              <text:p><text:span text:style-name="T36">2</text:span></text:p>
            </draw:text-box>
          </draw:frame>
          <draw:custom-shape draw:style-name="gr1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4" draw:layer="layout" svg:width="0.621cm" svg:height="0.489cm" svg:x="15.886cm" svg:y="13.1cm">
            <draw:text-box>
              <text:p><text:span text:style-name="T36">3</text:span></text:p>
            </draw:text-box>
          </draw:frame>
          <draw:line draw:style-name="gr123" draw:text-style-name="P1" draw:layer="layout" svg:x1="17.274cm" svg:y1="13.53cm" svg:x2="16.089cm" svg:y2="12.738cm">
            <text:p/>
          </draw:line>
          <draw:line draw:style-name="gr123" draw:text-style-name="P1" draw:layer="layout" svg:x1="17.01cm" svg:y1="12.428cm" svg:x2="16.306cm" svg:y2="13.861cm">
            <text:p/>
          </draw:line>
          <draw:frame draw:style-name="gr7" draw:text-style-name="P32" draw:layer="layout" svg:width="0.659cm" svg:height="0.569cm" svg:x="17.288cm" svg:y="11.585cm">
            <draw:text-box>
              <text:p><text:span text:style-name="T35">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32" draw:layer="layout" svg:width="0.663cm" svg:height="0.569cm" svg:x="15.098cm" svg:y="10.76cm">
            <draw:text-box>
              <text:p><text:span text:style-name="T35">0</text:span></text:p>
            </draw:text-box>
          </draw:frame>
          <draw:line draw:style-name="gr123" draw:text-style-name="P1" draw:layer="layout" svg:x1="16.378cm" svg:y1="11.87cm" svg:x2="15.776cm" svg:y2="13.654cm">
            <text:p/>
          </draw:line>
          <draw:line draw:style-name="gr123" draw:text-style-name="P1" draw:layer="layout" svg:x1="17.817cm" svg:y1="10.759cm" svg:x2="16.372cm" svg:y2="11.879cm">
            <text:p/>
          </draw:line>
          <draw:line draw:style-name="gr123" draw:text-style-name="P1" draw:layer="layout" svg:x1="17.657cm" svg:y1="12.99cm" svg:x2="16.372cm" svg:y2="11.87cm">
            <text:p/>
          </draw:line>
          <draw:line draw:style-name="gr123" draw:text-style-name="P1" draw:layer="layout" svg:x1="16.372cm" svg:y1="11.876cm" svg:x2="14.662cm" svg:y2="11.833cm">
            <text:p/>
          </draw:line>
          <draw:line draw:style-name="gr123" draw:text-style-name="P1" draw:layer="layout" svg:x1="15.957cm" svg:y1="9.939cm" svg:x2="16.38cm" svg:y2="11.885cm">
            <text:p/>
          </draw:line>
          <draw:frame draw:style-name="gr7" draw:text-style-name="P32" draw:layer="layout" svg:width="0.659cm" svg:height="0.569cm" svg:x="15.099cm" svg:y="12.317cm">
            <draw:text-box>
              <text:p><text:span text:style-name="T35">1</text:span></text:p>
            </draw:text-box>
          </draw:frame>
          <draw:frame draw:style-name="gr7" draw:text-style-name="P32" draw:layer="layout" svg:width="0.663cm" svg:height="0.569cm" svg:x="16.477cm" svg:y="10.212cm">
            <draw:text-box>
              <text:p><text:span text:style-name="T35">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4" draw:layer="layout" svg:width="0.621cm" svg:height="0.489cm" svg:x="16.471cm" svg:y="19.172cm">
            <draw:text-box>
              <text:p><text:span text:style-name="T36">0</text:span></text:p>
            </draw:text-box>
          </draw:frame>
          <draw:frame draw:style-name="gr7" draw:text-style-name="P34" draw:layer="layout" svg:width="0.616cm" svg:height="0.489cm" svg:x="16.852cm" svg:y="18.515cm">
            <draw:text-box>
              <text:p><text:span text:style-name="T36">1</text:span></text:p>
            </draw:text-box>
          </draw:frame>
          <draw:frame draw:style-name="gr7" draw:text-style-name="P34" draw:layer="layout" svg:width="0.621cm" svg:height="0.489cm" svg:x="16.242cm" svg:y="18.026cm">
            <draw:text-box>
              <text:p><text:span text:style-name="T36">2</text:span></text:p>
            </draw:text-box>
          </draw:frame>
          <draw:line draw:style-name="gr123" draw:text-style-name="P1" draw:layer="layout" svg:x1="17.274cm" svg:y1="19.298cm" svg:x2="16.089cm" svg:y2="18.506cm">
            <text:p/>
          </draw:line>
          <draw:line draw:style-name="gr123" draw:text-style-name="P1" draw:layer="layout" svg:x1="17.01cm" svg:y1="18.196cm" svg:x2="16.306cm" svg:y2="19.629cm">
            <text:p/>
          </draw:line>
          <draw:frame draw:style-name="gr7" draw:text-style-name="P32" draw:layer="layout" svg:width="0.659cm" svg:height="0.569cm" svg:x="17.288cm" svg:y="17.353cm">
            <draw:text-box>
              <text:p><text:span text:style-name="T35">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32" draw:layer="layout" svg:width="0.663cm" svg:height="0.569cm" svg:x="15.098cm" svg:y="16.528cm">
            <draw:text-box>
              <text:p><text:span text:style-name="T35">0</text:span></text:p>
            </draw:text-box>
          </draw:frame>
          <draw:line draw:style-name="gr123" draw:text-style-name="P1" draw:layer="layout" svg:x1="16.378cm" svg:y1="17.638cm" svg:x2="15.776cm" svg:y2="19.422cm">
            <text:p/>
          </draw:line>
          <draw:line draw:style-name="gr123" draw:text-style-name="P1" draw:layer="layout" svg:x1="17.817cm" svg:y1="16.527cm" svg:x2="16.372cm" svg:y2="17.647cm">
            <text:p/>
          </draw:line>
          <draw:line draw:style-name="gr123" draw:text-style-name="P1" draw:layer="layout" svg:x1="17.657cm" svg:y1="18.758cm" svg:x2="16.372cm" svg:y2="17.638cm">
            <text:p/>
          </draw:line>
          <draw:line draw:style-name="gr123" draw:text-style-name="P1" draw:layer="layout" svg:x1="16.372cm" svg:y1="17.644cm" svg:x2="14.662cm" svg:y2="17.601cm">
            <text:p/>
          </draw:line>
          <draw:line draw:style-name="gr123" draw:text-style-name="P1" draw:layer="layout" svg:x1="15.957cm" svg:y1="15.707cm" svg:x2="16.38cm" svg:y2="17.653cm">
            <text:p/>
          </draw:line>
          <draw:frame draw:style-name="gr7" draw:text-style-name="P32" draw:layer="layout" svg:width="0.659cm" svg:height="0.569cm" svg:x="15.099cm" svg:y="18.085cm">
            <draw:text-box>
              <text:p><text:span text:style-name="T35">1</text:span></text:p>
            </draw:text-box>
          </draw:frame>
          <draw:frame draw:style-name="gr7" draw:text-style-name="P32" draw:layer="layout" svg:width="0.663cm" svg:height="0.569cm" svg:x="16.477cm" svg:y="15.98cm">
            <draw:text-box>
              <text:p><text:span text:style-name="T35">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18.461cm">
            <draw:text-box>
              <text:p><text:span text:style-name="T39">2</text:span></text:p>
            </draw:text-box>
          </draw:frame>
          <draw:frame draw:style-name="gr7" draw:text-style-name="P35" draw:layer="layout" svg:width="0.604cm" svg:height="0.45cm" svg:x="15.615cm" svg:y="19.106cm">
            <draw:text-box>
              <text:p><text:span text:style-name="T39">3</text:span></text:p>
            </draw:text-box>
          </draw:frame>
          <draw:frame draw:style-name="gr7" draw:text-style-name="P35" draw:layer="layout" svg:width="0.604cm" svg:height="0.45cm" svg:x="15.964cm" svg:y="19.261cm">
            <draw:text-box>
              <text:p><text:span text:style-name="T39">0</text:span></text:p>
            </draw:text-box>
          </draw:frame>
          <draw:frame draw:style-name="gr7" draw:text-style-name="P35" draw:layer="layout" svg:width="0.604cm" svg:height="0.45cm" svg:x="16.213cm" svg:y="18.695cm">
            <draw:text-box>
              <text:p><text:span text:style-name="T39">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7" draw:text-style-name="P34" draw:layer="layout" svg:width="0.621cm" svg:height="0.489cm" svg:x="16.471cm" svg:y="25.323cm">
            <draw:text-box>
              <text:p><text:span text:style-name="T36">0</text:span></text:p>
            </draw:text-box>
          </draw:frame>
          <draw:frame draw:style-name="gr7" draw:text-style-name="P34" draw:layer="layout" svg:width="0.616cm" svg:height="0.489cm" svg:x="16.852cm" svg:y="24.666cm">
            <draw:text-box>
              <text:p><text:span text:style-name="T36">1</text:span></text:p>
            </draw:text-box>
          </draw:frame>
          <draw:frame draw:style-name="gr7" draw:text-style-name="P34" draw:layer="layout" svg:width="0.621cm" svg:height="0.489cm" svg:x="16.242cm" svg:y="24.177cm">
            <draw:text-box>
              <text:p><text:span text:style-name="T36">2</text:span></text:p>
            </draw:text-box>
          </draw:frame>
          <draw:line draw:style-name="gr123" draw:text-style-name="P1" draw:layer="layout" svg:x1="17.274cm" svg:y1="25.449cm" svg:x2="16.089cm" svg:y2="24.657cm">
            <text:p/>
          </draw:line>
          <draw:line draw:style-name="gr123" draw:text-style-name="P1" draw:layer="layout" svg:x1="17.01cm" svg:y1="24.347cm" svg:x2="16.306cm" svg:y2="25.78cm">
            <text:p/>
          </draw:line>
          <draw:frame draw:style-name="gr7" draw:text-style-name="P32" draw:layer="layout" svg:width="0.659cm" svg:height="0.569cm" svg:x="17.288cm" svg:y="23.504cm">
            <draw:text-box>
              <text:p><text:span text:style-name="T35">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34">655</text:span><text:span text:style-name="T1">, </text:span><text:span text:style-name="T37">2</text:span><text:span text:style-name="T1">, </text:span><text:span text:style-name="T38">3</text:span><text:span text:style-name="T40">,</text:span><text:span text:style-name="T38"> </text:span><text:span text:style-name="T41">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32" draw:layer="layout" svg:width="0.663cm" svg:height="0.569cm" svg:x="15.098cm" svg:y="22.679cm">
            <draw:text-box>
              <text:p><text:span text:style-name="T35">0</text:span></text:p>
            </draw:text-box>
          </draw:frame>
          <draw:line draw:style-name="gr123" draw:text-style-name="P1" draw:layer="layout" svg:x1="16.378cm" svg:y1="23.789cm" svg:x2="15.776cm" svg:y2="25.573cm">
            <text:p/>
          </draw:line>
          <draw:line draw:style-name="gr123" draw:text-style-name="P1" draw:layer="layout" svg:x1="17.817cm" svg:y1="22.678cm" svg:x2="16.372cm" svg:y2="23.798cm">
            <text:p/>
          </draw:line>
          <draw:line draw:style-name="gr123" draw:text-style-name="P1" draw:layer="layout" svg:x1="17.657cm" svg:y1="24.909cm" svg:x2="16.372cm" svg:y2="23.789cm">
            <text:p/>
          </draw:line>
          <draw:line draw:style-name="gr123" draw:text-style-name="P1" draw:layer="layout" svg:x1="16.372cm" svg:y1="23.795cm" svg:x2="14.662cm" svg:y2="23.752cm">
            <text:p/>
          </draw:line>
          <draw:line draw:style-name="gr123" draw:text-style-name="P1" draw:layer="layout" svg:x1="15.957cm" svg:y1="21.858cm" svg:x2="16.38cm" svg:y2="23.804cm">
            <text:p/>
          </draw:line>
          <draw:frame draw:style-name="gr7" draw:text-style-name="P32" draw:layer="layout" svg:width="0.659cm" svg:height="0.569cm" svg:x="15.099cm" svg:y="24.236cm">
            <draw:text-box>
              <text:p><text:span text:style-name="T35">1</text:span></text:p>
            </draw:text-box>
          </draw:frame>
          <draw:frame draw:style-name="gr7" draw:text-style-name="P32" draw:layer="layout" svg:width="0.663cm" svg:height="0.569cm" svg:x="16.477cm" svg:y="22.131cm">
            <draw:text-box>
              <text:p><text:span text:style-name="T35">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24.612cm">
            <draw:text-box>
              <text:p><text:span text:style-name="T39">2</text:span></text:p>
            </draw:text-box>
          </draw:frame>
          <draw:frame draw:style-name="gr7" draw:text-style-name="P35" draw:layer="layout" svg:width="0.604cm" svg:height="0.45cm" svg:x="15.615cm" svg:y="25.257cm">
            <draw:text-box>
              <text:p><text:span text:style-name="T39">3</text:span></text:p>
            </draw:text-box>
          </draw:frame>
          <draw:frame draw:style-name="gr7" draw:text-style-name="P35" draw:layer="layout" svg:width="0.604cm" svg:height="0.45cm" svg:x="16cm" svg:y="25.562cm">
            <draw:text-box>
              <text:p><text:span text:style-name="T39">0</text:span></text:p>
            </draw:text-box>
          </draw:frame>
          <draw:frame draw:style-name="gr7" draw:text-style-name="P35" draw:layer="layout" svg:width="0.604cm" svg:height="0.45cm" svg:x="16.213cm" svg:y="24.846cm">
            <draw:text-box>
              <text:p><text:span text:style-name="T39">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38" draw:text-style-name="P1" draw:layer="layout" svg:width="4.062cm" svg:height="4.369cm" draw:transform="skewX (-0.0755727566113544) rotate (-0.385368698840349) translate (4.56571714364657cm 0.77791368386814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6" draw:layer="layout" svg:width="1.086cm" svg:height="0.645cm" svg:x="5.159cm" svg:y="3.638cm">
            <draw:text-box>
              <text:p><text:span text:style-name="T42">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2" draw:style-name="dp1" draw:master-page-name="Default">
        <draw:g>
          <draw:custom-shape draw:style-name="gr142" draw:text-style-name="P37" draw:layer="layout" svg:width="5.171cm" svg:height="7.564cm" draw:transform="rotate (1.5707963267949) translate (4.251cm 6.764cm)">
            <text:p text:style-name="P1"><text:span text:style-name="T43">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65"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3" draw:text-style-name="P1" draw:layer="layout" draw:type="line" svg:x1="5.683cm" svg:y1="3.682cm" svg:x2="7.371cm" svg:y2="2.59cm" draw:start-shape="id129" draw:start-glue-point="11" draw:end-shape="id130" draw:end-glue-point="6" svg:d="m5683 3682 1688-1092" svg:viewBox="0 0 1689 1093">
              <text:p/>
            </draw:connector>
            <draw:connector draw:style-name="gr143" draw:text-style-name="P1" draw:layer="layout" draw:type="line" svg:x1="5.683cm" svg:y1="4.675cm" svg:x2="7.371cm" svg:y2="5.767cm" draw:start-shape="id129" draw:start-glue-point="9" draw:end-shape="id131" draw:end-glue-point="6" svg:d="m5683 4675 1688 1092" svg:viewBox="0 0 1689 1093">
              <text:p/>
            </draw:connector>
            <draw:connector draw:style-name="gr143" draw:text-style-name="P1" draw:layer="layout" draw:type="line" svg:x1="8.072cm" svg:y1="5.065cm" svg:x2="8.072cm" svg:y2="3.291cm" draw:start-shape="id131" draw:end-shape="id130" svg:d="m8072 5065v-1774" svg:viewBox="0 0 1 1775">
              <text:p/>
            </draw:connector>
          </draw:g>
          <draw:rect draw:style-name="gr144" draw:text-style-name="P2" xml:id="id132" draw:id="id132" draw:layer="layout" svg:width="1.383cm" svg:height="0.706cm" svg:x="1.608cm" svg:y="3.825cm">
            <text:p text:style-name="P1"><text:span text:style-name="T1">Far</text:span></text:p>
          </draw:rect>
          <draw:connector draw:style-name="gr143" draw:text-style-name="P1" draw:layer="layout" draw:type="line" svg:x1="2.991cm" svg:y1="4.178cm" svg:x2="4.485cm" svg:y2="4.178cm" draw:start-shape="id132" draw:start-glue-point="1" draw:end-shape="id133" svg:d="m2991 4178h1494" svg:viewBox="0 0 1495 1">
            <text:p/>
          </draw:connector>
        </draw:g>
        <draw:g>
          <draw:rect draw:style-name="gr145" draw:text-style-name="P38" draw:layer="layout" svg:width="4.462cm" svg:height="4.01cm" svg:x="8.85cm" svg:y="7.58cm" draw:corner-radius="0.282cm">
            <text:p text:style-name="P1"><text:span text:style-name="T44">Singleton</text:span></text:p>
          </draw:rect>
          <draw:rect draw:style-name="gr145" draw:text-style-name="P38" draw:layer="layout" svg:width="6.325cm" svg:height="4.01cm" svg:x="1.706cm" svg:y="7.58cm" draw:corner-radius="0.282cm">
            <text:p text:style-name="P1"><text:span text:style-name="T44">Per-Primitive</text:span></text:p>
          </draw:rect>
          <draw:custom-shape draw:style-name="gr65"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34" draw:start-glue-point="10" draw:end-shape="id135" draw:end-glue-point="6" svg:d="m3993 10235h1751" svg:viewBox="0 0 1752 1">
            <text:p/>
          </draw:connector>
          <draw:custom-shape draw:style-name="gr65"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36" draw:start-glue-point="6" draw:end-shape="id135"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103" draw:text-style-name="P16" draw:layer="layout" svg:width="2.428cm" svg:height="0.701cm" draw:transform="rotate (0.785572696322648) translate (6.779cm 9.156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1.222cm 9.157cm)">
            <text:p text:style-name="P1"><text:span text:style-name="T12">OpenGL</text:span></text:p>
            <draw:enhanced-geometry svg:viewBox="0 0 21600 21600" draw:type="rectangle" draw:enhanced-path="M 0 0 L 21600 0 21600 21600 0 21600 0 0 Z N"/>
          </draw:custom-shape>
        </draw:g>
        <draw:g>
          <draw:custom-shape draw:style-name="gr65"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6.011cm" svg:y1="16.927cm" svg:x2="6.011cm" svg:y2="15.825cm" draw:start-shape="id137" draw:start-glue-point="4" draw:end-shape="id138" draw:end-glue-point="8" svg:d="m6011 16927v-1102" svg:viewBox="0 0 1 1103">
            <text:p/>
          </draw:connector>
          <draw:connector draw:style-name="gr101" draw:text-style-name="P1" draw:layer="layout" svg:x1="8.425cm" svg:y1="16.927cm" svg:x2="8.426cm" svg:y2="15.825cm" draw:start-shape="id139" draw:start-glue-point="4" draw:end-shape="id140" draw:end-glue-point="8" svg:d="m8425 16927v-551h1v-551" svg:viewBox="0 0 2 1103">
            <text:p/>
          </draw:connector>
          <draw:connector draw:style-name="gr101" draw:text-style-name="P1" draw:layer="layout" svg:x1="3.596cm" svg:y1="16.927cm" svg:x2="3.597cm" svg:y2="15.825cm" draw:start-shape="id141" draw:start-glue-point="4" draw:end-shape="id142" draw:end-glue-point="8" svg:d="m3596 16927v-551h1v-551" svg:viewBox="0 0 2 1103">
            <text:p/>
          </draw:connector>
          <draw:connector draw:style-name="gr101" draw:text-style-name="P1" draw:layer="layout" draw:type="line" svg:x1="4.215cm" svg:y1="18.422cm" svg:x2="5.392cm" svg:y2="20.063cm" draw:start-shape="id141" draw:start-glue-point="9" draw:end-shape="id143" draw:end-glue-point="5" svg:d="m4215 18422 1177 1641" svg:viewBox="0 0 1178 1642">
            <text:p/>
          </draw:connector>
          <draw:connector draw:style-name="gr101" draw:text-style-name="P1" draw:layer="layout" draw:type="line" svg:x1="6.011cm" svg:y1="18.678cm" svg:x2="6.012cm" svg:y2="19.807cm" draw:start-shape="id137" draw:start-glue-point="8" draw:end-shape="id143" draw:end-glue-point="4" svg:d="m6011 18678 1 1129" svg:viewBox="0 0 2 1130">
            <text:p/>
          </draw:connector>
          <draw:connector draw:style-name="gr101" draw:text-style-name="P1" draw:layer="layout" draw:type="line" svg:x1="7.805cm" svg:y1="18.422cm" svg:x2="6.631cm" svg:y2="20.063cm" draw:start-shape="id139" draw:start-glue-point="7" draw:end-shape="id143" draw:end-glue-point="11" svg:d="m7805 18422-1174 1641" svg:viewBox="0 0 1175 1642">
            <text:p/>
          </draw:connector>
          <draw:custom-shape draw:style-name="gr65"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013cm" svg:y1="22.772cm" svg:x2="6.012cm" svg:y2="21.558cm" draw:start-shape="id144" draw:start-glue-point="4" draw:end-shape="id143"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8.169cm" svg:y1="16.899cm" svg:x2="18.169cm" svg:y2="15.797cm" draw:start-shape="id145" draw:start-glue-point="4" draw:end-shape="id146" draw:end-glue-point="8" svg:d="m18169 16899v-1102" svg:viewBox="0 0 1 1103">
            <text:p/>
          </draw:connector>
          <draw:connector draw:style-name="gr101" draw:text-style-name="P1" draw:layer="layout" svg:x1="13.989cm" svg:y1="16.899cm" svg:x2="13.99cm" svg:y2="15.797cm" draw:start-shape="id147" draw:start-glue-point="4" draw:end-shape="id148" draw:end-glue-point="8" svg:d="m13989 16899v-551h1v-551" svg:viewBox="0 0 2 1103">
            <text:p/>
          </draw:connector>
          <draw:connector draw:style-name="gr101" draw:text-style-name="P1" draw:layer="layout" draw:type="line" svg:x1="14.608cm" svg:y1="18.394cm" svg:x2="15.459cm" svg:y2="20.035cm" draw:start-shape="id147" draw:start-glue-point="9" draw:end-shape="id149" draw:end-glue-point="5" svg:d="m14608 18394 851 1641" svg:viewBox="0 0 852 1642">
            <text:p/>
          </draw:connector>
          <draw:connector draw:style-name="gr101" draw:text-style-name="P1" draw:layer="layout" draw:type="line" svg:x1="18.169cm" svg:y1="18.65cm" svg:x2="16.698cm" svg:y2="20.035cm" draw:start-shape="id145" draw:start-glue-point="8" draw:end-shape="id149" draw:end-glue-point="11" svg:d="m18169 18650-1471 1385" svg:viewBox="0 0 1472 1386">
            <text:p/>
          </draw:connector>
          <draw:custom-shape draw:style-name="gr65"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6.079cm" svg:y1="22.744cm" svg:x2="16.079cm" svg:y2="21.53cm" draw:start-shape="id150" draw:start-glue-point="4" draw:end-shape="id149" draw:end-glue-point="8" svg:d="m16079 22744v-1214" svg:viewBox="0 0 1 1215">
            <text:p/>
          </draw:connector>
          <draw:custom-shape draw:style-name="gr147" draw:text-style-name="P16" draw:layer="layout" svg:width="2.428cm" svg:height="0.701cm" draw:transform="rotate (0.000174532925199433) translate (10.601cm 14.571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000174532925199433) translate (10.601cm 17.424cm)">
            <text:p text:style-name="P1"><text:span text:style-name="T12">CUDA</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4.571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7.424cm)">
            <text:p text:style-name="P1"><text:span text:style-name="T12">OpenGL</text:span></text:p>
            <draw:enhanced-geometry svg:viewBox="0 0 21600 21600" draw:type="rectangle" draw:enhanced-path="M 0 0 L 21600 0 21600 21600 0 21600 0 0 Z N"/>
          </draw:custom-shape>
          <draw:custom-shape draw:style-name="gr102" draw:text-style-name="P16" draw:layer="layout" svg:width="2.428cm" svg:height="0.701cm" draw:transform="rotate (0.000174532925199433) translate (17.04cm 23.269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85572696322648) translate (16.832cm 21.383cm)">
            <text:p text:style-name="P1"><text:span text:style-name="T12">CPU</text:span></text:p>
            <draw:enhanced-geometry svg:viewBox="0 0 21600 21600" draw:mirror-horizontal="false" draw:mirror-vertical="false" draw:type="rectangle" draw:enhanced-path="M 0 0 L 21600 0 21600 21600 0 21600 0 0 Z N"/>
          </draw:custom-shape>
          <draw:custom-shape draw:style-name="gr103" draw:text-style-name="P16" draw:layer="layout" svg:width="2.428cm" svg:height="0.701cm" draw:transform="rotate (0.785572696322648) translate (19.119cm 21.383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785572696322648) translate (17.99cm 21.383cm)">
            <text:p text:style-name="P1"><text:span text:style-name="T12">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20.345cm" svg:y1="5.264cm" svg:x2="20.345cm" svg:y2="4.162cm" draw:start-shape="id151" draw:start-glue-point="4" draw:end-shape="id152" draw:end-glue-point="8" svg:d="m20345 5264v-1102" svg:viewBox="0 0 1 1103">
            <text:p/>
          </draw:connector>
          <draw:connector draw:style-name="gr101" draw:text-style-name="P1" draw:layer="layout" svg:x1="16.165cm" svg:y1="5.264cm" svg:x2="16.166cm" svg:y2="4.162cm" draw:start-shape="id153" draw:start-glue-point="4" draw:end-shape="id154" draw:end-glue-point="8" svg:d="m16165 5264v-551h1v-551" svg:viewBox="0 0 2 1103">
            <text:p/>
          </draw:connector>
          <draw:connector draw:style-name="gr101" draw:text-style-name="P1" draw:layer="layout" draw:type="line" svg:x1="16.784cm" svg:y1="6.759cm" svg:x2="17.635cm" svg:y2="8.4cm" draw:start-shape="id153" draw:start-glue-point="9" draw:end-shape="id155" draw:end-glue-point="5" svg:d="m16784 6759 851 1641" svg:viewBox="0 0 852 1642">
            <text:p/>
          </draw:connector>
          <draw:connector draw:style-name="gr101" draw:text-style-name="P1" draw:layer="layout" draw:type="line" svg:x1="20.345cm" svg:y1="7.015cm" svg:x2="18.874cm" svg:y2="8.4cm" draw:start-shape="id151" draw:start-glue-point="8" draw:end-shape="id155" draw:end-glue-point="11" svg:d="m20345 7015-1471 1385" svg:viewBox="0 0 1472 1386">
            <text:p/>
          </draw:connector>
          <draw:custom-shape draw:style-name="gr65"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8.255cm" svg:y1="11.109cm" svg:x2="18.255cm" svg:y2="9.895cm" draw:start-shape="id156" draw:start-glue-point="4" draw:end-shape="id155" draw:end-glue-point="8" svg:d="m18255 11109v-1214" svg:viewBox="0 0 1 1215">
            <text:p/>
          </draw:connector>
        </draw:g>
      </draw:page>
      <draw:page draw:name="page13" draw:style-name="dp1" draw:master-page-name="Default">
        <draw:g>
          <draw:custom-shape draw:style-name="gr148"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51"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48"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51"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02" draw:text-style-name="P16" draw:layer="layout" svg:width="2.428cm" svg:height="0.701cm" draw:transform="rotate (-1.10426981773681) translate (13.516cm 7.211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58171027066337) translate (12.158cm 8.143cm)">
              <text:p text:style-name="P1"><text:span text:style-name="T12">OpenMP</text:span></text:p>
              <draw:enhanced-geometry svg:viewBox="0 0 21600 21600" draw:type="rectangle" draw:enhanced-path="M 0 0 L 21600 0 21600 21600 0 21600 0 0 Z N"/>
            </draw:custom-shape>
            <draw:custom-shape draw:style-name="gr102" draw:text-style-name="P16" draw:layer="layout" svg:width="2.428cm" svg:height="0.701cm" draw:transform="rotate (-0.442266432455362) translate (11.205cm 9.548cm)">
              <text:p text:style-name="P1"><text:span text:style-name="T12">GCD</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108210413623653) translate (10.667cm 11.334cm)">
              <text:p text:style-name="P1"><text:span text:style-name="T12">OpenC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285884931476671) translate (10.759cm 12.781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530405559681077) translate (11.224cm 14.09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901986157430669) translate (12.218cm 15.414cm)">
              <text:p text:style-name="P1"><text:span text:style-name="T12">DX11</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7.239cm 9.228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1.10444435066201) translate (16.397cm 8.928cm)">
              <text:p text:style-name="P1"><text:span text:style-name="T12">GL ES</text:span></text:p>
              <draw:enhanced-geometry svg:viewBox="0 0 21600 21600" draw:type="rectangle" draw:enhanced-path="M 0 0 L 21600 0 21600 21600 0 21600 0 0 Z N"/>
            </draw:custom-shape>
            <draw:custom-shape draw:style-name="gr147" draw:text-style-name="P16" draw:layer="layout" svg:width="2.428cm" svg:height="0.701cm" draw:transform="rotate (0.488692190558412) translate (17.945cm 9.763cm)">
              <text:p text:style-name="P1"><text:span text:style-name="T12">DX11</text:span></text:p>
              <draw:enhanced-geometry svg:viewBox="0 0 21600 21600" draw:type="rectangle" draw:enhanced-path="M 0 0 L 21600 0 21600 21600 0 21600 0 0 Z N"/>
            </draw:custom-shape>
            <draw:custom-shape draw:style-name="gr102" draw:text-style-name="P16" draw:layer="layout" svg:width="2.428cm" svg:height="0.701cm" draw:transform="rotate (-0.640012236706321) translate (18.025cm 13.48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1.01159283445591) translate (17.41cm 14.073cm)">
              <text:p text:style-name="P1"><text:span text:style-name="T12">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1" draw:layer="layout" svg:x1="2.181cm" svg:y1="6.242cm" svg:x2="1.419cm" svg:y2="9.544cm">
            <text:p/>
          </draw:line>
          <draw:line draw:style-name="gr154" draw:text-style-name="P1" draw:layer="layout" svg:x1="3.867cm" svg:y1="5.407cm" svg:x2="3.192cm" svg:y2="7.768cm">
            <text:p/>
          </draw:line>
          <draw:line draw:style-name="gr155" draw:text-style-name="P1" draw:layer="layout" svg:x1="6.139cm" svg:y1="5.468cm" svg:x2="6.139cm" svg:y2="7.786cm">
            <text:p/>
          </draw:line>
          <draw:line draw:style-name="gr153" draw:text-style-name="P1" draw:layer="layout" svg:x1="4.706cm" svg:y1="4.963cm" svg:x2="4.432cm" svg:y2="6.511cm">
            <text:p/>
          </draw:line>
          <draw:line draw:style-name="gr154" draw:text-style-name="P1" draw:layer="layout" svg:x1="5.695cm" svg:y1="6.237cm" svg:x2="5.695cm" svg:y2="9.545cm">
            <text:p/>
          </draw:line>
          <draw:line draw:style-name="gr154" draw:text-style-name="P1" draw:layer="layout" svg:x1="6.493cm" svg:y1="4.963cm" svg:x2="6.493cm" svg:y2="6.528cm">
            <text:p/>
          </draw:line>
          <draw:line draw:style-name="gr153" draw:text-style-name="P1" draw:layer="layout" svg:x1="8.11cm" svg:y1="4.98cm" svg:x2="8.752cm" svg:y2="6.545cm">
            <text:p/>
          </draw:line>
          <draw:line draw:style-name="gr154" draw:text-style-name="P1" draw:layer="layout" svg:x1="8.396cm" svg:y1="5.413cm" svg:x2="9.418cm" svg:y2="7.79cm">
            <text:p/>
          </draw:line>
          <draw:line draw:style-name="gr153"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52" draw:text-style-name="P39" draw:layer="layout" svg:width="0.794cm" svg:height="0.661cm" svg:x="6.081cm" svg:y="7.77cm">
            <draw:text-box>
              <text:p><text:span text:style-name="T45">v</text:span><text:span text:style-name="T46">4</text:span></text:p>
            </draw:text-box>
          </draw:frame>
          <draw:frame draw:style-name="gr152" draw:text-style-name="P40" draw:layer="layout" svg:width="0.794cm" svg:height="0.661cm" svg:x="3.125cm" svg:y="7.77cm">
            <draw:text-box>
              <text:p><text:span text:style-name="T47">v</text:span><text:span text:style-name="T48">5</text:span></text:p>
            </draw:text-box>
          </draw:frame>
          <draw:frame draw:style-name="gr152" draw:text-style-name="P40" draw:layer="layout" svg:width="0.794cm" svg:height="0.661cm" svg:x="5.718cm" svg:y="8.945cm">
            <draw:text-box>
              <text:p><text:span text:style-name="T47">v</text:span><text:span text:style-name="T48">6</text:span></text:p>
            </draw:text-box>
          </draw:frame>
          <draw:frame draw:style-name="gr152" draw:text-style-name="P40" draw:layer="layout" svg:width="0.794cm" svg:height="0.661cm" svg:x="8.959cm" svg:y="7.77cm">
            <draw:text-box>
              <text:p><text:span text:style-name="T47">v</text:span><text:span text:style-name="T48">7</text:span></text:p>
            </draw:text-box>
          </draw:frame>
          <draw:frame draw:style-name="gr152" draw:text-style-name="P40" draw:layer="layout" svg:width="0.794cm" svg:height="0.661cm" svg:x="6.418cm" svg:y="6.559cm">
            <draw:text-box>
              <text:p><text:span text:style-name="T47">v</text:span><text:span text:style-name="T48">8</text:span></text:p>
            </draw:text-box>
          </draw:frame>
          <draw:frame draw:style-name="gr152" draw:text-style-name="P41" draw:layer="layout" svg:width="0.794cm" svg:height="0.661cm" svg:x="4.317cm" svg:y="6.559cm">
            <draw:text-box>
              <text:p><text:span text:style-name="T49">v</text:span><text:span text:style-name="T50">9</text:span></text:p>
            </draw:text-box>
          </draw:frame>
          <draw:frame draw:style-name="gr152" draw:text-style-name="P41" draw:layer="layout" svg:width="0.895cm" svg:height="0.661cm" svg:x="1.687cm" svg:y="8.945cm">
            <draw:text-box>
              <text:p><text:span text:style-name="T49">v</text:span><text:span text:style-name="T50">10</text:span></text:p>
            </draw:text-box>
          </draw:frame>
          <draw:frame draw:style-name="gr152" draw:text-style-name="P41" draw:layer="layout" svg:width="0.895cm" svg:height="0.661cm" svg:x="9.505cm" svg:y="8.945cm">
            <draw:text-box>
              <text:p><text:span text:style-name="T49">v</text:span><text:span text:style-name="T50">11</text:span></text:p>
            </draw:text-box>
          </draw:frame>
          <draw:frame draw:style-name="gr152" draw:text-style-name="P41" draw:layer="layout" svg:width="0.895cm" svg:height="0.661cm" svg:x="8.209cm" svg:y="6.559cm">
            <draw:text-box>
              <text:p><text:span text:style-name="T49">v</text:span><text:span text:style-name="T50">12</text:span></text:p>
            </draw:text-box>
          </draw:frame>
          <draw:frame draw:style-name="gr7" draw:text-style-name="P9" draw:layer="layout" svg:width="4.919cm" svg:height="0.761cm" svg:x="1.292cm" svg:y="10.204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frame draw:style-name="gr7" draw:text-style-name="P6" draw:layer="layout" svg:width="5.139cm" svg:height="0.761cm" svg:x="1.292cm" svg:y="10.801cm">
            <draw:text-box>
              <text:p><text:span text:style-name="T4">face-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52" draw:text-style-name="P39" draw:layer="layout" svg:width="0.794cm" svg:height="0.661cm" svg:x="15.812cm" svg:y="14.379cm">
            <draw:text-box>
              <text:p><text:span text:style-name="T45">v</text:span><text:span text:style-name="T46">4</text:span></text:p>
            </draw:text-box>
          </draw:frame>
          <draw:frame draw:style-name="gr152" draw:text-style-name="P11" draw:layer="layout" svg:width="0.794cm" svg:height="0.661cm" svg:x="12.856cm" svg:y="14.379cm">
            <draw:text-box>
              <text:p><text:span text:style-name="T12">v</text:span><text:span text:style-name="T55">5</text:span></text:p>
            </draw:text-box>
          </draw:frame>
          <draw:frame draw:style-name="gr152" draw:text-style-name="P11" draw:layer="layout" svg:width="0.794cm" svg:height="0.661cm" svg:x="15.449cm" svg:y="15.554cm">
            <draw:text-box>
              <text:p><text:span text:style-name="T12">v</text:span><text:span text:style-name="T55">6</text:span></text:p>
            </draw:text-box>
          </draw:frame>
          <draw:frame draw:style-name="gr152" draw:text-style-name="P11" draw:layer="layout" svg:width="0.794cm" svg:height="0.661cm" svg:x="18.69cm" svg:y="14.379cm">
            <draw:text-box>
              <text:p><text:span text:style-name="T12">v</text:span><text:span text:style-name="T55">7</text:span></text:p>
            </draw:text-box>
          </draw:frame>
          <draw:frame draw:style-name="gr152" draw:text-style-name="P11" draw:layer="layout" svg:width="0.794cm" svg:height="0.661cm" svg:x="16.149cm" svg:y="13.168cm">
            <draw:text-box>
              <text:p><text:span text:style-name="T12">v</text:span><text:span text:style-name="T55">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4" draw:text-style-name="P1" draw:layer="layout" svg:x1="13.598cm" svg:y1="5.398cm" svg:x2="12.923cm" svg:y2="7.759cm">
            <text:p/>
          </draw:line>
          <draw:line draw:style-name="gr154" draw:text-style-name="P1" draw:layer="layout" svg:x1="15.426cm" svg:y1="6.228cm" svg:x2="15.426cm" svg:y2="9.536cm">
            <text:p/>
          </draw:line>
          <draw:line draw:style-name="gr154" draw:text-style-name="P1" draw:layer="layout" svg:x1="16.224cm" svg:y1="4.954cm" svg:x2="16.224cm" svg:y2="6.519cm">
            <text:p/>
          </draw:line>
          <draw:line draw:style-name="gr154"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52" draw:text-style-name="P40" draw:layer="layout" svg:width="0.794cm" svg:height="0.661cm" svg:x="12.856cm" svg:y="7.761cm">
            <draw:text-box>
              <text:p><text:span text:style-name="T47">v</text:span><text:span text:style-name="T48">5</text:span></text:p>
            </draw:text-box>
          </draw:frame>
          <draw:frame draw:style-name="gr152" draw:text-style-name="P40" draw:layer="layout" svg:width="0.794cm" svg:height="0.661cm" svg:x="15.449cm" svg:y="8.936cm">
            <draw:text-box>
              <text:p><text:span text:style-name="T47">v</text:span><text:span text:style-name="T48">6</text:span></text:p>
            </draw:text-box>
          </draw:frame>
          <draw:frame draw:style-name="gr152" draw:text-style-name="P40" draw:layer="layout" svg:width="0.794cm" svg:height="0.661cm" svg:x="18.69cm" svg:y="7.761cm">
            <draw:text-box>
              <text:p><text:span text:style-name="T47">v</text:span><text:span text:style-name="T48">7</text:span></text:p>
            </draw:text-box>
          </draw:frame>
          <draw:frame draw:style-name="gr152" draw:text-style-name="P40" draw:layer="layout" svg:width="0.794cm" svg:height="0.661cm" svg:x="16.149cm" svg:y="6.55cm">
            <draw:text-box>
              <text:p><text:span text:style-name="T47">v</text:span><text:span text:style-name="T48">8</text:span></text:p>
            </draw:text-box>
          </draw:frame>
          <draw:frame draw:style-name="gr7" draw:text-style-name="P9" draw:layer="layout" svg:width="4.919cm" svg:height="0.761cm" svg:x="11.023cm" svg:y="9.672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3" draw:text-style-name="P1" draw:layer="layout" svg:x1="11.912cm" svg:y1="20.045cm" svg:x2="11.15cm" svg:y2="23.347cm">
            <text:p/>
          </draw:line>
          <draw:line draw:style-name="gr153" draw:text-style-name="P1" draw:layer="layout" svg:x1="14.437cm" svg:y1="18.766cm" svg:x2="14.163cm" svg:y2="20.314cm">
            <text:p/>
          </draw:line>
          <draw:line draw:style-name="gr153" draw:text-style-name="P1" draw:layer="layout" svg:x1="17.841cm" svg:y1="18.783cm" svg:x2="18.483cm" svg:y2="20.348cm">
            <text:p/>
          </draw:line>
          <draw:line draw:style-name="gr153"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52" draw:text-style-name="P11" draw:layer="layout" svg:width="0.794cm" svg:height="0.661cm" svg:x="15.812cm" svg:y="21.573cm">
            <draw:text-box>
              <text:p><text:span text:style-name="T12">v</text:span><text:span text:style-name="T55">4</text:span></text:p>
            </draw:text-box>
          </draw:frame>
          <draw:frame draw:style-name="gr152" draw:text-style-name="P11" draw:layer="layout" svg:width="0.794cm" svg:height="0.661cm" svg:x="12.856cm" svg:y="21.573cm">
            <draw:text-box>
              <text:p><text:span text:style-name="T12">v</text:span><text:span text:style-name="T55">5</text:span></text:p>
            </draw:text-box>
          </draw:frame>
          <draw:frame draw:style-name="gr152" draw:text-style-name="P11" draw:layer="layout" svg:width="0.794cm" svg:height="0.661cm" svg:x="15.449cm" svg:y="22.748cm">
            <draw:text-box>
              <text:p><text:span text:style-name="T12">v</text:span><text:span text:style-name="T55">6</text:span></text:p>
            </draw:text-box>
          </draw:frame>
          <draw:frame draw:style-name="gr152" draw:text-style-name="P11" draw:layer="layout" svg:width="0.794cm" svg:height="0.661cm" svg:x="18.69cm" svg:y="21.573cm">
            <draw:text-box>
              <text:p><text:span text:style-name="T12">v</text:span><text:span text:style-name="T55">7</text:span></text:p>
            </draw:text-box>
          </draw:frame>
          <draw:frame draw:style-name="gr152" draw:text-style-name="P11" draw:layer="layout" svg:width="0.794cm" svg:height="0.661cm" svg:x="16.149cm" svg:y="20.362cm">
            <draw:text-box>
              <text:p><text:span text:style-name="T12">v</text:span><text:span text:style-name="T55">8</text:span></text:p>
            </draw:text-box>
          </draw:frame>
          <draw:frame draw:style-name="gr152" draw:text-style-name="P41" draw:layer="layout" svg:width="0.794cm" svg:height="0.661cm" svg:x="14.048cm" svg:y="20.362cm">
            <draw:text-box>
              <text:p><text:span text:style-name="T49">v</text:span><text:span text:style-name="T50">9</text:span></text:p>
            </draw:text-box>
          </draw:frame>
          <draw:frame draw:style-name="gr152" draw:text-style-name="P41" draw:layer="layout" svg:width="0.895cm" svg:height="0.661cm" svg:x="11.418cm" svg:y="22.748cm">
            <draw:text-box>
              <text:p><text:span text:style-name="T49">v</text:span><text:span text:style-name="T50">10</text:span></text:p>
            </draw:text-box>
          </draw:frame>
          <draw:frame draw:style-name="gr152" draw:text-style-name="P41" draw:layer="layout" svg:width="0.895cm" svg:height="0.661cm" svg:x="19.236cm" svg:y="22.748cm">
            <draw:text-box>
              <text:p><text:span text:style-name="T49">v</text:span><text:span text:style-name="T50">11</text:span></text:p>
            </draw:text-box>
          </draw:frame>
          <draw:frame draw:style-name="gr152" draw:text-style-name="P41" draw:layer="layout" svg:width="0.895cm" svg:height="0.661cm" svg:x="17.94cm" svg:y="20.362cm">
            <draw:text-box>
              <text:p><text:span text:style-name="T49">v</text:span><text:span text:style-name="T50">12</text:span></text:p>
            </draw:text-box>
          </draw:frame>
          <draw:frame draw:style-name="gr7" draw:text-style-name="P6" draw:layer="layout" svg:width="5.139cm" svg:height="0.761cm" svg:x="11.023cm" svg:y="23.491cm">
            <draw:text-box>
              <text:p><text:span text:style-name="T4">face-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frame draw:style-name="gr7" draw:layer="layout" svg:width="5.726cm" svg:height="0.962cm" svg:x="7.924cm" svg:y="1cm">
          <draw:text-box>
            <text:p>Vertex Subdivision</text:p>
          </draw:text-box>
        </draw:frame>
      </draw:page>
      <draw:page draw:name="page15" draw:style-name="dp1" draw:master-page-name="Default">
        <draw:custom-shape draw:style-name="gr156" draw:text-style-name="P42" draw:layer="layout" svg:width="16.106cm" svg:height="13.362cm" svg:x="9.039cm" svg:y="4.048cm">
          <text:p text:style-name="P42"><text:span text:style-name="T56">OpenSubdiv</text:span></text:p>
          <draw:enhanced-geometry svg:viewBox="0 0 21600 21600" draw:path-stretchpoint-x="10800" draw:path-stretchpoint-y="10800" draw:text-areas="?f3 ?f4 ?f5 ?f6" draw:mirror-horizontal="false" draw:mirror-vertical="false"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43" draw:layer="layout" svg:width="15.237cm" svg:height="6.334cm" svg:x="9.512cm" svg:y="6.953cm">
          <text:p text:style-name="P43"><text:span text:style-name="T57"/></text:p>
          <text:p text:style-name="P43"><text:span text:style-name="T57"/></text:p>
          <text:p text:style-name="P43"><text:span text:style-name="T57"/></text:p>
          <text:p text:style-name="P43"><text:span text:style-name="T57">Far</text:span></text:p>
          <draw:enhanced-geometry svg:viewBox="0 0 21600 21600" draw:path-stretchpoint-x="10800" draw:path-stretchpoint-y="10800" draw:text-areas="?f3 ?f4 ?f5 ?f6" draw:mirror-horizontal="false" draw:mirror-vertical="false"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43" draw:layer="layout" svg:width="15.24cm" svg:height="1.319cm" svg:x="9.509cm" svg:y="5.65cm">
          <text:p text:style-name="P43"><text:span text:style-name="T57">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43" draw:layer="layout" svg:width="9.398cm" svg:height="2.112cm" svg:x="15.097cm" svg:y="7.27cm">
          <text:p text:style-name="P43"><text:span text:style-name="T57">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43" draw:layer="layout" svg:width="15.243cm" svg:height="3.764cm" svg:x="9.506cm" svg:y="13.267cm">
          <text:p text:style-name="P43"><text:span text:style-name="T57">Osd</text:span></text:p>
          <draw:enhanced-geometry svg:viewBox="0 0 21600 21600" draw:path-stretchpoint-x="10800" draw:path-stretchpoint-y="10800" draw:text-areas="?f3 ?f4 ?f5 ?f6" draw:mirror-horizontal="false" draw:mirror-vertical="false"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4" xml:id="id157" draw:id="id157" draw:layer="layout" svg:width="3.266cm" svg:height="1.111cm" svg:x="4.937cm" svg:y="6.715cm">
          <text:p text:style-name="P44"><text:span text:style-name="T20">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2" draw:text-style-name="P1" draw:layer="layout" draw:type="curve" svg:x1="8.203cm" svg:y1="7.27cm" svg:x2="10.906cm" svg:y2="8.29cm" draw:start-shape="id157" draw:start-glue-point="1" draw:end-shape="id158" draw:end-glue-point="3" svg:d="m8203 7270c2028 0 677 1020 2703 1020" svg:viewBox="0 0 2704 1021">
          <text:p/>
        </draw:connector>
        <draw:custom-shape draw:style-name="gr161" draw:text-style-name="P44" xml:id="id160" draw:id="id160" draw:layer="layout" svg:width="3.457cm" svg:height="1.205cm" svg:x="15.158cm" svg:y="11.03cm">
          <text:p text:style-name="P44"><text:span text:style-name="T20">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4" xml:id="id161" draw:id="id161" draw:layer="layout" svg:width="3.553cm" svg:height="1.206cm" svg:x="18.78cm" svg:y="11.031cm">
          <text:p text:style-name="P44"><text:span text:style-name="T20">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28" xml:id="id164" draw:id="id164" draw:layer="layout" svg:width="6.031cm" svg:height="2.069cm" svg:x="15.67cm" svg:y="14.115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28"><text:span text:style-name="T26">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4" xml:id="id165" draw:id="id165" draw:layer="layout" svg:width="3.237cm" svg:height="0.916cm" svg:x="4.95cm" svg:y="15.354cm">
          <text:p text:style-name="P44"><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28" xml:id="id159" draw:id="id159" draw:layer="layout" svg:width="4.262cm" svg:height="2.14cm" svg:x="10.532cm" svg:y="10.333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28"><text:span text:style-name="T26">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4" xml:id="id162" draw:id="id162" draw:layer="layout" svg:width="3.296cm" svg:height="1.398cm" svg:x="4.906cm" svg:y="10.094cm">
          <draw:glue-point draw:id="4" svg:x="-2.203cm" svg:y="4.778cm"/>
          <draw:glue-point draw:id="5" svg:x="1.385cm" svg:y="4.959cm"/>
          <draw:glue-point draw:id="6" svg:x="5.006cm" svg:y="-1.914cm"/>
          <draw:glue-point draw:id="7" svg:x="4.993cm" svg:y="1.933cm"/>
          <text:p text:style-name="P44"><text:span text:style-name="T20">Primvar</text:span></text:p>
          <text:p text:style-name="P44"><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4" draw:text-style-name="P1" draw:layer="layout" draw:type="curve" svg:x1="12.685cm" svg:y1="9.001cm" svg:x2="12.663cm" svg:y2="10.333cm" draw:start-shape="id158" draw:start-glue-point="4" draw:end-shape="id159" draw:end-glue-point="0" svg:d="m12685 9001c0 999-22 333-22 1332" svg:viewBox="0 0 23 1333">
          <text:p/>
        </draw:connector>
        <draw:connector draw:style-name="gr164" draw:text-style-name="P1" draw:layer="layout" draw:type="curve" svg:x1="16.874cm" svg:y1="8.935cm" svg:x2="16.886cm" svg:y2="11.03cm" draw:start-shape="id158" draw:start-glue-point="7" draw:end-shape="id160" svg:d="m16874 8935c0 1620 12 573 12 2095" svg:viewBox="0 0 13 2096">
          <text:p/>
        </draw:connector>
        <draw:connector draw:style-name="gr164" draw:text-style-name="P1" draw:layer="layout" draw:type="curve" svg:x1="20.557cm" svg:y1="9cm" svg:x2="20.556cm" svg:y2="11.031cm" draw:start-shape="id158" draw:start-glue-point="5" draw:end-shape="id161" svg:d="m20557 9000c0 1524-1 509-1 2031" svg:viewBox="0 0 2 2032">
          <text:p/>
        </draw:connector>
        <draw:custom-shape draw:style-name="gr161" draw:text-style-name="P44" xml:id="id163" draw:id="id163" draw:layer="layout" svg:width="3.262cm" svg:height="0.922cm" svg:x="4.926cm" svg:y="11.575cm">
          <text:p text:style-name="P44"><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4" draw:text-style-name="P1" draw:layer="layout" draw:type="curve" svg:x1="8.202cm" svg:y1="10.793cm" svg:x2="10.537cm" svg:y2="10.782cm" draw:start-shape="id162" draw:start-glue-point="1" draw:end-shape="id159" draw:end-glue-point="8" svg:d="m8202 10793c1749 0 582-11 2335-11" svg:viewBox="0 0 2336 12">
          <text:p/>
        </draw:connector>
        <draw:connector draw:style-name="gr164" draw:text-style-name="P1" draw:layer="layout" draw:type="curve" svg:x1="10.537cm" svg:y1="12.036cm" svg:x2="8.188cm" svg:y2="12.036cm" draw:start-shape="id159" draw:start-glue-point="9" draw:end-shape="id163" draw:end-glue-point="1" svg:d="m10537 12036h-2349" svg:viewBox="0 0 2350 1">
          <text:p/>
        </draw:connector>
        <draw:connector draw:style-name="gr164" draw:text-style-name="P1" draw:layer="layout" draw:type="curve" svg:x1="16.886cm" svg:y1="12.235cm" svg:x2="16.896cm" svg:y2="14.115cm" draw:start-shape="id160" draw:start-glue-point="2" draw:end-shape="id164" draw:end-glue-point="6" svg:d="m16886 12235c0 1410 10 470 10 1880" svg:viewBox="0 0 11 1881">
          <text:p/>
        </draw:connector>
        <draw:connector draw:style-name="gr164" draw:text-style-name="P1" draw:layer="layout" draw:type="curve" svg:x1="20.556cm" svg:y1="12.237cm" svg:x2="20.567cm" svg:y2="14.115cm" draw:start-shape="id161" draw:start-glue-point="2" draw:end-shape="id164" draw:end-glue-point="7" svg:d="m20556 12237c0 1408 11 470 11 1878" svg:viewBox="0 0 12 1879">
          <text:p/>
        </draw:connector>
        <draw:connector draw:style-name="gr164" draw:text-style-name="P1" draw:layer="layout" draw:type="curve" svg:x1="15.67cm" svg:y1="15.814cm" svg:x2="8.187cm" svg:y2="15.812cm" draw:start-shape="id164" draw:start-glue-point="9" draw:end-shape="id165" draw:end-glue-point="1" svg:d="m15670 15814c-5613 0-1872-2-7483-2" svg:viewBox="0 0 7484 3">
          <text:p/>
        </draw:connector>
        <draw:connector draw:style-name="gr165" draw:text-style-name="P1" draw:layer="layout" draw:type="curve" svg:x1="8.144cm" svg:y1="14.519cm" svg:x2="15.67cm" svg:y2="14.516cm" draw:start-shape="id166" draw:start-glue-point="1" draw:end-shape="id164" draw:end-glue-point="8" svg:d="m8144 14519c5644 0 1882-3 7526-3" svg:viewBox="0 0 7527 4">
          <text:p/>
        </draw:connector>
        <draw:custom-shape draw:style-name="gr161" draw:text-style-name="P28" xml:id="id158" draw:id="id158" draw:layer="layout" svg:width="10.668cm" svg:height="1.421cm" svg:x="10.906cm" svg:y="7.5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28"><text:span text:style-name="T26">TopologyRefiner</text:span></text:p>
          <draw:enhanced-geometry svg:viewBox="0 0 21600 21600" draw:path-stretchpoint-x="10800" draw:path-stretchpoint-y="10800" draw:text-areas="?f3 ?f4 ?f5 ?f6" draw:mirror-horizontal="false" draw:mirror-vertical="false"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4" xml:id="id166" draw:id="id166" draw:layer="layout" svg:width="3.204cm" svg:height="1.451cm" svg:x="4.94cm" svg:y="13.794cm">
          <draw:glue-point draw:id="4" svg:x="-2.203cm" svg:y="4.778cm"/>
          <draw:glue-point draw:id="5" svg:x="1.385cm" svg:y="4.959cm"/>
          <draw:glue-point draw:id="6" svg:x="5.006cm" svg:y="-1.914cm"/>
          <draw:glue-point draw:id="7" svg:x="4.993cm" svg:y="1.933cm"/>
          <text:p text:style-name="P44"><text:span text:style-name="T20">Primvar</text:span></text:p>
          <text:p text:style-name="P44"><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4" xml:id="id168" draw:id="id168" draw:layer="layout" svg:width="2.032cm" svg:height="0.73cm" svg:x="13.473cm" svg:y="5.953cm">
          <text:p text:style-name="P44"><text:span text:style-name="T20">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2" draw:text-style-name="P1" draw:layer="layout" draw:type="curve" svg:x1="12.407cm" svg:y1="6.715cm" svg:x2="12.431cm" svg:y2="7.58cm" draw:start-shape="id167" draw:start-glue-point="2" draw:end-shape="id158" draw:end-glue-point="8" svg:d="m12407 6715c0 649 24 217 24 865" svg:viewBox="0 0 25 866">
          <text:p/>
        </draw:connector>
        <draw:custom-shape draw:style-name="gr161" draw:text-style-name="P44" xml:id="id167" draw:id="id167" draw:layer="layout" svg:width="2.078cm" svg:height="0.73cm" svg:x="11.368cm" svg:y="5.985cm">
          <text:p text:style-name="P44"><text:span text:style-name="T20">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2" draw:text-style-name="P1" draw:layer="layout" draw:type="curve" svg:x1="14.489cm" svg:y1="6.683cm" svg:x2="14.49cm" svg:y2="7.605cm" draw:start-shape="id168" draw:start-glue-point="2" svg:d="m14489 6683c0 1068 1 607 1 922" svg:viewBox="0 0 2 923">
          <text:p/>
        </draw:connector>
        <draw:connector draw:style-name="gr164" draw:text-style-name="P1" draw:layer="layout" draw:type="curve" draw:line-skew="-0.277cm" svg:x1="8.203cm" svg:y1="7.27cm" svg:x2="11.368cm" svg:y2="6.35cm" draw:start-shape="id157" draw:start-glue-point="1" draw:end-shape="id167" draw:end-glue-point="3" svg:d="m8203 7270c1959 0 377-920 3165-920" svg:viewBox="0 0 3166 921">
          <text:p/>
        </draw:connector>
      </draw:page>
      <draw:page draw:name="page16" draw:style-name="dp1" draw:master-page-name="Default">
        <draw:custom-shape draw:style-name="gr166" draw:text-style-name="P45" draw:layer="layout" svg:width="7.766cm" svg:height="3.529cm" svg:x="10.178cm" svg:y="3.824cm">
          <text:p text:style-name="P45"><text:span text:style-name="T5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44" draw:layer="layout" svg:width="4.236cm" svg:height="10.62cm" svg:x="5.236cm" svg:y="3.793cm">
          <text:p text:style-name="P44"><text:span text:style-name="T20">Subdivision Mesh</text:span></text:p>
          <text:p text:style-name="P44"><text:span text:style-name="T20"/></text:p>
          <text:p text:style-name="P44"><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46" xml:id="id169" draw:id="id169" draw:layer="layout" svg:width="2.725cm" svg:height="1.412cm" svg:x="5.942cm" svg:y="5.659cm">
          <text:p text:style-name="P46"><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46" xml:id="id171" draw:id="id171" draw:layer="layout" svg:width="2.643cm" svg:height="1.41cm" svg:x="5.942cm" svg:y="10.603cm">
          <text:p text:style-name="P46"><text:span text:style-name="T7">Coarse</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45" draw:layer="layout" svg:width="7.766cm" svg:height="7.06cm" svg:x="10.178cm" svg:y="7.353cm">
          <text:p text:style-name="P47"><text:span text:style-name="T58">Osd</text:span></text:p>
          <draw:enhanced-geometry svg:viewBox="0 0 21600 21600" draw:path-stretchpoint-x="10800" draw:path-stretchpoint-y="10800" draw:text-areas="?f3 ?f4 ?f5 ?f6" draw:mirror-horizontal="false" draw:mirror-vertical="false"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6" xml:id="id170" draw:id="id170" draw:layer="layout" svg:width="2.542cm" svg:height="1.412cm" svg:x="13.001cm" svg:y="5.659cm">
          <text:p text:style-name="P46"><text:span text:style-name="T7">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74" draw:id="id174" draw:layer="layout" svg:width="2.542cm" svg:height="1.388cm" svg:x="13.001cm" svg:y="8.292cm">
          <text:p text:style-name="P46"><text:span text:style-name="T7">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48" xml:id="id172" draw:id="id172" draw:layer="layout" svg:width="3.671cm" svg:height="2.965cm" svg:x="12.437cm" svg:y="10.601cm">
          <draw:glue-point draw:id="4" svg:x="-4.918cm" svg:y="-2.647cm"/>
          <draw:glue-point draw:id="5" svg:x="-4.998cm" svg:y="2.62cm"/>
          <text:p text:style-name="P48">Evalu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46" xml:id="id173" draw:id="id173" draw:layer="layout" svg:width="2.643cm" svg:height="1.41cm" svg:x="5.942cm" svg:y="12.156cm">
          <text:p text:style-name="P46"><text:span text:style-name="T7">Refined</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4" draw:text-style-name="P1" draw:layer="layout" draw:type="curve" svg:x1="8.667cm" svg:y1="6.365cm" svg:x2="13.001cm" svg:y2="6.365cm" draw:start-shape="id169" draw:start-glue-point="10" draw:end-shape="id170" svg:d="m8667 6365h4334" svg:viewBox="0 0 4335 1">
          <text:p/>
        </draw:connector>
        <draw:connector draw:style-name="gr164" draw:text-style-name="P1" draw:layer="layout" draw:type="curve" svg:x1="8.585cm" svg:y1="11.308cm" svg:x2="12.467cm" svg:y2="11.299cm" draw:start-shape="id171" draw:start-glue-point="10" draw:end-shape="id172" draw:end-glue-point="4" svg:d="m8585 11308c2889 0 948-9 3882-9" svg:viewBox="0 0 3883 10">
          <text:p/>
        </draw:connector>
        <draw:connector draw:style-name="gr164" draw:text-style-name="P1" draw:layer="layout" draw:type="curve" svg:x1="12.438cm" svg:y1="12.859cm" svg:x2="8.585cm" svg:y2="12.861cm" draw:start-shape="id172" draw:start-glue-point="5" draw:end-shape="id173" draw:end-glue-point="10" svg:d="m12438 12859c-2890 0-964 2-3853 2" svg:viewBox="0 0 3854 3">
          <text:p/>
        </draw:connector>
        <draw:connector draw:style-name="gr164" draw:text-style-name="P1" draw:layer="layout" draw:type="curve" svg:x1="14.272cm" svg:y1="7.071cm" svg:x2="14.272cm" svg:y2="8.292cm" draw:start-shape="id170" draw:start-glue-point="8" draw:end-shape="id174" draw:end-glue-point="4" svg:d="m14272 7071v1221" svg:viewBox="0 0 1 1222">
          <text:p/>
        </draw:connector>
        <draw:connector draw:style-name="gr164" draw:text-style-name="P1" draw:layer="layout" draw:type="curve" svg:x1="14.272cm" svg:y1="9.68cm" svg:x2="14.272cm" svg:y2="10.601cm" draw:start-shape="id174" draw:start-glue-point="8" draw:end-shape="id172" draw:end-glue-point="0" svg:d="m14272 9680v921" svg:viewBox="0 0 1 922">
          <text:p/>
        </draw:connector>
        <draw:custom-shape draw:style-name="gr169" draw:text-style-name="P45" draw:layer="layout" svg:width="7.767cm" svg:height="7.06cm" svg:x="25.709cm" svg:y="7.353cm">
          <text:p text:style-name="P47"><text:span text:style-name="T58">Osd</text:span></text:p>
          <draw:enhanced-geometry svg:viewBox="0 0 21600 21600" draw:path-stretchpoint-x="10800" draw:path-stretchpoint-y="10800" draw:text-areas="?f3 ?f4 ?f5 ?f6" draw:mirror-horizontal="false" draw:mirror-vertical="false"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45" draw:layer="layout" svg:width="7.767cm" svg:height="3.529cm" svg:x="25.709cm" svg:y="3.824cm">
          <text:p text:style-name="P45"><text:span text:style-name="T5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44" draw:layer="layout" svg:width="4.235cm" svg:height="10.589cm" svg:x="20.768cm" svg:y="3.824cm">
          <text:p text:style-name="P44"><text:span text:style-name="T20">Subdivision Mesh</text:span></text:p>
          <text:p text:style-name="P44"><text:span text:style-name="T20"/></text:p>
          <text:p text:style-name="P44"><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46" xml:id="id178" draw:id="id178" draw:layer="layout" svg:width="2.725cm" svg:height="1.27cm" svg:x="21.615cm" svg:y="5.236cm">
          <text:p text:style-name="P46"><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46" xml:id="id194" draw:id="id194" draw:layer="layout" svg:width="2.643cm" svg:height="1.41cm" svg:x="21.474cm" svg:y="10.319cm">
          <text:p text:style-name="P46"><text:span text:style-name="T7">Coarse</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75" draw:id="id175" draw:layer="layout" svg:width="2.824cm" svg:height="1.554cm" svg:x="28.957cm" svg:y="5.094cm">
          <text:p text:style-name="P46"><text:span text:style-name="T7">Limit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76" draw:id="id176" draw:layer="layout" svg:width="2.542cm" svg:height="1.388cm" svg:x="29.098cm" svg:y="8.201cm">
          <text:p text:style-name="P46"><text:span text:style-name="T7">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48" xml:id="id177" draw:id="id177" draw:layer="layout" svg:width="3.672cm" svg:height="2.683cm" svg:x="28.533cm" svg:y="10.46cm">
          <draw:glue-point draw:id="4" svg:x="-5cm" svg:y="-2.892cm"/>
          <draw:glue-point draw:id="5" svg:x="-5cm" svg:y="2.896cm"/>
          <text:p text:style-name="P48">Evalu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46" xml:id="id195" draw:id="id195" draw:layer="layout" svg:width="2.643cm" svg:height="1.41cm" svg:x="21.474cm" svg:y="11.872cm">
          <text:p text:style-name="P46"><text:span text:style-name="T7">Limit</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46" xml:id="id179" draw:id="id179" draw:layer="layout" svg:width="2.725cm" svg:height="1.25cm" svg:x="21.65cm" svg:y="6.64cm">
          <text:p text:style-name="P46"><text:span text:style-name="T7">Limit</text:span></text:p>
          <text:p text:style-name="P46"><text:span text:style-name="T7">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1" draw:text-style-name="P1" draw:layer="layout" svg:x1="30.369cm" svg:y1="6.648cm" svg:x2="30.369cm" svg:y2="8.201cm" draw:start-shape="id175" draw:start-glue-point="8" draw:end-shape="id176" draw:end-glue-point="4" svg:d="m30369 6648v1553" svg:viewBox="0 0 1 1554">
          <text:p/>
        </draw:connector>
        <draw:connector draw:style-name="gr171" draw:text-style-name="P1" draw:layer="layout" svg:x1="30.369cm" svg:y1="9.589cm" svg:x2="30.369cm" svg:y2="10.46cm" draw:start-shape="id176" draw:start-glue-point="8" draw:end-shape="id177" draw:end-glue-point="0" svg:d="m30369 9589v871" svg:viewBox="0 0 1 872">
          <text:p/>
        </draw:connector>
        <draw:connector draw:style-name="gr164" draw:text-style-name="P1" draw:layer="layout" draw:type="curve" svg:x1="24.34cm" svg:y1="5.871cm" svg:x2="28.957cm" svg:y2="5.871cm" draw:start-shape="id178" draw:start-glue-point="10" draw:end-shape="id175" draw:end-glue-point="6" svg:d="m24340 5871h4617" svg:viewBox="0 0 4618 1">
          <text:p/>
        </draw:connector>
        <draw:connector draw:style-name="gr164" draw:text-style-name="P1" draw:layer="layout" draw:type="curve" svg:x1="24.375cm" svg:y1="7.265cm" svg:x2="28.957cm" svg:y2="5.871cm" draw:start-shape="id179" draw:start-glue-point="10" draw:end-shape="id175" draw:end-glue-point="6" svg:d="m24375 7265c3436 0 1146-1394 4582-1394" svg:viewBox="0 0 4583 1395">
          <text:p/>
        </draw:connector>
        <draw:custom-shape draw:style-name="gr169" draw:text-style-name="P45" draw:layer="layout" svg:width="7.766cm" svg:height="9.883cm" svg:x="10.178cm" svg:y="21.474cm">
          <text:p text:style-name="P47"><text:span text:style-name="T58">Osd</text:span></text:p>
          <draw:enhanced-geometry svg:viewBox="0 0 21600 21600" draw:path-stretchpoint-x="10800" draw:path-stretchpoint-y="10800" draw:text-areas="?f3 ?f4 ?f5 ?f6" draw:mirror-horizontal="false" draw:mirror-vertical="false"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45" draw:layer="layout" svg:width="7.766cm" svg:height="3.53cm" svg:x="10.178cm" svg:y="17.944cm">
          <text:p text:style-name="P45"><text:span text:style-name="T5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44" draw:layer="layout" svg:width="4.236cm" svg:height="13.38cm" svg:x="5.236cm" svg:y="17.977cm">
          <text:p text:style-name="P44"><text:span text:style-name="T20">Subdivision Mesh</text:span></text:p>
          <text:p text:style-name="P44"><text:span text:style-name="T20"/></text:p>
          <text:p text:style-name="P44"><text:span text:style-name="T20"/></text:p>
          <draw:enhanced-geometry svg:viewBox="0 0 21600 21600" draw:path-stretchpoint-x="10800" draw:path-stretchpoint-y="10800" draw:text-areas="?f3 ?f4 ?f5 ?f6" draw:mirror-horizontal="false" draw:mirror-vertical="false"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46" xml:id="id180" draw:id="id180" draw:layer="layout" svg:width="2.824cm" svg:height="1.207cm" svg:x="5.942cm" svg:y="19.278cm">
          <text:p text:style-name="P46"><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46" xml:id="id184" draw:id="id184" draw:layer="layout" svg:width="2.824cm" svg:height="1.41cm" svg:x="5.942cm" svg:y="24.58cm">
          <draw:glue-point draw:id="12" svg:x="4.646cm" svg:y="1.496cm"/>
          <text:p text:style-name="P46"><text:span text:style-name="T7">Coarse</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81" draw:id="id181" draw:layer="layout" svg:width="2.541cm" svg:height="1.472cm" svg:x="11.872cm" svg:y="19.154cm">
          <text:p text:style-name="P46"><text:span text:style-name="T7">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200" draw:id="id200" draw:layer="layout" svg:width="2.683cm" svg:height="1.487cm" svg:x="14.413cm" svg:y="19.139cm">
          <text:p text:style-name="P46"><text:span text:style-name="T7">Patch</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201" draw:id="id201" draw:layer="layout" svg:width="2.541cm" svg:height="1.36cm" svg:x="11.872cm" svg:y="22.18cm">
          <text:p text:style-name="P46"><text:span text:style-name="T7">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82" draw:id="id182" draw:layer="layout" svg:width="2.683cm" svg:height="1.353cm" svg:x="14.413cm" svg:y="22.18cm">
          <text:p text:style-name="P46"><text:span text:style-name="T7">Patch</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2" draw:text-style-name="P1" draw:layer="layout" svg:x1="13.143cm" svg:y1="20.626cm" svg:x2="13.143cm" svg:y2="22.18cm">
          <text:p/>
        </draw:line>
        <draw:custom-shape draw:style-name="gr170" draw:text-style-name="P48" xml:id="id196" draw:id="id196" draw:layer="layout" svg:width="3.389cm" svg:height="2.824cm" svg:x="11.448cm" svg:y="24.439cm">
          <draw:glue-point draw:id="4" svg:x="-5cm" svg:y="-2cm"/>
          <draw:glue-point draw:id="5" svg:x="-5cm" svg:y="3.397cm"/>
          <text:p text:style-name="P48">Evalu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46" xml:id="id185" draw:id="id185" draw:layer="layout" svg:width="2.824cm" svg:height="1.412cm" svg:x="5.942cm" svg:y="26.133cm">
          <draw:glue-point draw:id="12" svg:x="4.252cm" svg:y="2.581cm" draw:escape-direction="right"/>
          <text:p text:style-name="P46"><text:span text:style-name="T7">Refined</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1" draw:text-style-name="P1" draw:layer="layout" svg:x1="8.766cm" svg:y1="19.882cm" svg:x2="11.872cm" svg:y2="19.89cm" draw:start-shape="id180" draw:start-glue-point="10" draw:end-shape="id181" draw:end-glue-point="6" svg:d="m8766 19882h1553v8h1553" svg:viewBox="0 0 3107 9">
          <text:p/>
        </draw:connector>
        <draw:custom-shape draw:style-name="gr170" draw:text-style-name="P48" xml:id="id183" draw:id="id183" draw:layer="layout" svg:width="3.53cm" svg:height="2.841cm" svg:x="13.99cm" svg:y="28.131cm">
          <draw:glue-point draw:id="4" svg:x="-5.004cm" svg:y="-3.53cm"/>
          <draw:glue-point draw:id="5" svg:x="-5.004cm" svg:y="-1.9cm"/>
          <draw:glue-point draw:id="7" svg:x="-5cm" svg:y="2.879cm"/>
          <text:p text:style-name="P48">Evalu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1" draw:text-style-name="P1" draw:layer="layout" svg:x1="15.755cm" svg:y1="23.533cm" svg:x2="15.755cm" svg:y2="28.131cm" draw:start-shape="id182" draw:start-glue-point="8" draw:end-shape="id183" svg:d="m15755 23533v4598" svg:viewBox="0 0 1 4599">
          <text:p/>
        </draw:connector>
        <draw:custom-shape draw:style-name="gr168" draw:text-style-name="P46" xml:id="id186" draw:id="id186" draw:layer="layout" svg:width="2.824cm" svg:height="1.41cm" svg:x="5.942cm" svg:y="28.112cm">
          <text:p text:style-name="P46"><text:span text:style-name="T7">Patch</text:span></text:p>
          <text:p text:style-name="P46"><text:span text:style-name="T7">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46" xml:id="id187" draw:id="id187" draw:layer="layout" svg:width="2.824cm" svg:height="1.404cm" svg:x="5.942cm" svg:y="29.663cm">
          <text:p text:style-name="P46"><text:span text:style-name="T7">Limit</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4" draw:text-style-name="P1" draw:layer="layout" draw:type="curve" draw:line-skew="-0.376cm" svg:x1="8.666cm" svg:y1="25.495cm" svg:x2="13.99cm" svg:y2="28.549cm" draw:start-shape="id184" draw:start-glue-point="12" draw:end-shape="id183" draw:end-glue-point="4" svg:d="m8666 25495c3505 0 844 3054 5324 3054" svg:viewBox="0 0 5325 3055">
          <text:p/>
        </draw:connector>
        <draw:connector draw:style-name="gr164" draw:text-style-name="P1" draw:layer="layout" draw:type="curve" draw:line-skew="-0.665cm" svg:x1="8.554cm" svg:y1="27.203cm" svg:x2="13.99cm" svg:y2="29.012cm" draw:start-shape="id185" draw:start-glue-point="12" draw:end-shape="id183" draw:end-glue-point="5" svg:d="m8554 27203c3240 0 522 1809 5436 1809" svg:viewBox="0 0 5437 1810">
          <text:p/>
        </draw:connector>
        <draw:connector draw:style-name="gr164" draw:text-style-name="P1" draw:layer="layout" draw:type="curve" svg:x1="8.766cm" svg:y1="28.817cm" svg:x2="13.99cm" svg:y2="29.551cm" draw:start-shape="id186" draw:start-glue-point="10" draw:end-shape="id183" svg:d="m8766 28817c3919 0 1308 734 5224 734" svg:viewBox="0 0 5225 735">
          <text:p/>
        </draw:connector>
        <draw:connector draw:style-name="gr164" draw:text-style-name="P1" draw:layer="layout" draw:type="curve" svg:x1="13.99cm" svg:y1="30.368cm" svg:x2="8.766cm" svg:y2="30.365cm" draw:start-shape="id183" draw:start-glue-point="7" draw:end-shape="id187" draw:end-glue-point="10" svg:d="m13990 30368c-3916 0-1305-3-5224-3" svg:viewBox="0 0 5225 4">
          <text:p/>
        </draw:connector>
        <draw:custom-shape draw:style-name="gr169" draw:text-style-name="P45" draw:layer="layout" svg:width="7.767cm" svg:height="9.883cm" svg:x="25.709cm" svg:y="21.474cm">
          <text:p text:style-name="P47"><text:span text:style-name="T58">Osd</text:span></text:p>
          <draw:enhanced-geometry svg:viewBox="0 0 21600 21600" draw:path-stretchpoint-x="10800" draw:path-stretchpoint-y="10800" draw:text-areas="?f3 ?f4 ?f5 ?f6" draw:mirror-horizontal="false" draw:mirror-vertical="false"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45" draw:layer="layout" svg:width="7.767cm" svg:height="3.53cm" svg:x="25.709cm" svg:y="17.944cm">
          <text:p text:style-name="P45"><text:span text:style-name="T58">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48" xml:id="id191" draw:id="id191" draw:layer="layout" svg:width="3.671cm" svg:height="1.464cm" svg:x="21.05cm" svg:y="29.187cm">
          <draw:glue-point draw:id="4" svg:x="2.479cm" svg:y="-4.805cm"/>
          <text:p text:style-name="P48">Draw</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44" draw:layer="layout" svg:width="4.235cm" svg:height="10.037cm" svg:x="20.768cm" svg:y="17.944cm">
          <draw:glue-point draw:id="4" svg:x="-2.802cm" svg:y="-0.007cm"/>
          <text:p text:style-name="P44"><text:span text:style-name="T20">Subdivision Mesh</text:span></text:p>
          <text:p text:style-name="P44"><text:span text:style-name="T20"/></text:p>
          <text:p text:style-name="P44"><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46" xml:id="id188" draw:id="id188" draw:layer="layout" svg:width="2.541cm" svg:height="1.435cm" svg:x="21.474cm" svg:y="19.356cm">
          <text:p text:style-name="P46"><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97" draw:id="id197" draw:layer="layout" svg:width="2.823cm" svg:height="1.41cm" svg:x="21.474cm" svg:y="24.582cm">
          <draw:glue-point draw:id="12" svg:x="4.646cm" svg:y="1.496cm"/>
          <text:p text:style-name="P46"><text:span text:style-name="T7">Coarse</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89" draw:id="id189" draw:layer="layout" svg:width="2.542cm" svg:height="1.412cm" svg:x="27.827cm" svg:y="19.356cm">
          <text:p text:style-name="P46"><text:span text:style-name="T7">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202" draw:id="id202" draw:layer="layout" svg:width="2.683cm" svg:height="1.412cm" svg:x="30.369cm" svg:y="19.356cm">
          <text:p text:style-name="P46"><text:span text:style-name="T7">Patch</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99" draw:id="id199" draw:layer="layout" svg:width="2.542cm" svg:height="1.441cm" svg:x="27.827cm" svg:y="22.433cm">
          <text:p text:style-name="P46"><text:span text:style-name="T7">Stencil</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90" draw:id="id190" draw:layer="layout" svg:width="2.683cm" svg:height="1.436cm" svg:x="30.369cm" svg:y="22.378cm">
          <text:p text:style-name="P46"><text:span text:style-name="T7">Patch</text:span></text:p>
          <text:p text:style-name="P46"><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46" xml:id="id192" draw:id="id192" draw:layer="layout" svg:width="2.823cm" svg:height="1.41cm" svg:x="21.474cm" svg:y="26.133cm">
          <draw:glue-point draw:id="12" svg:x="4.252cm" svg:y="2.581cm" draw:escape-direction="right"/>
          <text:p text:style-name="P46"><text:span text:style-name="T7">Refined</text:span></text:p>
          <text:p text:style-name="P46"><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1" draw:text-style-name="P1" draw:layer="layout" svg:x1="24.015cm" svg:y1="20.073cm" svg:x2="27.827cm" svg:y2="20.062cm" draw:start-shape="id188" draw:start-glue-point="10" draw:end-shape="id189" draw:end-glue-point="6" svg:d="m24015 20073h1906v-11h1906" svg:viewBox="0 0 3813 12">
          <text:p/>
        </draw:connector>
        <draw:connector draw:style-name="gr171" draw:text-style-name="P1" draw:layer="layout" draw:line-skew="1.945cm" svg:x1="31.711cm" svg:y1="23.814cm" svg:x2="23.795cm" svg:y2="29.216cm" draw:start-shape="id190" draw:start-glue-point="8" draw:end-shape="id191" draw:end-glue-point="4" svg:d="m31711 23814v4632h-7916v770" svg:viewBox="0 0 7917 5403">
          <text:p/>
        </draw:connector>
        <draw:custom-shape draw:style-name="gr170" draw:text-style-name="P28" xml:id="id193" draw:id="id193" draw:layer="layout" svg:width="5.005cm" svg:height="1.661cm" svg:x="27.51cm" svg:y="29.073cm">
          <text:p text:style-name="P28"><text:span text:style-name="T26">Shader source</text:span></text:p>
          <text:p text:style-name="P28"><text:span text:style-name="T26">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48" xml:id="id198" draw:id="id198" draw:layer="layout" svg:width="3.389cm" svg:height="2.965cm" svg:x="27.404cm" svg:y="24.58cm">
          <draw:glue-point draw:id="4" svg:x="-4.998cm" svg:y="-2.617cm"/>
          <draw:glue-point draw:id="5" svg:x="-4.998cm" svg:y="2.62cm"/>
          <text:p text:style-name="P48">Evalu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1" draw:text-style-name="P1" draw:layer="layout" svg:x1="22.886cm" svg:y1="27.543cm" svg:x2="22.885cm" svg:y2="29.187cm" draw:start-shape="id192" draw:start-glue-point="8" draw:end-shape="id191" draw:end-glue-point="0" svg:d="m22886 27543v823h-1v821" svg:viewBox="0 0 2 1645">
          <text:p/>
        </draw:connector>
        <draw:connector draw:style-name="gr164" draw:text-style-name="P1" draw:layer="layout" draw:type="curve" svg:x1="27.51cm" svg:y1="29.903cm" svg:x2="24.721cm" svg:y2="29.919cm" draw:start-shape="id193" draw:start-glue-point="3" draw:end-shape="id191" draw:end-glue-point="1" svg:d="m27510 29903c-2092 0-698 16-2789 16" svg:viewBox="0 0 2790 17">
          <text:p/>
        </draw:connector>
        <draw:connector draw:style-name="gr172" draw:text-style-name="P1" draw:layer="layout" draw:type="line" svg:x1="24.117cm" svg:y1="11.024cm" svg:x2="28.533cm" svg:y2="11.026cm" draw:start-shape="id194" draw:start-glue-point="10" draw:end-shape="id177" draw:end-glue-point="4" svg:d="m24117 11024 4416 2" svg:viewBox="0 0 4417 3">
          <text:p/>
        </draw:connector>
        <draw:connector draw:style-name="gr172" draw:text-style-name="P1" draw:layer="layout" draw:type="line" svg:x1="28.533cm" svg:y1="12.577cm" svg:x2="24.117cm" svg:y2="12.577cm" draw:start-shape="id177" draw:start-glue-point="5" draw:end-shape="id195" draw:end-glue-point="10" svg:d="m28533 12577h-4416" svg:viewBox="0 0 4417 1">
          <text:p/>
        </draw:connector>
        <draw:connector draw:style-name="gr172" draw:text-style-name="P1" draw:layer="layout" draw:type="line" svg:x1="8.766cm" svg:y1="25.285cm" svg:x2="11.448cm" svg:y2="25.287cm" draw:start-shape="id184" draw:start-glue-point="10" draw:end-shape="id196" draw:end-glue-point="4" svg:d="m8766 25285 2682 2" svg:viewBox="0 0 2683 3">
          <text:p/>
        </draw:connector>
        <draw:connector draw:style-name="gr172" draw:text-style-name="P1" draw:layer="layout" draw:type="line" svg:x1="11.448cm" svg:y1="26.81cm" svg:x2="8.766cm" svg:y2="26.839cm" draw:start-shape="id196" draw:start-glue-point="5" draw:end-shape="id185" draw:end-glue-point="10" svg:d="m11448 26810-2682 29" svg:viewBox="0 0 2683 30">
          <text:p/>
        </draw:connector>
        <draw:connector draw:style-name="gr172" draw:text-style-name="P1" draw:layer="layout" draw:type="line" svg:x1="24.297cm" svg:y1="25.287cm" svg:x2="27.405cm" svg:y2="25.287cm" draw:start-shape="id197" draw:start-glue-point="10" draw:end-shape="id198" draw:end-glue-point="4" svg:d="m24297 25287h3108" svg:viewBox="0 0 3109 1">
          <text:p/>
        </draw:connector>
        <draw:connector draw:style-name="gr172" draw:text-style-name="P1" draw:layer="layout" draw:type="line" svg:x1="27.405cm" svg:y1="26.838cm" svg:x2="24.297cm" svg:y2="26.838cm" draw:start-shape="id198" draw:start-glue-point="5" draw:end-shape="id192" draw:end-glue-point="10" svg:d="m27405 26838h-3108" svg:viewBox="0 0 3109 1">
          <text:p/>
        </draw:connector>
        <draw:connector draw:style-name="gr172" draw:text-style-name="P1" draw:layer="layout" draw:type="line" svg:x1="29.098cm" svg:y1="23.874cm" svg:x2="29.098cm" svg:y2="24.58cm" draw:start-shape="id199" draw:start-glue-point="8" draw:end-shape="id198" draw:end-glue-point="0" svg:d="m29098 23874v706" svg:viewBox="0 0 1 707">
          <text:p/>
        </draw:connector>
        <draw:connector draw:style-name="gr172" draw:text-style-name="P1" draw:layer="layout" draw:type="line" svg:x1="15.755cm" svg:y1="20.626cm" svg:x2="15.755cm" svg:y2="22.18cm" draw:start-shape="id200" draw:start-glue-point="8" draw:end-shape="id182" draw:end-glue-point="4" svg:d="m15755 20626v1554" svg:viewBox="0 0 1 1555">
          <text:p/>
        </draw:connector>
        <draw:connector draw:style-name="gr172" draw:text-style-name="P1" draw:layer="layout" draw:type="line" svg:x1="13.143cm" svg:y1="23.54cm" svg:x2="13.142cm" svg:y2="24.439cm" draw:start-shape="id201" draw:start-glue-point="8" draw:end-shape="id196" draw:end-glue-point="0" svg:d="m13143 23540-1 899" svg:viewBox="0 0 2 900">
          <text:p/>
        </draw:connector>
        <draw:connector draw:style-name="gr172" draw:text-style-name="P1" draw:layer="layout" draw:type="line" svg:x1="29.098cm" svg:y1="20.768cm" svg:x2="29.098cm" svg:y2="22.433cm" draw:start-shape="id189" draw:start-glue-point="8" draw:end-shape="id199" svg:d="m29098 20768v1665" svg:viewBox="0 0 1 1666">
          <text:p/>
        </draw:connector>
        <draw:connector draw:style-name="gr172" draw:text-style-name="P1" draw:layer="layout" draw:type="line" svg:x1="31.711cm" svg:y1="20.768cm" svg:x2="31.71cm" svg:y2="22.378cm" draw:start-shape="id202" draw:start-glue-point="8" draw:end-shape="id190" svg:d="m31711 20768-1 1610" svg:viewBox="0 0 2 1611">
          <text:p/>
        </draw:connector>
      </draw:page>
      <draw:page draw:name="page17" draw:style-name="dp1" draw:master-page-name="Default">
        <draw:custom-shape draw:style-name="gr175" draw:text-style-name="P1" draw:layer="layout" svg:width="2.54cm" svg:height="2.54cm" svg:x="11.16cm" svg:y="8.62cm">
          <text:p/>
          <draw:enhanced-geometry svg:viewBox="0 0 21600 21600" draw:type="rectangle" draw:enhanced-path="M 0 0 L 21600 0 21600 21600 0 21600 0 0 Z N"/>
        </draw:custom-shape>
        <draw:custom-shape draw:style-name="gr176" draw:text-style-name="P1" draw:layer="layout" svg:width="2.54cm" svg:height="2.54cm" svg:x="11.16cm" svg:y="6.08cm">
          <text:p/>
          <draw:enhanced-geometry svg:viewBox="0 0 21600 21600" draw:type="rectangle" draw:enhanced-path="M 0 0 L 21600 0 21600 21600 0 21600 0 0 Z N"/>
        </draw:custom-shape>
        <draw:custom-shape draw:style-name="gr176" draw:text-style-name="P1" draw:layer="layout" svg:width="2.54cm" svg:height="2.54cm" svg:x="13.7cm" svg:y="6.08cm">
          <text:p/>
          <draw:enhanced-geometry svg:viewBox="0 0 21600 21600" draw:type="rectangle" draw:enhanced-path="M 0 0 L 21600 0 21600 21600 0 21600 0 0 Z N"/>
        </draw:custom-shape>
        <draw:custom-shape draw:style-name="gr176" draw:text-style-name="P1" draw:layer="layout" svg:width="2.54cm" svg:height="2.54cm" svg:x="8.62cm" svg:y="8.62cm">
          <text:p/>
          <draw:enhanced-geometry svg:viewBox="0 0 21600 21600" draw:type="rectangle" draw:enhanced-path="M 0 0 L 21600 0 21600 21600 0 21600 0 0 Z N"/>
        </draw:custom-shape>
        <draw:custom-shape draw:style-name="gr176" draw:text-style-name="P1" draw:layer="layout" svg:width="2.54cm" svg:height="2.54cm" svg:x="8.62cm" svg:y="6.08cm">
          <text:p/>
          <draw:enhanced-geometry svg:viewBox="0 0 21600 21600" draw:type="rectangle" draw:enhanced-path="M 0 0 L 21600 0 21600 21600 0 21600 0 0 Z N"/>
        </draw:custom-shape>
        <draw:custom-shape draw:style-name="gr176" draw:text-style-name="P1" draw:layer="layout" svg:width="2.54cm" svg:height="2.54cm" svg:x="13.7cm" svg:y="8.62cm">
          <text:p/>
          <draw:enhanced-geometry svg:viewBox="0 0 21600 21600" draw:type="rectangle" draw:enhanced-path="M 0 0 L 21600 0 21600 21600 0 21600 0 0 Z N"/>
        </draw:custom-shape>
        <draw:custom-shape draw:style-name="gr176" draw:text-style-name="P1" draw:layer="layout" svg:width="2.54cm" svg:height="2.54cm" svg:x="8.62cm" svg:y="11.16cm">
          <text:p/>
          <draw:enhanced-geometry svg:viewBox="0 0 21600 21600" draw:type="rectangle" draw:enhanced-path="M 0 0 L 21600 0 21600 21600 0 21600 0 0 Z N"/>
        </draw:custom-shape>
        <draw:custom-shape draw:style-name="gr176" draw:text-style-name="P1" draw:layer="layout" svg:width="2.54cm" svg:height="2.54cm" svg:x="11.16cm" svg:y="11.16cm">
          <text:p/>
          <draw:enhanced-geometry svg:viewBox="0 0 21600 21600" draw:type="rectangle" draw:enhanced-path="M 0 0 L 21600 0 21600 21600 0 21600 0 0 Z N"/>
        </draw:custom-shape>
        <draw:custom-shape draw:style-name="gr176" draw:text-style-name="P1" draw:layer="layout" svg:width="2.54cm" svg:height="2.54cm" svg:x="13.7cm" svg:y="11.16cm">
          <text:p/>
          <draw:enhanced-geometry svg:viewBox="0 0 21600 21600" draw:type="rectangle" draw:enhanced-path="M 0 0 L 21600 0 21600 21600 0 21600 0 0 Z N"/>
        </draw:custom-shape>
        <draw:frame draw:style-name="gr7" draw:text-style-name="P49" draw:layer="layout" svg:width="0.739cm" svg:height="0.725cm" svg:x="8.62cm" svg:y="12.975cm">
          <draw:text-box>
            <text:p text:style-name="P49"><text:span text:style-name="T59">0</text:span></text:p>
          </draw:text-box>
        </draw:frame>
        <draw:frame draw:style-name="gr7" draw:text-style-name="P49" draw:layer="layout" svg:width="0.739cm" svg:height="0.725cm" svg:x="12.961cm" svg:y="12.975cm">
          <draw:text-box>
            <text:p text:style-name="P49"><text:span text:style-name="T59">2</text:span></text:p>
          </draw:text-box>
        </draw:frame>
        <draw:frame draw:style-name="gr7" draw:text-style-name="P49" draw:layer="layout" svg:width="0.739cm" svg:height="0.725cm" svg:x="11.16cm" svg:y="12.975cm">
          <draw:text-box>
            <text:p text:style-name="P49"><text:span text:style-name="T59">1</text:span></text:p>
          </draw:text-box>
        </draw:frame>
        <draw:frame draw:style-name="gr7" draw:text-style-name="P49" draw:layer="layout" svg:width="0.735cm" svg:height="0.725cm" svg:x="15.478cm" svg:y="12.975cm">
          <draw:text-box>
            <text:p text:style-name="P49"><text:span text:style-name="T59">3</text:span></text:p>
          </draw:text-box>
        </draw:frame>
        <draw:frame draw:style-name="gr7" draw:text-style-name="P49" draw:layer="layout" svg:width="0.735cm" svg:height="0.725cm" svg:x="8.62cm" svg:y="10.435cm">
          <draw:text-box>
            <text:p text:style-name="P49"><text:span text:style-name="T59">4</text:span></text:p>
          </draw:text-box>
        </draw:frame>
        <draw:frame draw:style-name="gr7" draw:text-style-name="P49" draw:layer="layout" svg:width="0.739cm" svg:height="0.725cm" svg:x="12.961cm" svg:y="10.435cm">
          <draw:text-box>
            <text:p text:style-name="P49"><text:span text:style-name="T59">6</text:span></text:p>
          </draw:text-box>
        </draw:frame>
        <draw:frame draw:style-name="gr7" draw:text-style-name="P49" draw:layer="layout" svg:width="0.735cm" svg:height="0.725cm" svg:x="11.16cm" svg:y="10.435cm">
          <draw:text-box>
            <text:p text:style-name="P49"><text:span text:style-name="T59">5</text:span></text:p>
          </draw:text-box>
        </draw:frame>
        <draw:frame draw:style-name="gr7" draw:text-style-name="P49" draw:layer="layout" svg:width="0.735cm" svg:height="0.725cm" svg:x="15.478cm" svg:y="10.435cm">
          <draw:text-box>
            <text:p text:style-name="P49"><text:span text:style-name="T59">7</text:span></text:p>
          </draw:text-box>
        </draw:frame>
        <draw:frame draw:style-name="gr7" draw:text-style-name="P49" draw:layer="layout" svg:width="0.735cm" svg:height="0.725cm" svg:x="8.62cm" svg:y="8.62cm">
          <draw:text-box>
            <text:p text:style-name="P49"><text:span text:style-name="T59">8</text:span></text:p>
          </draw:text-box>
        </draw:frame>
        <draw:frame draw:style-name="gr7" draw:text-style-name="P49" draw:layer="layout" svg:width="0.976cm" svg:height="0.725cm" svg:x="12.861cm" svg:y="8.62cm">
          <draw:text-box>
            <text:p text:style-name="P49"><text:span text:style-name="T59">10</text:span></text:p>
          </draw:text-box>
        </draw:frame>
        <draw:frame draw:style-name="gr7" draw:text-style-name="P49" draw:layer="layout" svg:width="0.739cm" svg:height="0.725cm" svg:x="11.16cm" svg:y="8.62cm">
          <draw:text-box>
            <text:p text:style-name="P49"><text:span text:style-name="T59">9</text:span></text:p>
          </draw:text-box>
        </draw:frame>
        <draw:frame draw:style-name="gr7" draw:text-style-name="P49" draw:layer="layout" svg:width="0.947cm" svg:height="0.725cm" svg:x="15.378cm" svg:y="8.62cm">
          <draw:text-box>
            <text:p text:style-name="P49"><text:span text:style-name="T59">11</text:span></text:p>
          </draw:text-box>
        </draw:frame>
        <draw:frame draw:style-name="gr7" draw:text-style-name="P49" draw:layer="layout" svg:width="0.976cm" svg:height="0.725cm" svg:x="8.62cm" svg:y="6.08cm">
          <draw:text-box>
            <text:p text:style-name="P49"><text:span text:style-name="T59">12</text:span></text:p>
          </draw:text-box>
        </draw:frame>
        <draw:frame draw:style-name="gr7" draw:text-style-name="P49" draw:layer="layout" svg:width="0.972cm" svg:height="0.725cm" svg:x="12.861cm" svg:y="6.08cm">
          <draw:text-box>
            <text:p text:style-name="P49"><text:span text:style-name="T59">14</text:span></text:p>
          </draw:text-box>
        </draw:frame>
        <draw:frame draw:style-name="gr7" draw:text-style-name="P49" draw:layer="layout" svg:width="0.972cm" svg:height="0.725cm" svg:x="11.16cm" svg:y="6.08cm">
          <draw:text-box>
            <text:p text:style-name="P49"><text:span text:style-name="T59">13</text:span></text:p>
          </draw:text-box>
        </draw:frame>
        <draw:frame draw:style-name="gr7" draw:text-style-name="P49" draw:layer="layout" svg:width="0.972cm" svg:height="0.725cm" svg:x="15.378cm" svg:y="6.08cm">
          <draw:text-box>
            <text:p text:style-name="P49"><text:span text:style-name="T59">15</text:span></text:p>
          </draw:text-box>
        </draw:frame>
        <draw:frame draw:style-name="gr7" draw:text-style-name="P49" draw:layer="layout" svg:width="1.488cm" svg:height="0.725cm" svg:x="7.132cm" svg:y="13.827cm">
          <draw:text-box>
            <text:p text:style-name="P49"><text:span text:style-name="T59">(0, 0)</text:span></text:p>
          </draw:text-box>
        </draw:frame>
        <draw:frame draw:style-name="gr7" draw:text-style-name="P49" draw:layer="layout" svg:width="1.488cm" svg:height="0.725cm" svg:x="16.24cm" svg:y="13.79cm">
          <draw:text-box>
            <text:p text:style-name="P49"><text:span text:style-name="T59">(1, 0)</text:span></text:p>
          </draw:text-box>
        </draw:frame>
        <draw:frame draw:style-name="gr7" draw:text-style-name="P49" draw:layer="layout" svg:width="1.488cm" svg:height="0.725cm" svg:x="7.132cm" svg:y="5.355cm">
          <draw:text-box>
            <text:p text:style-name="P49"><text:span text:style-name="T59">(0, 1)</text:span></text:p>
          </draw:text-box>
        </draw:frame>
        <draw:frame draw:style-name="gr7" draw:text-style-name="P49" draw:layer="layout" svg:width="1.488cm" svg:height="0.725cm" svg:x="16.24cm" svg:y="5.318cm">
          <draw:text-box>
            <text:p text:style-name="P49"><text:span text:style-name="T59">(1, 1)</text:span></text:p>
          </draw:text-box>
        </draw:frame>
        <draw:line draw:style-name="gr177" draw:text-style-name="P2" draw:layer="layout" svg:x1="8.642cm" svg:y1="14.709cm" svg:x2="16.262cm" svg:y2="14.709cm">
          <text:p text:style-name="P2"><text:span text:style-name="T1"/></text:p>
          <text:p text:style-name="P2"><text:span text:style-name="T1">gl_TessLevelOuter[1]</text:span></text:p>
        </draw:line>
        <draw:line draw:style-name="gr177" draw:text-style-name="P2" draw:layer="layout" svg:x1="8.62cm" svg:y1="5.191cm" svg:x2="16.24cm" svg:y2="5.191cm">
          <text:p text:style-name="P2"><text:span text:style-name="T1">gl_TessLevelOuter[3]</text:span></text:p>
          <text:p text:style-name="P2"><text:span text:style-name="T1"/></text:p>
        </draw:line>
        <draw:line draw:style-name="gr177" draw:text-style-name="P2" draw:layer="layout" svg:x1="7.477cm" svg:y1="6.08cm" svg:x2="7.477cm" svg:y2="13.7cm">
          <text:p text:style-name="P2"><text:span text:style-name="T1"/></text:p>
          <text:p text:style-name="P2"><text:span text:style-name="T1">gl_TessLevelOuter[0]</text:span></text:p>
        </draw:line>
        <draw:line draw:style-name="gr177" draw:text-style-name="P2" draw:layer="layout" svg:x1="17.256cm" svg:y1="13.7cm" svg:x2="17.256cm" svg:y2="6.08cm">
          <text:p text:style-name="P2"><text:span text:style-name="T1"/></text:p>
          <text:p text:style-name="P2"><text:span text:style-name="T1">gl_TessLevelOuter[2]</text:span></text:p>
        </draw:line>
        <draw:line draw:style-name="gr177" draw:text-style-name="P2" draw:layer="layout" svg:x1="8.62cm" svg:y1="14.081cm" svg:x2="12.43cm" svg:y2="14.081cm">
          <text:p text:style-name="P2"><text:span text:style-name="T1"/></text:p>
          <text:p text:style-name="P2"><text:span text:style-name="T1">tessOuterLo[1]</text:span></text:p>
        </draw:line>
        <draw:line draw:style-name="gr177" draw:text-style-name="P2" draw:layer="layout" svg:x1="12.43cm" svg:y1="14.081cm" svg:x2="16.24cm" svg:y2="14.081cm">
          <text:p text:style-name="P2"><text:span text:style-name="T1"/></text:p>
          <text:p text:style-name="P2"><text:span text:style-name="T1">tessOuterHi[1]</text:span></text:p>
        </draw:line>
        <draw:line draw:style-name="gr177" draw:text-style-name="P2" draw:layer="layout" svg:x1="8.239cm" svg:y1="6.08cm" svg:x2="8.239cm" svg:y2="9.89cm">
          <text:p text:style-name="P2"><text:span text:style-name="T1"/></text:p>
          <text:p text:style-name="P2"><text:span text:style-name="T1">tessOuterHi[0]</text:span></text:p>
        </draw:line>
        <draw:line draw:style-name="gr177" draw:text-style-name="P2" draw:layer="layout" svg:x1="8.239cm" svg:y1="9.89cm" svg:x2="8.239cm" svg:y2="13.7cm">
          <text:p text:style-name="P2"><text:span text:style-name="T1"/></text:p>
          <text:p text:style-name="P2"><text:span text:style-name="T1">tessOuterLo[0]</text:span></text:p>
        </draw:line>
        <draw:line draw:style-name="gr177" draw:text-style-name="P2" draw:layer="layout" svg:x1="16.494cm" svg:y1="13.7cm" svg:x2="16.494cm" svg:y2="9.89cm">
          <text:p text:style-name="P2"><text:span text:style-name="T1"/></text:p>
          <text:p text:style-name="P2"><text:span text:style-name="T1">tessOuterLo[2]</text:span></text:p>
        </draw:line>
        <draw:line draw:style-name="gr177" draw:text-style-name="P2" draw:layer="layout" svg:x1="16.494cm" svg:y1="9.89cm" svg:x2="16.494cm" svg:y2="6.08cm">
          <text:p text:style-name="P2"><text:span text:style-name="T1"/></text:p>
          <text:p text:style-name="P2"><text:span text:style-name="T1">tessOuterHi[2]</text:span></text:p>
        </draw:line>
        <draw:line draw:style-name="gr177" draw:text-style-name="P2" draw:layer="layout" svg:x1="8.62cm" svg:y1="5.572cm" svg:x2="12.43cm" svg:y2="5.572cm">
          <text:p text:style-name="P2"><text:span text:style-name="T1"/></text:p>
          <text:p text:style-name="P2"><text:span text:style-name="T1">tessOuterLo[3]</text:span></text:p>
        </draw:line>
        <draw:line draw:style-name="gr177" draw:text-style-name="P2" draw:layer="layout" svg:x1="12.43cm" svg:y1="5.572cm" svg:x2="16.24cm" svg:y2="5.572cm">
          <text:p text:style-name="P2"><text:span text:style-name="T1"/></text:p>
          <text:p text:style-name="P2"><text:span text:style-name="T1">tessOuterHi[3]</text:span></text:p>
        </draw:line>
        <draw:custom-shape draw:style-name="gr178" draw:text-style-name="P1" draw:layer="layout" svg:width="6.215cm" svg:height="5.08cm" svg:x="23.733cm" svg:y="7.495cm">
          <text:p/>
          <draw:enhanced-geometry svg:viewBox="0 0 21600 21600" draw:type="rectangle" draw:enhanced-path="M 0 0 L 21600 0 21600 21600 0 21600 0 0 Z N"/>
        </draw:custom-shape>
        <draw:custom-shape draw:style-name="gr179" draw:text-style-name="P1" draw:layer="layout" svg:width="2.54cm" svg:height="2.54cm" svg:x="29.948cm" svg:y="7.495cm">
          <text:p/>
          <draw:enhanced-geometry svg:viewBox="0 0 21600 21600" draw:type="rectangle" draw:enhanced-path="M 0 0 L 21600 0 21600 21600 0 21600 0 0 Z N"/>
        </draw:custom-shape>
        <draw:custom-shape draw:style-name="gr180" draw:text-style-name="P1" draw:layer="layout" svg:width="1.016cm" svg:height="1.016cm" svg:x="30.71cm" svg:y="8.257cm">
          <text:p/>
          <draw:enhanced-geometry svg:viewBox="0 0 21600 21600" draw:type="rectangle" draw:enhanced-path="M 0 0 L 21600 0 21600 21600 0 21600 0 0 Z N"/>
        </draw:custom-shape>
        <draw:line draw:style-name="gr181" draw:text-style-name="P1" draw:layer="layout" svg:x1="29.948cm" svg:y1="7.495cm" svg:x2="30.71cm" svg:y2="8.257cm">
          <text:p text:style-name="P1"><text:s/></text:p>
        </draw:line>
        <draw:line draw:style-name="gr182" draw:text-style-name="P1" draw:layer="layout" svg:x1="29.948cm" svg:y1="8.384cm" svg:x2="30.71cm" svg:y2="8.257cm">
          <text:p/>
        </draw:line>
        <draw:line draw:style-name="gr182" draw:text-style-name="P1" draw:layer="layout" svg:x1="29.948cm" svg:y1="9.146cm" svg:x2="30.71cm" svg:y2="9.273cm">
          <text:p/>
        </draw:line>
        <draw:line draw:style-name="gr182" draw:text-style-name="P1" draw:layer="layout" svg:x1="30.71cm" svg:y1="9.273cm" svg:x2="29.948cm" svg:y2="10.035cm">
          <text:p/>
        </draw:line>
        <draw:custom-shape draw:style-name="gr183" draw:text-style-name="P1" draw:layer="layout" svg:width="2.54cm" svg:height="2.54cm" svg:x="29.948cm" svg:y="10.035cm">
          <text:p/>
          <draw:enhanced-geometry svg:viewBox="0 0 21600 21600" draw:type="rectangle" draw:enhanced-path="M 0 0 L 21600 0 21600 21600 0 21600 0 0 Z N"/>
        </draw:custom-shape>
        <draw:line draw:style-name="gr182" draw:text-style-name="P1" draw:layer="layout" svg:x1="29.948cm" svg:y1="11.305cm" svg:x2="32.488cm" svg:y2="11.305cm">
          <text:p/>
        </draw:line>
        <draw:line draw:style-name="gr182" draw:text-style-name="P1" draw:layer="layout" svg:x1="31.218cm" svg:y1="10.035cm" svg:x2="31.218cm" svg:y2="12.575cm">
          <text:p/>
        </draw:line>
        <draw:line draw:style-name="gr182" draw:text-style-name="P1" draw:layer="layout" svg:x1="30.71cm" svg:y1="9.273cm" svg:x2="31.218cm" svg:y2="10.035cm">
          <text:p/>
        </draw:line>
        <draw:line draw:style-name="gr182" draw:text-style-name="P1" draw:layer="layout" svg:x1="31.726cm" svg:y1="9.273cm" svg:x2="31.218cm" svg:y2="10.035cm">
          <text:p/>
        </draw:line>
        <draw:line draw:style-name="gr182" draw:text-style-name="P1" draw:layer="layout" svg:x1="31.726cm" svg:y1="9.273cm" svg:x2="32.488cm" svg:y2="10.035cm">
          <text:p/>
        </draw:line>
        <draw:line draw:style-name="gr182" draw:text-style-name="P1" draw:layer="layout" svg:x1="31.726cm" svg:y1="9.273cm" svg:x2="32.488cm" svg:y2="8.765cm">
          <text:p/>
        </draw:line>
        <draw:line draw:style-name="gr182" draw:text-style-name="P1" draw:layer="layout" svg:x1="31.726cm" svg:y1="8.257cm" svg:x2="32.488cm" svg:y2="7.495cm">
          <text:p/>
        </draw:line>
        <draw:line draw:style-name="gr182" draw:text-style-name="P1" draw:layer="layout" svg:x1="31.726cm" svg:y1="8.257cm" svg:x2="32.488cm" svg:y2="8.765cm">
          <text:p/>
        </draw:line>
        <draw:line draw:style-name="gr182" draw:text-style-name="P1" draw:layer="layout" svg:x1="30.71cm" svg:y1="8.257cm" svg:x2="30.837cm" svg:y2="7.495cm">
          <text:p/>
        </draw:line>
        <draw:line draw:style-name="gr182" draw:text-style-name="P1" draw:layer="layout" svg:x1="31.472cm" svg:y1="7.495cm" svg:x2="31.726cm" svg:y2="8.257cm">
          <text:p/>
        </draw:line>
        <draw:line draw:style-name="gr182" draw:text-style-name="P1" draw:layer="layout" svg:x1="29.186cm" svg:y1="8.384cm" svg:x2="29.948cm" svg:y2="7.495cm">
          <text:p/>
        </draw:line>
        <draw:line draw:style-name="gr182" draw:text-style-name="P1" draw:layer="layout" svg:x1="29.186cm" svg:y1="11.813cm" svg:x2="29.948cm" svg:y2="12.575cm">
          <text:p/>
        </draw:line>
        <draw:line draw:style-name="gr182" draw:text-style-name="P1" draw:layer="layout" svg:x1="29.948cm" svg:y1="8.384cm" svg:x2="29.186cm" svg:y2="8.384cm">
          <text:p/>
        </draw:line>
        <draw:line draw:style-name="gr182" draw:text-style-name="P1" draw:layer="layout" svg:x1="29.186cm" svg:y1="9.019cm" svg:x2="29.948cm" svg:y2="9.146cm">
          <text:p/>
        </draw:line>
        <draw:line draw:style-name="gr182" draw:text-style-name="P1" draw:layer="layout" svg:x1="30.075cm" svg:y1="10.035cm" svg:x2="29.186cm" svg:y2="9.781cm">
          <text:p/>
        </draw:line>
        <draw:line draw:style-name="gr182" draw:text-style-name="P1" draw:layer="layout" svg:x1="29.948cm" svg:y1="10.035cm" svg:x2="29.186cm" svg:y2="10.543cm">
          <text:p/>
        </draw:line>
        <draw:line draw:style-name="gr182" draw:text-style-name="P1" draw:layer="layout" svg:x1="29.186cm" svg:y1="11.051cm" svg:x2="29.948cm" svg:y2="11.305cm">
          <text:p/>
        </draw:line>
        <draw:line draw:style-name="gr182" draw:text-style-name="P1" draw:layer="layout" svg:x1="29.948cm" svg:y1="11.305cm" svg:x2="29.186cm" svg:y2="11.813cm">
          <text:p/>
        </draw:line>
        <draw:line draw:style-name="gr182" draw:text-style-name="P1" draw:layer="layout" svg:x1="29.186cm" svg:y1="8.384cm" svg:x2="29.186cm" svg:y2="11.813cm">
          <text:p/>
        </draw:line>
        <draw:line draw:style-name="gr182" draw:text-style-name="P1" draw:layer="layout" svg:x1="29.186cm" svg:y1="11.813cm" svg:x2="28.805cm" svg:y2="12.575cm">
          <text:p/>
        </draw:line>
        <draw:line draw:style-name="gr182" draw:text-style-name="P1" draw:layer="layout" svg:x1="29.186cm" svg:y1="8.384cm" svg:x2="28.805cm" svg:y2="7.495cm">
          <text:p/>
        </draw:line>
        <draw:line draw:style-name="gr182" draw:text-style-name="P1" draw:layer="layout" svg:x1="29.948cm" svg:y1="8.384cm" svg:x2="29.186cm" svg:y2="9.019cm">
          <text:p/>
        </draw:line>
        <draw:line draw:style-name="gr182" draw:text-style-name="P1" draw:layer="layout" svg:x1="29.948cm" svg:y1="9.146cm" svg:x2="29.186cm" svg:y2="9.781cm">
          <text:p/>
        </draw:line>
        <draw:line draw:style-name="gr182" draw:text-style-name="P1" draw:layer="layout" svg:x1="29.186cm" svg:y1="10.543cm" svg:x2="29.948cm" svg:y2="11.305cm">
          <text:p/>
        </draw:line>
        <draw:line draw:style-name="gr182" draw:text-style-name="P1" draw:layer="layout" svg:x1="30.71cm" svg:y1="8.257cm" svg:x2="29.948cm" svg:y2="9.146cm">
          <text:p/>
        </draw:line>
        <draw:line draw:style-name="gr182" draw:text-style-name="P1" draw:layer="layout" svg:x1="29.948cm" svg:y1="10.035cm" svg:x2="31.218cm" svg:y2="11.305cm">
          <text:p/>
        </draw:line>
        <draw:line draw:style-name="gr182" draw:text-style-name="P1" draw:layer="layout" svg:x1="31.218cm" svg:y1="11.305cm" svg:x2="29.948cm" svg:y2="12.575cm">
          <text:p/>
        </draw:line>
        <draw:custom-shape draw:style-name="gr175"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4" draw:text-style-name="P8" draw:layer="layout" svg:width="4.016cm" svg:height="0.725cm" svg:x="24.016cm" svg:y="9.609cm">
          <draw:text-box>
            <text:p text:style-name="P8"><text:span text:style-name="T7">gl_TessLevelOuter</text:span></text:p>
          </draw:text-box>
        </draw:frame>
        <draw:frame draw:style-name="gr184" draw:text-style-name="P8" draw:layer="layout" svg:width="2.809cm" svg:height="0.725cm" svg:x="26.013cm" svg:y="10.865cm">
          <draw:text-box>
            <text:p text:style-name="P8"><text:span text:style-name="T7">tessOuterLo</text:span></text:p>
          </draw:text-box>
        </draw:frame>
        <draw:frame draw:style-name="gr184" draw:text-style-name="P8" draw:layer="layout" svg:width="2.746cm" svg:height="0.725cm" svg:x="26.28cm" svg:y="8.323cm">
          <draw:text-box>
            <text:p text:style-name="P8"><text:span text:style-name="T7">tessOuterHi</text:span></text:p>
          </draw:text-box>
        </draw:frame>
        <draw:custom-shape draw:style-name="gr175" draw:text-style-name="P1" xml:id="id213" draw:id="id213" draw:layer="layout" svg:width="0.723cm" svg:height="0.723cm" svg:x="28.681cm" svg:y="10.867cm">
          <text:p text:style-name="P1">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5" draw:text-style-name="P1" xml:id="id212" draw:id="id212"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1" draw:layer="layout" svg:x1="24.337cm" svg:y1="19.072cm" svg:x2="31.396cm" svg:y2="19.072cm">
          <text:p/>
        </draw:line>
        <draw:line draw:style-name="gr186" draw:text-style-name="P1" draw:layer="layout" svg:x1="24.337cm" svg:y1="18.79cm" svg:x2="24.337cm" svg:y2="19.355cm">
          <text:p/>
        </draw:line>
        <draw:line draw:style-name="gr185" draw:text-style-name="P1" draw:layer="layout" svg:x1="25.748cm" svg:y1="18.79cm" svg:x2="25.748cm" svg:y2="19.355cm">
          <text:p/>
        </draw:line>
        <draw:line draw:style-name="gr185" draw:text-style-name="P1" xml:id="id205" draw:id="id205" draw:layer="layout" svg:x1="27.16cm" svg:y1="18.79cm" svg:x2="27.16cm" svg:y2="19.355cm">
          <text:p/>
        </draw:line>
        <draw:line draw:style-name="gr185" draw:text-style-name="P1" xml:id="id207" draw:id="id207" draw:layer="layout" svg:x1="28.572cm" svg:y1="18.79cm" svg:x2="28.572cm" svg:y2="19.355cm">
          <text:p/>
        </draw:line>
        <draw:line draw:style-name="gr185" draw:text-style-name="P1" xml:id="id209" draw:id="id209" draw:layer="layout" svg:x1="29.984cm" svg:y1="18.79cm" svg:x2="29.984cm" svg:y2="19.355cm">
          <text:p/>
        </draw:line>
        <draw:line draw:style-name="gr186" draw:text-style-name="P1" draw:layer="layout" svg:x1="31.396cm" svg:y1="18.79cm" svg:x2="31.396cm" svg:y2="19.355cm">
          <text:p/>
        </draw:line>
        <draw:frame draw:style-name="gr184" draw:text-style-name="P8" draw:layer="layout" svg:width="5.231cm" svg:height="0.725cm" svg:x="25.459cm" svg:y="16.813cm">
          <draw:text-box>
            <text:p text:style-name="P8"><text:span text:style-name="T7">gl_TessCoord remapping</text:span></text:p>
          </draw:text-box>
        </draw:frame>
        <draw:frame draw:style-name="gr7" draw:text-style-name="P8" draw:layer="layout" svg:width="1.09cm" svg:height="0.725cm" svg:x="23.811cm" svg:y="19.214cm">
          <draw:text-box>
            <text:p text:style-name="P8"><text:span text:style-name="T7">0.0</text:span></text:p>
          </draw:text-box>
        </draw:frame>
        <draw:frame draw:style-name="gr7" draw:text-style-name="P8" draw:layer="layout" svg:width="1.09cm" svg:height="0.725cm" svg:x="30.832cm" svg:y="19.214cm">
          <draw:text-box>
            <text:p text:style-name="P8"><text:span text:style-name="T7">1.0</text:span></text:p>
          </draw:text-box>
        </draw:frame>
        <draw:line draw:style-name="gr185" draw:text-style-name="P1" draw:layer="layout" svg:x1="24.337cm" svg:y1="22.603cm" svg:x2="31.396cm" svg:y2="22.603cm">
          <text:p/>
        </draw:line>
        <draw:line draw:style-name="gr186" draw:text-style-name="P1" draw:layer="layout" svg:x1="24.337cm" svg:y1="22.32cm" svg:x2="24.337cm" svg:y2="22.885cm">
          <text:p/>
        </draw:line>
        <draw:line draw:style-name="gr186" draw:text-style-name="P1" xml:id="id206" draw:id="id206" draw:layer="layout" svg:x1="27.866cm" svg:y1="22.32cm" svg:x2="27.866cm" svg:y2="22.885cm">
          <text:p/>
        </draw:line>
        <draw:line draw:style-name="gr186" draw:text-style-name="P1" draw:layer="layout" svg:x1="31.396cm" svg:y1="22.32cm" svg:x2="31.396cm" svg:y2="22.885cm">
          <text:p/>
        </draw:line>
        <draw:line draw:style-name="gr185" draw:text-style-name="P1" xml:id="id204" draw:id="id204" draw:layer="layout" svg:x1="26.072cm" svg:y1="22.32cm" svg:x2="26.072cm" svg:y2="22.885cm">
          <text:p/>
        </draw:line>
        <draw:line draw:style-name="gr185" draw:text-style-name="P1" xml:id="id203" draw:id="id203" draw:layer="layout" svg:x1="25.748cm" svg:y1="18.791cm" svg:x2="25.748cm" svg:y2="19.356cm">
          <text:p/>
        </draw:line>
        <draw:line draw:style-name="gr185" draw:text-style-name="P1" xml:id="id208" draw:id="id208" draw:layer="layout" svg:x1="28.996cm" svg:y1="22.32cm" svg:x2="28.996cm" svg:y2="22.885cm">
          <text:p/>
        </draw:line>
        <draw:line draw:style-name="gr185" draw:text-style-name="P1" xml:id="id210" draw:id="id210" draw:layer="layout" svg:x1="30.126cm" svg:y1="22.32cm" svg:x2="30.126cm" svg:y2="22.885cm">
          <text:p/>
        </draw:line>
        <draw:line draw:style-name="gr177" draw:text-style-name="P2" draw:layer="layout" svg:x1="24.337cm" svg:y1="23.309cm" svg:x2="27.866cm" svg:y2="23.309cm">
          <text:p text:style-name="P2"><text:span text:style-name="T1"/></text:p>
          <text:p text:style-name="P2"><text:span text:style-name="T1">TessOuterLo = 2</text:span></text:p>
        </draw:line>
        <draw:line draw:style-name="gr177" draw:text-style-name="P2" draw:layer="layout" svg:x1="27.866cm" svg:y1="23.309cm" svg:x2="31.396cm" svg:y2="23.309cm">
          <text:p text:style-name="P2"><text:span text:style-name="T1"/></text:p>
          <text:p text:style-name="P2"><text:span text:style-name="T1">TessOuterHi = 3</text:span></text:p>
        </draw:line>
        <draw:line draw:style-name="gr177" draw:text-style-name="P2" draw:layer="layout" svg:x1="24.337cm" svg:y1="18.366cm" svg:x2="31.396cm" svg:y2="18.366cm">
          <text:p text:style-name="P2"><text:span text:style-name="T1">gl_TessOuterLevel = 5</text:span></text:p>
          <text:p text:style-name="P2"><text:span text:style-name="T1"/></text:p>
        </draw:line>
        <draw:connector draw:style-name="gr187" draw:text-style-name="P1" draw:layer="layout" draw:type="line" svg:x1="25.748cm" svg:y1="19.356cm" svg:x2="26.072cm" svg:y2="22.32cm" draw:start-shape="id203" draw:start-glue-point="2" draw:end-shape="id204" draw:end-glue-point="0" svg:d="m25748 19356 324 2964" svg:viewBox="0 0 325 2965">
          <text:p/>
        </draw:connector>
        <draw:connector draw:style-name="gr187" draw:text-style-name="P1" draw:layer="layout" draw:type="line" svg:x1="27.16cm" svg:y1="19.355cm" svg:x2="27.866cm" svg:y2="22.32cm" draw:start-shape="id205" draw:start-glue-point="2" draw:end-shape="id206" draw:end-glue-point="0" svg:d="m27160 19355 706 2965" svg:viewBox="0 0 707 2966">
          <text:p/>
        </draw:connector>
        <draw:connector draw:style-name="gr187" draw:text-style-name="P1" draw:layer="layout" draw:type="line" svg:x1="28.572cm" svg:y1="19.355cm" svg:x2="28.996cm" svg:y2="22.32cm" draw:start-shape="id207" draw:start-glue-point="2" draw:end-shape="id208" draw:end-glue-point="0" svg:d="m28572 19355 424 2965" svg:viewBox="0 0 425 2966">
          <text:p/>
        </draw:connector>
        <draw:connector draw:style-name="gr187" draw:text-style-name="P1" draw:layer="layout" draw:type="line" svg:x1="29.984cm" svg:y1="19.355cm" svg:x2="30.126cm" svg:y2="22.32cm" draw:start-shape="id209" draw:start-glue-point="2" draw:end-shape="id210" draw:end-glue-point="0" svg:d="m29984 19355 142 2965" svg:viewBox="0 0 143 2966">
          <text:p/>
        </draw:connector>
        <draw:custom-shape draw:style-name="gr188" draw:text-style-name="P1" draw:layer="layout" svg:width="6.637cm" svg:height="0.847cm" svg:x="24.66cm" svg:y="20.344cm">
          <text:p text:style-name="P1"><text:span text:style-name="T7">OsdGetTessParameterization()</text:span></text:p>
          <draw:enhanced-geometry svg:viewBox="0 0 21600 21600" draw:type="rectangle" draw:enhanced-path="M 0 0 L 21600 0 21600 21600 0 21600 0 0 Z N"/>
        </draw:custom-shape>
        <draw:custom-shape draw:style-name="gr175" draw:text-style-name="P1" xml:id="id211" draw:id="id211" draw:layer="layout" svg:width="0.723cm" svg:height="0.723cm" svg:x="27.816cm" svg:y="9.613cm">
          <text:p text:style-name="P1">5</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2" draw:text-style-name="P1" draw:layer="layout" draw:type="line" svg:x1="28.433cm" svg:y1="9.719cm" svg:x2="28.935cm" svg:y2="8.947cm" draw:start-shape="id211" draw:start-glue-point="11" draw:end-shape="id212" draw:end-glue-point="7" svg:d="m28433 9719 502-772" svg:viewBox="0 0 503 773">
          <text:p/>
        </draw:connector>
        <draw:connector draw:style-name="gr172" draw:text-style-name="P1" draw:layer="layout" draw:type="line" svg:x1="28.433cm" svg:y1="10.23cm" svg:x2="28.787cm" svg:y2="10.973cm" draw:start-shape="id211" draw:start-glue-point="9" draw:end-shape="id213" draw:end-glue-point="5" svg:d="m28433 10230 354 743" svg:viewBox="0 0 355 744">
          <text:p/>
        </draw:connector>
      </draw:page>
      <draw:page draw:name="page18" draw:style-name="dp1" draw:master-page-name="Default">
        <draw:line draw:style-name="gr189" draw:text-style-name="P1" draw:layer="layout" svg:x1="1.282cm" svg:y1="16.673cm" svg:x2="17.238cm" svg:y2="16.673cm">
          <text:p/>
        </draw:line>
        <draw:connector draw:style-name="gr172" draw:text-style-name="P1" draw:layer="layout" draw:type="line" svg:x1="5.658cm" svg:y1="12.86cm" svg:x2="5.658cm" svg:y2="13.849cm" draw:start-shape="id214" draw:start-glue-point="2" draw:end-shape="id215" svg:d="m5658 12860v989" svg:viewBox="0 0 1 990">
          <text:p/>
        </draw:connector>
        <draw:path draw:style-name="gr190" draw:text-style-name="P1" draw:layer="layout" svg:width="4.941cm" svg:height="3.247cm" svg:x="7.353cm" svg:y="6.62cm" svg:viewBox="0 0 4942 3248" svg:d="m0 2400c423-1130 1412-1976 2118-2400 706 0 1836 141 2824 847-1224 471-1412 1271-1977 2401-988-753-2965-848-2965-848z">
          <text:p/>
        </draw:path>
        <draw:polyline draw:style-name="gr28" draw:text-style-name="P1" draw:layer="layout" svg:width="5.647cm" svg:height="5.082cm" draw:transform="rotate (1.5707963267949) translate (3.965cm 10.292cm)" svg:viewBox="0 0 5648 5083" draw:points="0,0 2542,1270 4660,3388 5648,5083">
          <text:p/>
        </draw:polyline>
        <draw:polyline draw:style-name="gr28" draw:text-style-name="P1" draw:layer="layout" svg:width="7.514cm" svg:height="1.844cm" draw:transform="skewX (-0.000174532925199477) rotate (1.10653874576441) translate (6.15143338111209cm 10.6786771840228cm)" svg:viewBox="0 0 7515 1845" draw:points="0,81 2534,0 5599,593 7515,1845">
          <text:p/>
        </draw:polyline>
        <draw:polyline draw:style-name="gr28" draw:text-style-name="P1" draw:layer="layout" svg:width="7.417cm" svg:height="2.136cm" draw:transform="skewX (-0.000349065850398817) rotate (1.20340451925009) translate (9.189cm 11.647cm)" svg:viewBox="0 0 7418 2137" draw:points="0,0 2650,0 5574,710 7418,2137">
          <text:p/>
        </draw:polyline>
        <draw:polyline draw:style-name="gr28" draw:text-style-name="P1" draw:layer="layout" svg:width="7.07cm" svg:height="1.767cm" draw:transform="skewX (-0.000174532925199443) rotate (1.10706234454) translate (10.9398046710605cm 12.1549272610639cm)" svg:viewBox="0 0 7071 1768" draw:points="0,253 2399,0 5367,568 7071,1768">
          <text:p/>
        </draw:polyline>
        <draw:polyline draw:style-name="gr28" draw:text-style-name="P1" draw:layer="layout" svg:width="7.445cm" svg:height="0.558cm" draw:transform="rotate (-0.342782665091687) translate (4.1529790699171cm 9.76525739752717cm)" svg:viewBox="0 0 7446 559" draw:points="0,559 2270,198 5355,26 7446,0">
          <text:p/>
        </draw:polyline>
        <draw:polyline draw:style-name="gr28" draw:text-style-name="P1" draw:layer="layout" svg:width="7.142cm" svg:height="0.308cm" draw:transform="skewX (0.000523598775598247) rotate (-0.342957198016887) translate (5.33895499914726cm 7.45934529978558cm)" svg:viewBox="0 0 7143 309" draw:points="0,309 2154,243 5099,0 7143,157">
          <text:p/>
        </draw:polyline>
        <draw:polyline draw:style-name="gr28" draw:text-style-name="P1" draw:layer="layout" svg:width="6.787cm" svg:height="0.326cm" draw:transform="rotate (-0.278205482767897) translate (7.41066898497294cm 5.43008656748087cm)" svg:viewBox="0 0 6788 327" draw:points="0,210 1849,0 4621,1 6788,327">
          <text:p/>
        </draw:polyline>
        <draw:polyline draw:style-name="gr28" draw:text-style-name="P1" draw:layer="layout" svg:width="6.886cm" svg:height="0.972cm" draw:transform="rotate (-0.185179433636599) translate (9.09428535873993cm 4.39691488483008cm)" svg:viewBox="0 0 6887 973" draw:points="0,251 2108,0 4874,200 6887,973">
          <text:p/>
        </draw:polyline>
        <draw:path draw:style-name="gr190" draw:text-style-name="P1" draw:layer="layout" svg:width="4.941cm" svg:height="3.247cm" svg:x="7.493cm" svg:y="17.52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7.49296070076964cm 19.9199842734725cm)" svg:viewBox="0 0 3619 4011" draw:points="0,0 1521,0 2491,525 3015,1076 3514,1940 3619,2963 3278,4011 2701,3330 1469,2911 316,3068 656,2020 446,735">
          <text:p/>
        </draw:polygon>
        <draw:polyline draw:style-name="gr28" draw:text-style-name="P1" draw:layer="layout" svg:width="3.157cm" svg:height="0.946cm" draw:transform="rotate (1.10706234454) translate (8.34090240243846cm 19.7789511906815cm)" svg:viewBox="0 0 3158 947" draw:points="0,0 1263,0 2463,505 3158,947">
          <text:p/>
        </draw:polyline>
        <draw:polyline draw:style-name="gr28" draw:text-style-name="P1" draw:layer="layout" svg:width="2.76cm" svg:height="1.427cm" draw:transform="rotate (-2.73702533297751) translate (12.1502717313385cm 18.9741439747077cm)" svg:viewBox="0 0 2761 1428" draw:points="0,1428 816,1318 2058,927 2761,0">
          <text:p/>
        </draw:polyline>
        <draw:polyline draw:style-name="gr28" draw:text-style-name="P1" draw:layer="layout" svg:width="2.831cm" svg:height="0.674cm" draw:transform="rotate (-0.164759081388265) translate (8.058cm 18.508cm)" svg:viewBox="0 0 2832 675" draw:points="0,0 860,0 1881,117 2832,675">
          <text:p/>
        </draw:polyline>
        <draw:polyline draw:style-name="gr28" draw:text-style-name="P1" draw:layer="layout" svg:width="2.681cm" svg:height="0.846cm" svg:x="8.906cm" svg:y="17.802cm" svg:viewBox="0 0 2682 847" draw:points="0,0 988,0 1976,282 2682,847">
          <text:p/>
        </draw:polyline>
        <draw:custom-shape draw:style-name="gr191"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xml:id="id218" draw:id="id218"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9.047cm" svg:y="5.7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1"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xml:id="id217" draw:id="id217"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 xml:id="id215" draw:id="id215" draw:layer="layout" svg:width="7.625cm" svg:height="0.706cm" svg:x="1.846cm" svg:y="13.849cm">
          <draw:glue-point draw:id="4" svg:x="2.407cm" svg:y="-5cm"/>
          <text:p text:style-name="P1"><text:span text:style-name="T7">OsdComputePerPatchVertexBSpline()</text:span></text:p>
          <draw:enhanced-geometry svg:viewBox="0 0 21600 21600" draw:type="rectangle" draw:enhanced-path="M 0 0 L 21600 0 21600 21600 0 21600 0 0 Z N"/>
        </draw:custom-shape>
        <draw:connector draw:style-name="gr193" draw:text-style-name="P1" draw:layer="layout" draw:type="line" svg:x1="5.658cm" svg:y1="16.955cm" svg:x2="7.958cm" svg:y2="18.408cm" draw:start-shape="id216" draw:start-glue-point="2" draw:end-shape="id217" draw:end-glue-point="5" svg:d="m5658 16955 2300 1453" svg:viewBox="0 0 2301 1454">
          <text:p/>
        </draw:connector>
        <draw:custom-shape draw:style-name="gr188" draw:text-style-name="P46" xml:id="id216" draw:id="id216" draw:layer="layout" svg:width="5.366cm" svg:height="0.706cm" svg:x="2.975cm" svg:y="16.249cm">
          <text:p text:style-name="P46"><text:span text:style-name="T7">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46" xml:id="id214" draw:id="id214" draw:layer="layout" svg:width="3.954cm" svg:height="0.706cm" svg:x="3.681cm" svg:y="12.154cm">
          <text:p text:style-name="P46"><text:span text:style-name="T7">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4" draw:text-style-name="P1" draw:layer="layout" draw:type="line" svg:x1="6.123cm" svg:y1="10.815cm" svg:x2="5.658cm" svg:y2="12.154cm" draw:start-shape="id218" draw:start-glue-point="7" draw:end-shape="id214" svg:d="m6123 10815-465 1339" svg:viewBox="0 0 466 1340">
          <text:p/>
        </draw:connector>
        <draw:frame draw:style-name="gr7" draw:layer="layout" svg:width="6.996cm" svg:height="0.962cm" svg:x="6.364cm" svg:y="3.118cm">
          <draw:text-box>
            <text:p>Regular B-spline Patch</text:p>
          </draw:text-box>
        </draw:frame>
        <draw:connector draw:style-name="gr172" draw:text-style-name="P1" draw:layer="layout" draw:type="line" svg:x1="5.658cm" svg:y1="14.555cm" svg:x2="5.658cm" svg:y2="16.249cm" draw:start-shape="id215" draw:start-glue-point="2" draw:end-shape="id216" svg:d="m5658 14555v1694" svg:viewBox="0 0 1 1695">
          <text:p/>
        </draw:connector>
        <draw:custom-shape draw:style-name="gr175" draw:text-style-name="P46" xml:id="id219" draw:id="id219" draw:layer="layout" svg:width="3.107cm" svg:height="0.706cm" svg:x="11.729cm" svg:y="12.013cm">
          <text:p text:style-name="P46"><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2" draw:text-style-name="P1" draw:layer="layout" draw:type="curve" svg:x1="13.282cm" svg:y1="12.719cm" svg:x2="7.493cm" svg:y2="13.849cm" draw:start-shape="id219" draw:start-glue-point="2" draw:end-shape="id215" draw:end-glue-point="4" svg:d="m13282 12719c0 849-5789 284-5789 1130" svg:viewBox="0 0 5790 1131">
          <text:p/>
        </draw:connector>
        <draw:custom-shape draw:style-name="gr188" draw:text-style-name="P1" xml:id="id220" draw:id="id220" draw:layer="layout" svg:width="4.942cm" svg:height="0.706cm" svg:x="3.681cm" svg:y="21.897cm">
          <draw:glue-point draw:id="4" svg:x="2.407cm" svg:y="-5cm"/>
          <text:p text:style-name="P1"><text:span text:style-name="T7">OsdEvalPatchBezier()</text:span></text:p>
          <draw:enhanced-geometry svg:viewBox="0 0 21600 21600" draw:mirror-horizontal="false" draw:mirror-vertical="false" draw:type="rectangle" draw:enhanced-path="M 0 0 L 21600 0 21600 21600 0 21600 0 0 Z N"/>
        </draw:custom-shape>
        <draw:custom-shape draw:style-name="gr195" draw:text-style-name="P1" xml:id="id221" draw:id="id221"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1" draw:layer="layout" draw:type="line" svg:x1="7.341cm" svg:y1="21.897cm" svg:x2="9.087cm" svg:y2="19.315cm" draw:start-shape="id220" draw:start-glue-point="4" draw:end-shape="id221" draw:end-glue-point="7" svg:d="m7341 21897 1746-2582" svg:viewBox="0 0 1747 2583">
          <text:p text:style-name="P1"/>
          <text:p text:style-name="P1"><text:span text:style-name="T20">evaluate <text:s text:c="19"/></text:span></text:p>
        </draw:connector>
        <draw:frame draw:style-name="gr7" draw:text-style-name="P23" draw:layer="layout" svg:width="4.744cm" svg:height="0.806cm" svg:x="11.872cm" svg:y="15.402cm">
          <draw:text-box>
            <text:p text:style-name="P23"><text:span text:style-name="T20">Tessellation control</text:span></text:p>
          </draw:text-box>
        </draw:frame>
        <draw:frame draw:style-name="gr7" draw:text-style-name="P23" draw:layer="layout" svg:width="5.523cm" svg:height="0.806cm" svg:x="11.872cm" svg:y="16.996cm">
          <draw:text-box>
            <text:p text:style-name="P23"><text:span text:style-name="T20">Tessellation evaluation</text:span></text:p>
          </draw:text-box>
        </draw:frame>
      </draw:page>
      <draw:page draw:name="page19" draw:style-name="dp1" draw:master-page-name="Default">
        <draw:line draw:style-name="gr189" draw:text-style-name="P1" draw:layer="layout" svg:x1="5.22cm" svg:y1="15.826cm" svg:x2="20.187cm" svg:y2="15.826cm">
          <text:p/>
        </draw:line>
        <draw:path draw:style-name="gr190" draw:text-style-name="P1" draw:layer="layout" svg:width="4.941cm" svg:height="3.247cm" svg:x="10.162cm" svg:y="16.814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10.1609607007696cm 19.2139842734724cm)" svg:viewBox="0 0 3619 4011" draw:points="0,0 1521,0 2491,525 3015,1076 3514,1940 3619,2963 3278,4011 2701,3330 1469,2911 316,3068 656,2020 446,735">
          <text:p/>
        </draw:polygon>
        <draw:connector draw:style-name="gr193" draw:text-style-name="P1" draw:layer="layout" draw:type="line" svg:x1="9.118cm" svg:y1="16.108cm" svg:x2="10.162cm" svg:y2="19.072cm" draw:start-shape="id222" draw:start-glue-point="2" draw:end-shape="id223" draw:end-glue-point="4" svg:d="m9118 16108 1044 2964" svg:viewBox="0 0 1045 2965">
          <text:p/>
        </draw:connector>
        <draw:custom-shape draw:style-name="gr188" draw:text-style-name="P46" xml:id="id222" draw:id="id222" draw:layer="layout" svg:width="6.636cm" svg:height="0.706cm" svg:x="5.8cm" svg:y="15.402cm">
          <text:p text:style-name="P46"><text:span text:style-name="T7">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10.727cm" svg:y1="17.803cm" svg:x2="11.715cm" svg:y2="17.944cm">
          <text:p/>
        </draw:line>
        <draw:line draw:style-name="gr28" draw:text-style-name="P1" draw:layer="layout" svg:x1="11.009cm" svg:y1="19.074cm" svg:x2="11.574cm" svg:y2="18.227cm">
          <text:p/>
        </draw:line>
        <draw:line draw:style-name="gr28" draw:text-style-name="P1" draw:layer="layout" svg:x1="12.28cm" svg:y1="19.356cm" svg:x2="12.563cm" svg:y2="18.509cm">
          <text:p/>
        </draw:line>
        <draw:line draw:style-name="gr28" draw:text-style-name="P1" draw:layer="layout" svg:x1="13.41cm" svg:y1="18.933cm" svg:x2="12.704cm" svg:y2="18.227cm">
          <text:p/>
        </draw:line>
        <draw:line draw:style-name="gr28" draw:text-style-name="P1" draw:layer="layout" svg:x1="14.257cm" svg:y1="17.944cm" svg:x2="13.41cm" svg:y2="17.662cm">
          <text:p/>
        </draw:line>
        <draw:line draw:style-name="gr28" draw:text-style-name="P1" draw:layer="layout" svg:x1="14.257cm" svg:y1="16.956cm" svg:x2="13.551cm" svg:y2="17.379cm">
          <text:p/>
        </draw:line>
        <draw:line draw:style-name="gr28" draw:text-style-name="P1" draw:layer="layout" svg:x1="11.574cm" svg:y1="17.097cm" svg:x2="12.421cm" svg:y2="17.238cm">
          <text:p/>
        </draw:line>
        <draw:line draw:style-name="gr28" draw:text-style-name="P1" draw:layer="layout" svg:x1="13.269cm" svg:y1="16.673cm" svg:x2="12.704cm" svg:y2="17.238cm">
          <text:p/>
        </draw:line>
        <draw:g>
          <draw:custom-shape draw:style-name="gr197" draw:text-style-name="P1" xml:id="id223" draw:id="id223"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0" draw:text-style-name="P1" draw:layer="layout" svg:width="4.941cm" svg:height="3.247cm" svg:x="10.304cm" svg:y="7.496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10.3029607007696cm 9.89598427347245cm)" svg:viewBox="0 0 3619 4011" draw:points="0,0 1521,0 2491,525 3015,1076 3514,1940 3619,2963 3278,4011 2701,3330 1469,2911 316,3068 656,2020 446,735">
          <text:p/>
        </draw:polygon>
        <draw:line draw:style-name="gr28" draw:text-style-name="P1" draw:layer="layout" svg:x1="10.869cm" svg:y1="8.485cm" svg:x2="11.857cm" svg:y2="8.626cm">
          <text:p/>
        </draw:line>
        <draw:line draw:style-name="gr28" draw:text-style-name="P1" draw:layer="layout" svg:x1="11.151cm" svg:y1="9.756cm" svg:x2="11.716cm" svg:y2="8.909cm">
          <text:p/>
        </draw:line>
        <draw:line draw:style-name="gr28" draw:text-style-name="P1" draw:layer="layout" svg:x1="12.422cm" svg:y1="10.038cm" svg:x2="12.705cm" svg:y2="9.191cm">
          <text:p/>
        </draw:line>
        <draw:line draw:style-name="gr28" draw:text-style-name="P1" draw:layer="layout" svg:x1="13.552cm" svg:y1="9.615cm" svg:x2="12.846cm" svg:y2="8.909cm">
          <text:p/>
        </draw:line>
        <draw:line draw:style-name="gr28" draw:text-style-name="P1" draw:layer="layout" svg:x1="14.399cm" svg:y1="8.626cm" svg:x2="13.552cm" svg:y2="8.344cm">
          <text:p/>
        </draw:line>
        <draw:line draw:style-name="gr28" draw:text-style-name="P1" draw:layer="layout" svg:x1="14.399cm" svg:y1="7.638cm" svg:x2="13.693cm" svg:y2="8.061cm">
          <text:p/>
        </draw:line>
        <draw:line draw:style-name="gr28" draw:text-style-name="P1" draw:layer="layout" svg:x1="11.716cm" svg:y1="7.779cm" svg:x2="12.563cm" svg:y2="7.92cm">
          <text:p/>
        </draw:line>
        <draw:line draw:style-name="gr28" draw:text-style-name="P1" draw:layer="layout" svg:x1="13.411cm" svg:y1="7.355cm" svg:x2="12.846cm" svg:y2="7.92cm">
          <text:p/>
        </draw:line>
        <draw:custom-shape draw:style-name="gr197" draw:text-style-name="P1" xml:id="id226" draw:id="id226"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422cm" svg:y="7.7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7"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3.552cm" svg:y="7.9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7"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6.141cm" svg:height="0.962cm" svg:x="8.468cm" svg:y="5.377cm">
          <draw:text-box>
            <text:p>GregoryBasis Patch</text:p>
          </draw:text-box>
        </draw:frame>
        <draw:connector draw:style-name="gr172" draw:text-style-name="P1" draw:layer="layout" draw:type="line" svg:x1="9.119cm" svg:y1="11.872cm" svg:x2="9.118cm" svg:y2="13.143cm" draw:start-shape="id224" draw:start-glue-point="2" draw:end-shape="id225" svg:d="m9119 11872-1 1271" svg:viewBox="0 0 2 1272">
          <text:p/>
        </draw:connector>
        <draw:custom-shape draw:style-name="gr188" draw:text-style-name="P1" xml:id="id225" draw:id="id225" draw:layer="layout" svg:width="8.895cm" svg:height="0.706cm" svg:x="4.671cm" svg:y="13.143cm">
          <draw:glue-point draw:id="4" svg:x="2.46cm" svg:y="-5cm"/>
          <text:p text:style-name="P1"><text:span text:style-name="T7">OsdComputePerPatchVertexGregoryBasis()</text:span></text:p>
          <draw:enhanced-geometry svg:viewBox="0 0 21600 21600" draw:type="rectangle" draw:enhanced-path="M 0 0 L 21600 0 21600 21600 0 21600 0 0 Z N"/>
        </draw:custom-shape>
        <draw:connector draw:style-name="gr172" draw:text-style-name="P1" draw:layer="layout" draw:type="line" svg:x1="9.118cm" svg:y1="13.849cm" svg:x2="9.118cm" svg:y2="15.402cm" draw:start-shape="id225" draw:start-glue-point="2" draw:end-shape="id222" svg:d="m9118 13849v1553" svg:viewBox="0 0 1 1554">
          <text:p/>
        </draw:connector>
        <draw:custom-shape draw:style-name="gr175" draw:text-style-name="P46" xml:id="id224" draw:id="id224" draw:layer="layout" svg:width="2.966cm" svg:height="0.706cm" svg:x="7.636cm" svg:y="11.166cm">
          <text:p text:style-name="P46"><text:span text:style-name="T7">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10.304cm" svg:y1="10.037cm" svg:x2="9.119cm" svg:y2="11.166cm" draw:start-shape="id226" draw:start-glue-point="8" draw:end-shape="id224" draw:end-glue-point="0" svg:d="m10304 10037-1185 1129" svg:viewBox="0 0 1186 1130">
          <text:p/>
        </draw:connector>
        <draw:custom-shape draw:style-name="gr175" draw:text-style-name="P46" xml:id="id227" draw:id="id227" draw:layer="layout" svg:width="3.107cm" svg:height="0.706cm" svg:x="13.833cm" svg:y="11.167cm">
          <draw:glue-point draw:id="4" svg:x="5.004cm" svg:y="5.028cm"/>
          <text:p text:style-name="P46"><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2" draw:text-style-name="P1" draw:layer="layout" draw:type="curve" svg:x1="15.386cm" svg:y1="11.873cm" svg:x2="11.306cm" svg:y2="13.143cm" draw:start-shape="id227" draw:start-glue-point="2" draw:end-shape="id225" draw:end-glue-point="4" svg:d="m15386 11873c0 954-4080 319-4080 1270" svg:viewBox="0 0 4081 1271">
          <text:p/>
        </draw:connector>
        <draw:custom-shape draw:style-name="gr188" draw:text-style-name="P1" xml:id="id228" draw:id="id228" draw:layer="layout" svg:width="4.942cm" svg:height="0.706cm" svg:x="6.915cm" svg:y="21.615cm">
          <draw:glue-point draw:id="4" svg:x="2.407cm" svg:y="-5cm"/>
          <text:p text:style-name="P1"><text:span text:style-name="T7">OsdEvalPatchGregory()</text:span></text:p>
          <draw:enhanced-geometry svg:viewBox="0 0 21600 21600" draw:mirror-horizontal="false" draw:mirror-vertical="false" draw:type="rectangle" draw:enhanced-path="M 0 0 L 21600 0 21600 21600 0 21600 0 0 Z N"/>
        </draw:custom-shape>
        <draw:custom-shape draw:style-name="gr198" draw:text-style-name="P1" xml:id="id229" draw:id="id229"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6" draw:text-style-name="P1" draw:layer="layout" draw:type="line" svg:x1="10.575cm" svg:y1="21.615cm" svg:x2="11.756cm" svg:y2="18.751cm" draw:start-shape="id228" draw:start-glue-point="4" draw:end-shape="id229" draw:end-glue-point="7" svg:d="m10575 21615 1181-2864" svg:viewBox="0 0 1182 2865">
          <text:p text:style-name="P1"/>
          <text:p text:style-name="P1"><text:span text:style-name="T20">evaluate <text:s text:c="17"/></text:span></text:p>
        </draw:connector>
        <draw:frame draw:style-name="gr7" draw:text-style-name="P23" draw:layer="layout" svg:width="4.744cm" svg:height="0.806cm" svg:x="14.821cm" svg:y="14.555cm">
          <draw:text-box>
            <text:p text:style-name="P23"><text:span text:style-name="T20">Tessellation control</text:span></text:p>
          </draw:text-box>
        </draw:frame>
        <draw:frame draw:style-name="gr7" draw:text-style-name="P23" draw:layer="layout" svg:width="5.523cm" svg:height="0.806cm" svg:x="14.821cm" svg:y="16.149cm">
          <draw:text-box>
            <text:p text:style-name="P23"><text:span text:style-name="T20">Tessellation evaluation</text:span></text:p>
          </draw:text-box>
        </draw:frame>
      </draw:page>
      <draw:page draw:name="page20" draw:style-name="dp1" draw:master-page-name="Default">
        <draw:line draw:style-name="gr189" draw:text-style-name="P1" draw:layer="layout" svg:x1="1.422cm" svg:y1="23.451cm" svg:x2="19.637cm" svg:y2="23.451cm">
          <text:p/>
        </draw:line>
        <draw:path draw:style-name="gr190" draw:text-style-name="P1" draw:layer="layout" svg:width="4.941cm" svg:height="3.247cm" svg:x="6.93cm" svg:y="25.003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6.92896070076964cm 27.4029842734724cm)" svg:viewBox="0 0 3619 4011" draw:points="0,0 1521,0 2491,525 3015,1076 3514,1940 3619,2963 3278,4011 2701,3330 1469,2911 316,3068 656,2020 446,735">
          <text:p/>
        </draw:polygon>
        <draw:connector draw:style-name="gr193" draw:text-style-name="P1" draw:layer="layout" draw:type="line" svg:x1="5.729cm" svg:y1="23.874cm" svg:x2="6.829cm" svg:y2="27.503cm" draw:start-shape="id230" draw:start-glue-point="2" draw:end-shape="id231" draw:end-glue-point="7" svg:d="m5729 23874 1100 3629" svg:viewBox="0 0 1101 3630">
          <text:p/>
        </draw:connector>
        <draw:custom-shape draw:style-name="gr188" draw:text-style-name="P46" xml:id="id230" draw:id="id230" draw:layer="layout" svg:width="6.636cm" svg:height="0.706cm" svg:x="2.411cm" svg:y="23.168cm">
          <text:p text:style-name="P46"><text:span text:style-name="T7">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7.495cm" svg:y1="25.992cm" svg:x2="8.483cm" svg:y2="26.133cm">
          <text:p/>
        </draw:line>
        <draw:line draw:style-name="gr28" draw:text-style-name="P1" draw:layer="layout" svg:x1="7.777cm" svg:y1="27.263cm" svg:x2="8.342cm" svg:y2="26.416cm">
          <text:p/>
        </draw:line>
        <draw:line draw:style-name="gr28" draw:text-style-name="P1" draw:layer="layout" svg:x1="9.048cm" svg:y1="27.545cm" svg:x2="9.331cm" svg:y2="26.698cm">
          <text:p/>
        </draw:line>
        <draw:line draw:style-name="gr28" draw:text-style-name="P1" draw:layer="layout" svg:x1="10.178cm" svg:y1="27.122cm" svg:x2="9.472cm" svg:y2="26.416cm">
          <text:p/>
        </draw:line>
        <draw:line draw:style-name="gr28" draw:text-style-name="P1" draw:layer="layout" svg:x1="11.025cm" svg:y1="26.133cm" svg:x2="10.178cm" svg:y2="25.851cm">
          <text:p/>
        </draw:line>
        <draw:line draw:style-name="gr28" draw:text-style-name="P1" draw:layer="layout" svg:x1="11.025cm" svg:y1="25.145cm" svg:x2="10.319cm" svg:y2="25.568cm">
          <text:p/>
        </draw:line>
        <draw:line draw:style-name="gr28" draw:text-style-name="P1" draw:layer="layout" svg:x1="8.342cm" svg:y1="25.286cm" svg:x2="9.189cm" svg:y2="25.427cm">
          <text:p/>
        </draw:line>
        <draw:line draw:style-name="gr28" draw:text-style-name="P1" draw:layer="layout" svg:x1="10.037cm" svg:y1="24.862cm" svg:x2="9.472cm" svg:y2="25.427cm">
          <text:p/>
        </draw:line>
        <draw:g>
          <draw:custom-shape draw:style-name="gr197" draw:text-style-name="P1" xml:id="id231" draw:id="id231"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7"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12.194cm" svg:height="0.962cm" svg:x="3.824cm" svg:y="4.671cm">
          <draw:text-box>
            <text:p>Legacy Gregory / BoundaryGregoryPatch</text:p>
          </draw:text-box>
        </draw:frame>
        <draw:path draw:style-name="gr190" draw:text-style-name="P1" draw:layer="layout" svg:width="4.941cm" svg:height="3.247cm" svg:x="9.189cm" svg:y="6.902cm" svg:viewBox="0 0 4942 3248" svg:d="m0 2400c423-1130 1412-1976 2118-2400 706 0 1836 141 2824 847-1224 471-1412 1271-1977 2401-988-753-2965-848-2965-848z">
          <text:p/>
        </draw:path>
        <draw:custom-shape draw:style-name="gr175" draw:text-style-name="P46" xml:id="id233" draw:id="id233" draw:layer="layout" svg:width="5.507cm" svg:height="1.129cm" svg:x="2.976cm" svg:y="7.495cm">
          <text:p text:style-name="P46"><text:span text:style-name="T7">Refined positions</text:span></text:p>
          <text:p text:style-name="P46"><text:span text:style-name="T7">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8.948cm" svg:y1="8.738cm" svg:x2="8.483cm" svg:y2="8.059cm" draw:start-shape="id232" draw:start-glue-point="6" draw:end-shape="id233" draw:end-glue-point="1" svg:d="m8948 8738-465-679" svg:viewBox="0 0 466 680">
          <text:p/>
        </draw:connector>
        <draw:polygon draw:style-name="gr28" draw:text-style-name="P1" draw:layer="layout" svg:width="4.197cm" svg:height="2.773cm" draw:transform="rotate (-2.23192704745035) translate (13.8151570808861cm 7.12735945447337cm)" svg:viewBox="0 0 4198 2774" draw:points="979,2774 4198,2774 2935,0 0,136">
          <text:p/>
        </draw:polygon>
        <draw:g>
          <draw:custom-shape draw:style-name="gr191" draw:text-style-name="P1" xml:id="id232" draw:id="id232"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1" draw:layer="layout" svg:width="0.283cm" svg:height="0.283cm" svg:x="10.883cm" svg:y="6.0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1"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5" draw:text-style-name="P46" xml:id="id234" draw:id="id234" draw:layer="layout" svg:width="5.789cm" svg:height="2.258cm" svg:x="14.413cm" svg:y="10.601cm">
          <text:p text:style-name="P46"><text:span text:style-name="T7">Refined positions fetched by</text:span></text:p>
          <text:p text:style-name="P46"><text:span text:style-name="T7">VertexValenceBuffer</text:span></text:p>
          <text:p text:style-name="P46"><text:span text:style-name="T7">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14.413cm" svg:y1="11.73cm" svg:x2="13.143cm" svg:y2="11.846cm" draw:start-shape="id234" draw:start-glue-point="3" draw:end-shape="id235" draw:end-glue-point="10" svg:d="m14413 11730-1270 116" svg:viewBox="0 0 1271 117">
          <text:p/>
        </draw:connector>
        <draw:line draw:style-name="gr120" draw:text-style-name="P1" draw:layer="layout" svg:x1="12.013cm" svg:y1="9.445cm" svg:x2="14.131cm" svg:y2="10.292cm">
          <text:p/>
        </draw:line>
        <draw:line draw:style-name="gr120" draw:text-style-name="P1" draw:layer="layout" svg:x1="12.013cm" svg:y1="9.445cm" svg:x2="13.001cm" svg:y2="11.846cm">
          <text:p/>
        </draw:line>
        <draw:line draw:style-name="gr120" draw:text-style-name="P1" draw:layer="layout" svg:x1="12.013cm" svg:y1="9.445cm" svg:x2="11.307cm" svg:y2="12.128cm">
          <text:p/>
        </draw:line>
        <draw:line draw:style-name="gr120" draw:text-style-name="P1" draw:layer="layout" svg:x1="12.013cm" svg:y1="9.445cm" svg:x2="9.754cm" svg:y2="11.422cm">
          <text:p/>
        </draw:line>
        <draw:line draw:style-name="gr120" draw:text-style-name="P1" draw:layer="layout" svg:x1="12.013cm" svg:y1="9.445cm" svg:x2="15.684cm" svg:y2="7.892cm">
          <text:p/>
        </draw:line>
        <draw:line draw:style-name="gr120" draw:text-style-name="P1" draw:layer="layout" svg:x1="12.013cm" svg:y1="9.445cm" svg:x2="9.33cm" svg:y2="10.575cm">
          <text:p/>
        </draw:line>
        <draw:custom-shape draw:style-name="gr188" draw:text-style-name="P1" xml:id="id238" draw:id="id238" draw:layer="layout" svg:width="8.895cm" svg:height="0.706cm" svg:x="1.282cm" svg:y="20.908cm">
          <draw:glue-point draw:id="4" svg:x="-2.776cm" svg:y="-5cm"/>
          <draw:glue-point draw:id="5" svg:x="1.509cm" svg:y="-5cm"/>
          <draw:glue-point draw:id="6" svg:x="3.255cm" svg:y="-5cm"/>
          <text:p text:style-name="P1"><text:span text:style-name="T7">OsdComputePerPatchVertexGregory()</text:span></text:p>
          <draw:enhanced-geometry svg:viewBox="0 0 21600 21600" draw:type="rectangle" draw:enhanced-path="M 0 0 L 21600 0 21600 21600 0 21600 0 0 Z N"/>
        </draw:custom-shape>
        <draw:custom-shape draw:style-name="gr199" draw:text-style-name="P1" draw:layer="layout" svg:width="0.283cm" svg:height="0.283cm" svg:x="9.189cm" svg:y="10.4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9"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1" xml:id="id235" draw:id="id235"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46" xml:id="id237" draw:id="id237" draw:layer="layout" svg:width="3.671cm" svg:height="1.13cm" svg:x="1.423cm" svg:y="18.508cm">
          <text:p text:style-name="P46"><text:span text:style-name="T7">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46" xml:id="id239" draw:id="id239" draw:layer="layout" svg:width="2.966cm" svg:height="0.821cm" svg:x="7.071cm" svg:y="18.51cm">
          <text:p text:style-name="P46"><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2" draw:text-style-name="P1" draw:layer="layout" draw:type="curve" svg:x1="5.729cm" svg:y1="8.624cm" svg:x2="5.745cm" svg:y2="15.119cm" draw:start-shape="id233" draw:start-glue-point="2" draw:end-shape="id236" svg:d="m5729 8624c0 4872 16 1625 16 6495" svg:viewBox="0 0 17 6496">
          <text:p/>
        </draw:connector>
        <draw:connector draw:style-name="gr172" draw:text-style-name="P1" draw:layer="layout" draw:type="curve" svg:x1="3.258cm" svg:y1="19.638cm" svg:x2="3.26cm" svg:y2="20.908cm" draw:start-shape="id237" draw:start-glue-point="2" draw:end-shape="id238" draw:end-glue-point="4" svg:d="m3258 19638c0 954 2 319 2 1270" svg:viewBox="0 0 3 1271">
          <text:p/>
        </draw:connector>
        <draw:connector draw:style-name="gr172" draw:text-style-name="P1" draw:layer="layout" draw:type="curve" svg:x1="8.554cm" svg:y1="19.331cm" svg:x2="7.071cm" svg:y2="20.908cm" draw:start-shape="id239" draw:start-glue-point="2" draw:end-shape="id238" draw:end-glue-point="5" svg:d="m8554 19331c0 1183-1483 395-1483 1577" svg:viewBox="0 0 1484 1578">
          <text:p/>
        </draw:connector>
        <draw:connector draw:style-name="gr172" draw:text-style-name="P1" draw:layer="layout" draw:type="curve" svg:x1="17.307cm" svg:y1="12.859cm" svg:x2="6.746cm" svg:y2="15.119cm" draw:start-shape="id234" draw:start-glue-point="2" draw:end-shape="id236" draw:end-glue-point="5" svg:d="m17307 12859c0 1696-10561 567-10561 2260" svg:viewBox="0 0 10562 2261">
          <text:p/>
        </draw:connector>
        <draw:connector draw:style-name="gr172" draw:text-style-name="P1" draw:layer="layout" draw:type="curve" svg:x1="5.729cm" svg:y1="21.614cm" svg:x2="5.729cm" svg:y2="23.168cm" draw:start-shape="id238" draw:start-glue-point="2" draw:end-shape="id230" svg:d="m5729 21614v1554" svg:viewBox="0 0 1 1555">
          <text:p/>
        </draw:connector>
        <draw:connector draw:style-name="gr196" draw:text-style-name="P1" draw:layer="layout" draw:type="line" svg:x1="7.201cm" svg:y1="29.522cm" svg:x2="8.624cm" svg:y2="26.94cm" draw:start-shape="id240" draw:start-glue-point="4" svg:d="m7201 29522 1423-2582" svg:viewBox="0 0 1424 2583">
          <text:p text:style-name="P1"/>
          <text:p text:style-name="P1">evaluate <text:s text:c="17"/></text:p>
        </draw:connector>
        <draw:custom-shape draw:style-name="gr198"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1" xml:id="id240" draw:id="id240" draw:layer="layout" svg:width="4.942cm" svg:height="0.706cm" svg:x="3.541cm" svg:y="29.522cm">
          <draw:glue-point draw:id="4" svg:x="2.407cm" svg:y="-5cm"/>
          <text:p text:style-name="P1"><text:span text:style-name="T7">OsdEvalPatchGregory()</text:span></text:p>
          <draw:enhanced-geometry svg:viewBox="0 0 21600 21600" draw:mirror-horizontal="false" draw:mirror-vertical="false" draw:type="rectangle" draw:enhanced-path="M 0 0 L 21600 0 21600 21600 0 21600 0 0 Z N"/>
        </draw:custom-shape>
        <draw:frame draw:style-name="gr7" draw:text-style-name="P23" draw:layer="layout" svg:width="6.484cm" svg:height="0.806cm" svg:x="12.024cm" svg:y="18.55cm">
          <draw:text-box>
            <text:p text:style-name="P23"><text:span text:style-name="T20">Tessellation control Shader</text:span></text:p>
          </draw:text-box>
        </draw:frame>
        <draw:frame draw:style-name="gr7" draw:text-style-name="P23" draw:layer="layout" svg:width="7.263cm" svg:height="0.806cm" svg:x="12.093cm" svg:y="23.874cm">
          <draw:text-box>
            <text:p text:style-name="P23"><text:span text:style-name="T20">Tessellation evaluation Shader</text:span></text:p>
          </draw:text-box>
        </draw:frame>
        <draw:custom-shape draw:style-name="gr188" draw:text-style-name="P1" xml:id="id236" draw:id="id236" draw:layer="layout" svg:width="6.636cm" svg:height="0.706cm" svg:x="2.427cm" svg:y="15.119cm">
          <draw:glue-point draw:id="4" svg:x="-2.776cm" svg:y="-5cm"/>
          <draw:glue-point draw:id="5" svg:x="1.509cm" svg:y="-5cm"/>
          <draw:glue-point draw:id="6" svg:x="3.255cm" svg:y="-5cm"/>
          <text:p text:style-name="P1"><text:span text:style-name="T7">OsdComputePerVertexGregory()</text:span></text:p>
          <draw:enhanced-geometry svg:viewBox="0 0 21600 21600" draw:type="rectangle" draw:enhanced-path="M 0 0 L 21600 0 21600 21600 0 21600 0 0 Z N"/>
        </draw:custom-shape>
        <draw:connector draw:style-name="gr172" draw:text-style-name="P1" draw:layer="layout" draw:type="curve" svg:x1="5.745cm" svg:y1="15.825cm" svg:x2="5.728cm" svg:y2="16.954cm" draw:start-shape="id236" draw:start-glue-point="2" draw:end-shape="id241" draw:end-glue-point="0" svg:d="m5745 15825c0 847-17 283-17 1129" svg:viewBox="0 0 18 1130">
          <text:p/>
        </draw:connector>
        <draw:line draw:style-name="gr189" draw:text-style-name="P1" draw:layer="layout" svg:x1="1.563cm" svg:y1="17.378cm" svg:x2="19.778cm" svg:y2="17.378cm">
          <text:p/>
        </draw:line>
        <draw:custom-shape draw:style-name="gr188" draw:text-style-name="P46" xml:id="id241" draw:id="id241" draw:layer="layout" svg:width="4.659cm" svg:height="0.706cm" svg:x="3.399cm" svg:y="16.954cm">
          <text:p text:style-name="P46"><text:span text:style-name="T7">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2" draw:text-style-name="P1" draw:layer="layout" draw:type="curve" svg:x1="5.728cm" svg:y1="17.66cm" svg:x2="5.729cm" svg:y2="20.908cm" draw:start-shape="id241" draw:start-glue-point="2" draw:end-shape="id238" draw:end-glue-point="0" svg:d="m5728 17660c0 2437 1 814 1 3248" svg:viewBox="0 0 2 3249">
          <text:p/>
        </draw:connector>
        <draw:frame draw:style-name="gr7" draw:text-style-name="P23" draw:layer="layout" svg:width="3.652cm" svg:height="0.806cm" svg:x="12.296cm" svg:y="14.837cm">
          <draw:text-box>
            <text:p text:style-name="P23"><text:span text:style-name="T20">Vertex Shad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5-06-17T17:17:26</dc:date>
    <meta:editing-duration>P2DT3H53M3S</meta:editing-duration>
    <meta:editing-cycles>205</meta:editing-cycles>
    <meta:generator>LibreOffice/4.0.4.2$Linux_X86_64 LibreOffice_project/400m0$Build-2</meta:generator>
    <dc:creator>Takahito Tejima</dc:creator>
    <meta:printed-by>Manuel Kraemer</meta:printed-by>
    <meta:print-date>2014-07-15T16:20:15</meta:print-date>
    <meta:document-statistic meta:object-count="2138"/>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